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ela3" style:family="table" style:master-page-name="MP0">
      <style:table-properties style:width="16.198cm" fo:margin-left="-0.252cm" style:page-number="auto" table:align="left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4.946cm"/>
    </style:style>
    <style:style style:name="Tabela3.1" style:family="table-row">
      <style:table-row-properties style:min-row-height="0.621cm" style:use-optimal-row-height="false"/>
    </style:style>
    <style:style style:name="Tabela3.A1" style:family="table-cell">
      <style:table-cell-properties style:vertical-align="bottom" fo:padding-left="0.191cm" fo:padding-right="0.191cm" fo:padding-top="0cm" fo:padding-bottom="0cm" fo:border-left="0.75pt solid #c0c0c0" fo:border-right="none" fo:border-top="0.75pt solid #c0c0c0" fo:border-bottom="none" style:writing-mode="lr-tb"/>
    </style:style>
    <style:style style:name="Tabela3.B1" style:family="table-cell">
      <style:table-cell-properties style:vertical-align="bottom" fo:padding-left="0.191cm" fo:padding-right="0.191cm" fo:padding-top="0cm" fo:padding-bottom="0cm" fo:border-left="none" fo:border-right="0.75pt solid #c0c0c0" fo:border-top="0.75pt solid #c0c0c0" fo:border-bottom="none" style:writing-mode="lr-tb"/>
    </style:style>
    <style:style style:name="Tabela3.2" style:family="table-row">
      <style:table-row-properties style:min-row-height="0.739cm" style:use-optimal-row-height="false"/>
    </style:style>
    <style:style style:name="Tabela3.A2" style:family="table-cell">
      <style:table-cell-properties fo:padding-left="0.191cm" fo:padding-right="0.191cm" fo:padding-top="0cm" fo:padding-bottom="0cm" fo:border-left="0.75pt solid #c0c0c0" fo:border-right="none" fo:border-top="none" fo:border-bottom="0.75pt solid #c0c0c0" style:writing-mode="lr-tb"/>
    </style:style>
    <style:style style:name="Tabela3.B2" style:family="table-cell">
      <style:table-cell-properties fo:padding-left="0.191cm" fo:padding-right="0.191cm" fo:padding-top="0cm" fo:padding-bottom="0cm" fo:border-left="none" fo:border-right="0.75pt solid #c0c0c0" fo:border-top="none" fo:border-bottom="0.75pt solid #c0c0c0" style:writing-mode="lr-tb"/>
    </style:style>
    <style:style style:name="Tabela4" style:family="table">
      <style:table-properties style:width="16.732cm" fo:margin-left="-0.191cm" table:align="left"/>
    </style:style>
    <style:style style:name="Tabela4.A" style:family="table-column">
      <style:table-column-properties style:column-width="5.577cm"/>
    </style:style>
    <style:style style:name="Tabela4.A1" style:family="table-cell">
      <style:table-cell-properties fo:padding-left="0.191cm" fo:padding-right="0.191cm" fo:padding-top="0cm" fo:padding-bottom="0cm" fo:border="none" style:writing-mode="lr-tb"/>
    </style:style>
    <style:style style:name="Tabela5" style:family="table">
      <style:table-properties style:width="15.515cm" fo:margin-left="-0.252cm" table:align="left"/>
    </style:style>
    <style:style style:name="Tabela5.A" style:family="table-column">
      <style:table-column-properties style:column-width="2.672cm"/>
    </style:style>
    <style:style style:name="Tabela5.B" style:family="table-column">
      <style:table-column-properties style:column-width="2.201cm"/>
    </style:style>
    <style:style style:name="Tabela5.C" style:family="table-column">
      <style:table-column-properties style:column-width="4.023cm"/>
    </style:style>
    <style:style style:name="Tabela5.D" style:family="table-column">
      <style:table-column-properties style:column-width="6.618cm"/>
    </style:style>
    <style:style style:name="Tabela5.A1" style:family="table-cell">
      <style:table-cell-properties fo:background-color="#ccecf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5.B1" style:family="table-cell">
      <style:table-cell-properties fo:background-color="#ccecff" fo:padding-left="0.191cm" fo:padding-right="0.191cm" fo:padding-top="0cm" fo:padding-bottom="0cm" fo:border-left="none" fo:border-right="none" fo:border-top="0.75pt solid #000000" fo:border-bottom="0.75pt solid #000000" style:writing-mode="lr-tb">
        <style:background-image/>
      </style:table-cell-properties>
    </style:style>
    <style:style style:name="Tabela5.C1" style:family="table-cell">
      <style:table-cell-properties style:vertical-align="middle" fo:background-color="#ccecff" fo:padding-left="0.191cm" fo:padding-right="0.191cm" fo:padding-top="0cm" fo:padding-bottom="0cm" fo:border-left="none" fo:border-right="none" fo:border-top="0.75pt solid #000000" fo:border-bottom="0.75pt solid #000000" style:writing-mode="lr-tb">
        <style:background-image/>
      </style:table-cell-properties>
    </style:style>
    <style:style style:name="Tabela5.D1" style:family="table-cell">
      <style:table-cell-properties style:vertical-align="middle" fo:background-color="#ccecff" fo:padding-left="0.191cm" fo:padding-right="0.191cm" fo:padding-top="0cm" fo:padding-bottom="0cm" fo:border-left="none" fo:border-right="0.75pt solid #000000" fo:border-top="0.75pt solid #000000" fo:border-bottom="0.75pt solid #000000" style:writing-mode="lr-tb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B2" style:family="table-cell">
      <style:table-cell-properties fo:padding-left="0.191cm" fo:padding-right="0.191cm" fo:padding-top="0cm" fo:padding-bottom="0cm" fo:border-left="none" fo:border-right="none" fo:border-top="0.75pt solid #000000" fo:border-bottom="0.75pt solid #000000" style:writing-mode="lr-tb"/>
    </style:style>
    <style:style style:name="Tabela5.C2" style:family="table-cell">
      <style:table-cell-properties fo:padding-left="0.191cm" fo:padding-right="0.191cm" fo:padding-top="0cm" fo:padding-bottom="0cm" fo:border-left="none" fo:border-right="none" fo:border-top="0.75pt solid #000000" fo:border-bottom="0.75pt solid #000000" style:writing-mode="lr-tb"/>
    </style:style>
    <style:style style:name="Tabela5.D2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5.A3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5.B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ela5.C3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ela5.D3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6" style:family="table">
      <style:table-properties style:width="15.214cm" fo:margin-left="-0.026cm" table:align="left"/>
    </style:style>
    <style:style style:name="Tabela6.A" style:family="table-column">
      <style:table-column-properties style:column-width="15.214cm"/>
    </style:style>
    <style:style style:name="Tabela6.1" style:family="table-row">
      <style:table-row-properties style:min-row-height="0.113cm" style:use-optimal-row-height="false"/>
    </style:style>
    <style:style style:name="Tabela6.A1" style:family="table-cell">
      <style:table-cell-properties fo:background-color="#00cc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7" style:family="table">
      <style:table-properties style:width="15.192cm" fo:margin-left="-0.018cm" table:align="left"/>
    </style:style>
    <style:style style:name="Tabela7.A" style:family="table-column">
      <style:table-column-properties style:column-width="15.192cm"/>
    </style:style>
    <style:style style:name="Tabela7.1" style:family="table-row">
      <style:table-row-properties style:row-height="0.6cm" style:use-optimal-row-height="false"/>
    </style:style>
    <style:style style:name="Tabela7.A1" style:family="table-cell">
      <style:table-cell-properties style:vertical-align="middle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ela8" style:family="table">
      <style:table-properties style:width="15.192cm" fo:margin-left="-0.018cm" table:align="left"/>
    </style:style>
    <style:style style:name="Tabela8.A" style:family="table-column">
      <style:table-column-properties style:column-width="15.192cm"/>
    </style:style>
    <style:style style:name="Tabela8.1" style:family="table-row">
      <style:table-row-properties style:row-height="0.6cm" style:use-optimal-row-height="false"/>
    </style:style>
    <style:style style:name="Tabela8.A1" style:family="table-cell">
      <style:table-cell-properties style:vertical-align="middle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ela9" style:family="table">
      <style:table-properties style:width="15.192cm" fo:margin-left="-0.018cm" table:align="left"/>
    </style:style>
    <style:style style:name="Tabela9.A" style:family="table-column">
      <style:table-column-properties style:column-width="15.192cm"/>
    </style:style>
    <style:style style:name="Tabela9.1" style:family="table-row">
      <style:table-row-properties style:row-height="0.688cm" style:use-optimal-row-height="false"/>
    </style:style>
    <style:style style:name="Tabela9.A1" style:family="table-cell">
      <style:table-cell-properties style:vertical-align="middle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ela10" style:family="table">
      <style:table-properties style:width="15.214cm" fo:margin-left="-0.026cm" table:align="left"/>
    </style:style>
    <style:style style:name="Tabela10.A" style:family="table-column">
      <style:table-column-properties style:column-width="15.214cm"/>
    </style:style>
    <style:style style:name="Tabela10.1" style:family="table-row">
      <style:table-row-properties style:min-row-height="0.587cm" style:use-optimal-row-height="false"/>
    </style:style>
    <style:style style:name="Tabela10.A1" style:family="table-cell">
      <style:table-cell-properties fo:background-color="#00cc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1" style:family="table">
      <style:table-properties style:width="15.192cm" fo:margin-left="-0.018cm" table:align="left"/>
    </style:style>
    <style:style style:name="Tabela11.A" style:family="table-column">
      <style:table-column-properties style:column-width="15.192cm"/>
    </style:style>
    <style:style style:name="Tabela11.1" style:family="table-row">
      <style:table-row-properties style:row-height="0.6cm" style:use-optimal-row-height="false"/>
    </style:style>
    <style:style style:name="Tabela11.A1" style:family="table-cell">
      <style:table-cell-properties style:vertical-align="middle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ela12" style:family="table">
      <style:table-properties style:width="12.388cm" fo:margin-left="-0.032cm" table:align="left"/>
    </style:style>
    <style:style style:name="Tabela12.A" style:family="table-column">
      <style:table-column-properties style:column-width="3.048cm"/>
    </style:style>
    <style:style style:name="Tabela12.B" style:family="table-column">
      <style:table-column-properties style:column-width="9.34cm"/>
    </style:style>
    <style:style style:name="Tabela12.A1" style:family="table-cell">
      <style:table-cell-properties style:vertical-align="middle" fo:background-color="#ccecf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2.B1" style:family="table-cell">
      <style:table-cell-properties style:vertical-align="middle" fo:background-color="#ccecff" fo:padding-left="0.191cm" fo:padding-right="0.191cm" fo:padding-top="0cm" fo:padding-bottom="0cm" fo:border-left="none" fo:border-right="0.75pt solid #000000" fo:border-top="0.75pt solid #000000" fo:border-bottom="0.75pt solid #000000" style:writing-mode="lr-tb">
        <style:background-image/>
      </style:table-cell-properties>
    </style:style>
    <style:style style:name="Tabela12.A2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2.B2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12.A3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2.B3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12.A4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2.B4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12.A5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2.B5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12.A6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2.B6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12.A7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2.B7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12.A8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2.B8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12.A9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2.B9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12.A10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2.B10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12.A11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2.B11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12.A12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2.B12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12.A13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2.B13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12.A14" style:family="table-cell">
      <style:table-cell-properties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2.B14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ela13" style:family="table">
      <style:table-properties style:width="15.192cm" fo:margin-left="-0.018cm" table:align="left"/>
    </style:style>
    <style:style style:name="Tabela13.A" style:family="table-column">
      <style:table-column-properties style:column-width="15.192cm"/>
    </style:style>
    <style:style style:name="Tabela13.1" style:family="table-row">
      <style:table-row-properties style:row-height="0.6cm" style:use-optimal-row-height="false"/>
    </style:style>
    <style:style style:name="Tabela13.A1" style:family="table-cell">
      <style:table-cell-properties style:vertical-align="middle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ela14" style:family="table">
      <style:table-properties style:width="13.658cm" fo:margin-left="-0.032cm" table:align="left"/>
    </style:style>
    <style:style style:name="Tabela14.A" style:family="table-column">
      <style:table-column-properties style:column-width="2.692cm"/>
    </style:style>
    <style:style style:name="Tabela14.B" style:family="table-column">
      <style:table-column-properties style:column-width="10.966cm"/>
    </style:style>
    <style:style style:name="Tabela14.A1" style:family="table-cell">
      <style:table-cell-properties style:vertical-align="middle" fo:background-color="#ccecf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4.B1" style:family="table-cell">
      <style:table-cell-properties style:vertical-align="middle" fo:background-color="#ccecff" fo:padding-left="0.191cm" fo:padding-right="0.191cm" fo:padding-top="0cm" fo:padding-bottom="0cm" fo:border-left="none" fo:border-right="0.75pt solid #000000" fo:border-top="0.75pt solid #000000" fo:border-bottom="0.75pt solid #000000" style:writing-mode="lr-tb">
        <style:background-image/>
      </style:table-cell-properties>
    </style:style>
    <style:style style:name="Tabela14.A2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4.B2" style:family="table-cell">
      <style:table-cell-properties style:vertical-align="middle"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14.A3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4.B3" style:family="table-cell">
      <style:table-cell-properties style:vertical-align="middle"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ela15" style:family="table">
      <style:table-properties style:width="15.214cm" fo:margin-left="-0.026cm" table:align="left"/>
    </style:style>
    <style:style style:name="Tabela15.A" style:family="table-column">
      <style:table-column-properties style:column-width="15.214cm"/>
    </style:style>
    <style:style style:name="Tabela15.1" style:family="table-row">
      <style:table-row-properties style:min-row-height="0.113cm" style:use-optimal-row-height="false"/>
    </style:style>
    <style:style style:name="Tabela15.A1" style:family="table-cell">
      <style:table-cell-properties fo:background-color="#00cc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6" style:family="table">
      <style:table-properties style:width="15.192cm" fo:margin-left="-0.018cm" table:align="left"/>
    </style:style>
    <style:style style:name="Tabela16.A" style:family="table-column">
      <style:table-column-properties style:column-width="15.192cm"/>
    </style:style>
    <style:style style:name="Tabela16.1" style:family="table-row">
      <style:table-row-properties style:row-height="0.6cm" style:use-optimal-row-height="false"/>
    </style:style>
    <style:style style:name="Tabela16.A1" style:family="table-cell">
      <style:table-cell-properties style:vertical-align="middle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ela17" style:family="table">
      <style:table-properties style:width="15.192cm" fo:margin-left="-0.018cm" table:align="left"/>
    </style:style>
    <style:style style:name="Tabela17.A" style:family="table-column">
      <style:table-column-properties style:column-width="15.192cm"/>
    </style:style>
    <style:style style:name="Tabela17.1" style:family="table-row">
      <style:table-row-properties style:row-height="0.6cm" style:use-optimal-row-height="false"/>
    </style:style>
    <style:style style:name="Tabela17.A1" style:family="table-cell">
      <style:table-cell-properties style:vertical-align="middle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ela18" style:family="table">
      <style:table-properties style:width="15.734cm" fo:margin-left="-0.035cm" table:align="left"/>
    </style:style>
    <style:style style:name="Tabela18.A" style:family="table-column">
      <style:table-column-properties style:column-width="2.91cm"/>
    </style:style>
    <style:style style:name="Tabela18.B" style:family="table-column">
      <style:table-column-properties style:column-width="12.823cm"/>
    </style:style>
    <style:style style:name="Tabela18.1" style:family="table-row">
      <style:table-row-properties style:row-height="0.6cm" style:use-optimal-row-height="false"/>
    </style:style>
    <style:style style:name="Tabela18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18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3" style:family="table-row">
      <style:table-row-properties style:min-row-height="0.6cm" style:use-optimal-row-height="false"/>
    </style:style>
    <style:style style:name="Tabela18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6" style:family="table-row">
      <style:table-row-properties style:row-height="1.208cm" style:use-optimal-row-height="false"/>
    </style:style>
    <style:style style:name="Tabela18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7" style:family="table-row">
      <style:table-row-properties style:row-height="4.286cm" style:use-optimal-row-height="false"/>
    </style:style>
    <style:style style:name="Tabela18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8" style:family="table-row">
      <style:table-row-properties style:row-height="2.011cm" style:use-optimal-row-height="false"/>
    </style:style>
    <style:style style:name="Tabela18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11" style:family="table-row">
      <style:table-row-properties style:row-height="1.058cm" style:use-optimal-row-height="false"/>
    </style:style>
    <style:style style:name="Tabela18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18.12" style:family="table-row">
      <style:table-row-properties style:row-height="1.72cm" style:use-optimal-row-height="false"/>
    </style:style>
    <style:style style:name="Tabela18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8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8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" style:family="table">
      <style:table-properties style:width="15.734cm" fo:margin-left="-0.035cm" table:align="left"/>
    </style:style>
    <style:style style:name="Tabela19.A" style:family="table-column">
      <style:table-column-properties style:column-width="2.91cm"/>
    </style:style>
    <style:style style:name="Tabela19.B" style:family="table-column">
      <style:table-column-properties style:column-width="12.823cm"/>
    </style:style>
    <style:style style:name="Tabela19.1" style:family="table-row">
      <style:table-row-properties style:row-height="0.6cm" style:use-optimal-row-height="false"/>
    </style:style>
    <style:style style:name="Tabela19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19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3" style:family="table-row">
      <style:table-row-properties style:min-row-height="0.6cm" style:use-optimal-row-height="false"/>
    </style:style>
    <style:style style:name="Tabela19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6" style:family="table-row">
      <style:table-row-properties style:row-height="1.208cm" style:use-optimal-row-height="false"/>
    </style:style>
    <style:style style:name="Tabela19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7" style:family="table-row">
      <style:table-row-properties style:row-height="4.286cm" style:use-optimal-row-height="false"/>
    </style:style>
    <style:style style:name="Tabela19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8" style:family="table-row">
      <style:table-row-properties style:row-height="2.011cm" style:use-optimal-row-height="false"/>
    </style:style>
    <style:style style:name="Tabela19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11" style:family="table-row">
      <style:table-row-properties style:row-height="1.058cm" style:use-optimal-row-height="false"/>
    </style:style>
    <style:style style:name="Tabela19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19.12" style:family="table-row">
      <style:table-row-properties style:row-height="1.72cm" style:use-optimal-row-height="false"/>
    </style:style>
    <style:style style:name="Tabela19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19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19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" style:family="table">
      <style:table-properties style:width="15.734cm" fo:margin-left="-0.035cm" table:align="left"/>
    </style:style>
    <style:style style:name="Tabela20.A" style:family="table-column">
      <style:table-column-properties style:column-width="2.91cm"/>
    </style:style>
    <style:style style:name="Tabela20.B" style:family="table-column">
      <style:table-column-properties style:column-width="12.823cm"/>
    </style:style>
    <style:style style:name="Tabela20.1" style:family="table-row">
      <style:table-row-properties style:row-height="0.6cm" style:use-optimal-row-height="false"/>
    </style:style>
    <style:style style:name="Tabela20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0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3" style:family="table-row">
      <style:table-row-properties style:min-row-height="0.6cm" style:use-optimal-row-height="false"/>
    </style:style>
    <style:style style:name="Tabela20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6" style:family="table-row">
      <style:table-row-properties style:row-height="1.208cm" style:use-optimal-row-height="false"/>
    </style:style>
    <style:style style:name="Tabela20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7" style:family="table-row">
      <style:table-row-properties style:row-height="4.286cm" style:use-optimal-row-height="false"/>
    </style:style>
    <style:style style:name="Tabela20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8" style:family="table-row">
      <style:table-row-properties style:row-height="2.011cm" style:use-optimal-row-height="false"/>
    </style:style>
    <style:style style:name="Tabela20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11" style:family="table-row">
      <style:table-row-properties style:row-height="1.058cm" style:use-optimal-row-height="false"/>
    </style:style>
    <style:style style:name="Tabela20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0.12" style:family="table-row">
      <style:table-row-properties style:row-height="1.72cm" style:use-optimal-row-height="false"/>
    </style:style>
    <style:style style:name="Tabela20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0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0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" style:family="table">
      <style:table-properties style:width="15.734cm" fo:margin-left="-0.035cm" table:align="left"/>
    </style:style>
    <style:style style:name="Tabela21.A" style:family="table-column">
      <style:table-column-properties style:column-width="2.91cm"/>
    </style:style>
    <style:style style:name="Tabela21.B" style:family="table-column">
      <style:table-column-properties style:column-width="12.823cm"/>
    </style:style>
    <style:style style:name="Tabela21.1" style:family="table-row">
      <style:table-row-properties style:row-height="0.6cm" style:use-optimal-row-height="false"/>
    </style:style>
    <style:style style:name="Tabela21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1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3" style:family="table-row">
      <style:table-row-properties style:min-row-height="0.6cm" style:use-optimal-row-height="false"/>
    </style:style>
    <style:style style:name="Tabela21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6" style:family="table-row">
      <style:table-row-properties style:row-height="1.208cm" style:use-optimal-row-height="false"/>
    </style:style>
    <style:style style:name="Tabela21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7" style:family="table-row">
      <style:table-row-properties style:row-height="4.286cm" style:use-optimal-row-height="false"/>
    </style:style>
    <style:style style:name="Tabela21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8" style:family="table-row">
      <style:table-row-properties style:row-height="2.011cm" style:use-optimal-row-height="false"/>
    </style:style>
    <style:style style:name="Tabela21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11" style:family="table-row">
      <style:table-row-properties style:row-height="1.058cm" style:use-optimal-row-height="false"/>
    </style:style>
    <style:style style:name="Tabela21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1.12" style:family="table-row">
      <style:table-row-properties style:row-height="1.72cm" style:use-optimal-row-height="false"/>
    </style:style>
    <style:style style:name="Tabela21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1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1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" style:family="table">
      <style:table-properties style:width="15.734cm" fo:margin-left="-0.035cm" table:align="left"/>
    </style:style>
    <style:style style:name="Tabela22.A" style:family="table-column">
      <style:table-column-properties style:column-width="2.91cm"/>
    </style:style>
    <style:style style:name="Tabela22.B" style:family="table-column">
      <style:table-column-properties style:column-width="12.823cm"/>
    </style:style>
    <style:style style:name="Tabela22.1" style:family="table-row">
      <style:table-row-properties style:row-height="0.6cm" style:use-optimal-row-height="false"/>
    </style:style>
    <style:style style:name="Tabela22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2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3" style:family="table-row">
      <style:table-row-properties style:min-row-height="0.6cm" style:use-optimal-row-height="false"/>
    </style:style>
    <style:style style:name="Tabela22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6" style:family="table-row">
      <style:table-row-properties style:row-height="1.208cm" style:use-optimal-row-height="false"/>
    </style:style>
    <style:style style:name="Tabela22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7" style:family="table-row">
      <style:table-row-properties style:row-height="4.286cm" style:use-optimal-row-height="false"/>
    </style:style>
    <style:style style:name="Tabela22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8" style:family="table-row">
      <style:table-row-properties style:row-height="2.011cm" style:use-optimal-row-height="false"/>
    </style:style>
    <style:style style:name="Tabela22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11" style:family="table-row">
      <style:table-row-properties style:row-height="1.058cm" style:use-optimal-row-height="false"/>
    </style:style>
    <style:style style:name="Tabela22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2.12" style:family="table-row">
      <style:table-row-properties style:row-height="1.72cm" style:use-optimal-row-height="false"/>
    </style:style>
    <style:style style:name="Tabela22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2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2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" style:family="table">
      <style:table-properties style:width="15.734cm" fo:margin-left="-0.035cm" table:align="left"/>
    </style:style>
    <style:style style:name="Tabela23.A" style:family="table-column">
      <style:table-column-properties style:column-width="2.91cm"/>
    </style:style>
    <style:style style:name="Tabela23.B" style:family="table-column">
      <style:table-column-properties style:column-width="12.823cm"/>
    </style:style>
    <style:style style:name="Tabela23.1" style:family="table-row">
      <style:table-row-properties style:row-height="0.6cm" style:use-optimal-row-height="false"/>
    </style:style>
    <style:style style:name="Tabela23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3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3" style:family="table-row">
      <style:table-row-properties style:min-row-height="0.6cm" style:use-optimal-row-height="false"/>
    </style:style>
    <style:style style:name="Tabela23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6" style:family="table-row">
      <style:table-row-properties style:row-height="1.208cm" style:use-optimal-row-height="false"/>
    </style:style>
    <style:style style:name="Tabela23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7" style:family="table-row">
      <style:table-row-properties style:row-height="4.286cm" style:use-optimal-row-height="false"/>
    </style:style>
    <style:style style:name="Tabela23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8" style:family="table-row">
      <style:table-row-properties style:row-height="2.011cm" style:use-optimal-row-height="false"/>
    </style:style>
    <style:style style:name="Tabela23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11" style:family="table-row">
      <style:table-row-properties style:row-height="1.058cm" style:use-optimal-row-height="false"/>
    </style:style>
    <style:style style:name="Tabela23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3.12" style:family="table-row">
      <style:table-row-properties style:row-height="1.72cm" style:use-optimal-row-height="false"/>
    </style:style>
    <style:style style:name="Tabela23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3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3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" style:family="table">
      <style:table-properties style:width="15.734cm" fo:margin-left="-0.035cm" table:align="left"/>
    </style:style>
    <style:style style:name="Tabela24.A" style:family="table-column">
      <style:table-column-properties style:column-width="2.91cm"/>
    </style:style>
    <style:style style:name="Tabela24.B" style:family="table-column">
      <style:table-column-properties style:column-width="12.823cm"/>
    </style:style>
    <style:style style:name="Tabela24.1" style:family="table-row">
      <style:table-row-properties style:row-height="0.6cm" style:use-optimal-row-height="false"/>
    </style:style>
    <style:style style:name="Tabela24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4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3" style:family="table-row">
      <style:table-row-properties style:min-row-height="0.6cm" style:use-optimal-row-height="false"/>
    </style:style>
    <style:style style:name="Tabela24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6" style:family="table-row">
      <style:table-row-properties style:row-height="1.208cm" style:use-optimal-row-height="false"/>
    </style:style>
    <style:style style:name="Tabela24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7" style:family="table-row">
      <style:table-row-properties style:row-height="4.286cm" style:use-optimal-row-height="false"/>
    </style:style>
    <style:style style:name="Tabela24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8" style:family="table-row">
      <style:table-row-properties style:row-height="2.011cm" style:use-optimal-row-height="false"/>
    </style:style>
    <style:style style:name="Tabela24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11" style:family="table-row">
      <style:table-row-properties style:row-height="1.058cm" style:use-optimal-row-height="false"/>
    </style:style>
    <style:style style:name="Tabela24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4.12" style:family="table-row">
      <style:table-row-properties style:row-height="3.307cm" style:use-optimal-row-height="false"/>
    </style:style>
    <style:style style:name="Tabela24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4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4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" style:family="table">
      <style:table-properties style:width="15.734cm" fo:margin-left="-0.035cm" table:align="left"/>
    </style:style>
    <style:style style:name="Tabela25.A" style:family="table-column">
      <style:table-column-properties style:column-width="2.91cm"/>
    </style:style>
    <style:style style:name="Tabela25.B" style:family="table-column">
      <style:table-column-properties style:column-width="12.823cm"/>
    </style:style>
    <style:style style:name="Tabela25.1" style:family="table-row">
      <style:table-row-properties style:row-height="0.6cm" style:use-optimal-row-height="false"/>
    </style:style>
    <style:style style:name="Tabela25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5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3" style:family="table-row">
      <style:table-row-properties style:min-row-height="0.6cm" style:use-optimal-row-height="false"/>
    </style:style>
    <style:style style:name="Tabela25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6" style:family="table-row">
      <style:table-row-properties style:row-height="1.208cm" style:use-optimal-row-height="false"/>
    </style:style>
    <style:style style:name="Tabela25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7" style:family="table-row">
      <style:table-row-properties style:row-height="4.286cm" style:use-optimal-row-height="false"/>
    </style:style>
    <style:style style:name="Tabela25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8" style:family="table-row">
      <style:table-row-properties style:row-height="2.011cm" style:use-optimal-row-height="false"/>
    </style:style>
    <style:style style:name="Tabela25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11" style:family="table-row">
      <style:table-row-properties style:row-height="1.058cm" style:use-optimal-row-height="false"/>
    </style:style>
    <style:style style:name="Tabela25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5.12" style:family="table-row">
      <style:table-row-properties style:row-height="1.72cm" style:use-optimal-row-height="false"/>
    </style:style>
    <style:style style:name="Tabela25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5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5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" style:family="table">
      <style:table-properties style:width="15.734cm" fo:margin-left="-0.035cm" table:align="left"/>
    </style:style>
    <style:style style:name="Tabela26.A" style:family="table-column">
      <style:table-column-properties style:column-width="2.91cm"/>
    </style:style>
    <style:style style:name="Tabela26.B" style:family="table-column">
      <style:table-column-properties style:column-width="12.823cm"/>
    </style:style>
    <style:style style:name="Tabela26.1" style:family="table-row">
      <style:table-row-properties style:row-height="0.6cm" style:use-optimal-row-height="false"/>
    </style:style>
    <style:style style:name="Tabela26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6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3" style:family="table-row">
      <style:table-row-properties style:min-row-height="0.6cm" style:use-optimal-row-height="false"/>
    </style:style>
    <style:style style:name="Tabela26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6" style:family="table-row">
      <style:table-row-properties style:row-height="1.208cm" style:use-optimal-row-height="false"/>
    </style:style>
    <style:style style:name="Tabela26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7" style:family="table-row">
      <style:table-row-properties style:row-height="4.286cm" style:use-optimal-row-height="false"/>
    </style:style>
    <style:style style:name="Tabela26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8" style:family="table-row">
      <style:table-row-properties style:row-height="2.011cm" style:use-optimal-row-height="false"/>
    </style:style>
    <style:style style:name="Tabela26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11" style:family="table-row">
      <style:table-row-properties style:row-height="1.058cm" style:use-optimal-row-height="false"/>
    </style:style>
    <style:style style:name="Tabela26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6.12" style:family="table-row">
      <style:table-row-properties style:row-height="1.72cm" style:use-optimal-row-height="false"/>
    </style:style>
    <style:style style:name="Tabela26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6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6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" style:family="table">
      <style:table-properties style:width="15.734cm" fo:margin-left="-0.035cm" table:align="left"/>
    </style:style>
    <style:style style:name="Tabela27.A" style:family="table-column">
      <style:table-column-properties style:column-width="2.91cm"/>
    </style:style>
    <style:style style:name="Tabela27.B" style:family="table-column">
      <style:table-column-properties style:column-width="12.823cm"/>
    </style:style>
    <style:style style:name="Tabela27.1" style:family="table-row">
      <style:table-row-properties style:row-height="0.6cm" style:use-optimal-row-height="false"/>
    </style:style>
    <style:style style:name="Tabela27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7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3" style:family="table-row">
      <style:table-row-properties style:min-row-height="0.6cm" style:use-optimal-row-height="false"/>
    </style:style>
    <style:style style:name="Tabela27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6" style:family="table-row">
      <style:table-row-properties style:row-height="1.208cm" style:use-optimal-row-height="false"/>
    </style:style>
    <style:style style:name="Tabela27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7" style:family="table-row">
      <style:table-row-properties style:row-height="4.286cm" style:use-optimal-row-height="false"/>
    </style:style>
    <style:style style:name="Tabela27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8" style:family="table-row">
      <style:table-row-properties style:row-height="2.011cm" style:use-optimal-row-height="false"/>
    </style:style>
    <style:style style:name="Tabela27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11" style:family="table-row">
      <style:table-row-properties style:row-height="1.058cm" style:use-optimal-row-height="false"/>
    </style:style>
    <style:style style:name="Tabela27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7.12" style:family="table-row">
      <style:table-row-properties style:row-height="1.72cm" style:use-optimal-row-height="false"/>
    </style:style>
    <style:style style:name="Tabela27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7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7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" style:family="table">
      <style:table-properties style:width="15.734cm" fo:margin-left="-0.035cm" table:align="left"/>
    </style:style>
    <style:style style:name="Tabela28.A" style:family="table-column">
      <style:table-column-properties style:column-width="2.91cm"/>
    </style:style>
    <style:style style:name="Tabela28.B" style:family="table-column">
      <style:table-column-properties style:column-width="12.823cm"/>
    </style:style>
    <style:style style:name="Tabela28.1" style:family="table-row">
      <style:table-row-properties style:row-height="0.6cm" style:use-optimal-row-height="false"/>
    </style:style>
    <style:style style:name="Tabela28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8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3" style:family="table-row">
      <style:table-row-properties style:min-row-height="0.6cm" style:use-optimal-row-height="false"/>
    </style:style>
    <style:style style:name="Tabela28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6" style:family="table-row">
      <style:table-row-properties style:row-height="1.208cm" style:use-optimal-row-height="false"/>
    </style:style>
    <style:style style:name="Tabela28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7" style:family="table-row">
      <style:table-row-properties style:row-height="4.286cm" style:use-optimal-row-height="false"/>
    </style:style>
    <style:style style:name="Tabela28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8" style:family="table-row">
      <style:table-row-properties style:row-height="2.011cm" style:use-optimal-row-height="false"/>
    </style:style>
    <style:style style:name="Tabela28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11" style:family="table-row">
      <style:table-row-properties style:row-height="1.058cm" style:use-optimal-row-height="false"/>
    </style:style>
    <style:style style:name="Tabela28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8.12" style:family="table-row">
      <style:table-row-properties style:row-height="2.619cm" style:use-optimal-row-height="false"/>
    </style:style>
    <style:style style:name="Tabela28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8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8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" style:family="table">
      <style:table-properties style:width="15.734cm" fo:margin-left="-0.035cm" table:align="left"/>
    </style:style>
    <style:style style:name="Tabela29.A" style:family="table-column">
      <style:table-column-properties style:column-width="2.91cm"/>
    </style:style>
    <style:style style:name="Tabela29.B" style:family="table-column">
      <style:table-column-properties style:column-width="12.823cm"/>
    </style:style>
    <style:style style:name="Tabela29.1" style:family="table-row">
      <style:table-row-properties style:row-height="0.6cm" style:use-optimal-row-height="false"/>
    </style:style>
    <style:style style:name="Tabela29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29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3" style:family="table-row">
      <style:table-row-properties style:min-row-height="0.6cm" style:use-optimal-row-height="false"/>
    </style:style>
    <style:style style:name="Tabela29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6" style:family="table-row">
      <style:table-row-properties style:row-height="1.208cm" style:use-optimal-row-height="false"/>
    </style:style>
    <style:style style:name="Tabela29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7" style:family="table-row">
      <style:table-row-properties style:row-height="4.286cm" style:use-optimal-row-height="false"/>
    </style:style>
    <style:style style:name="Tabela29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8" style:family="table-row">
      <style:table-row-properties style:row-height="2.011cm" style:use-optimal-row-height="false"/>
    </style:style>
    <style:style style:name="Tabela29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11" style:family="table-row">
      <style:table-row-properties style:row-height="1.058cm" style:use-optimal-row-height="false"/>
    </style:style>
    <style:style style:name="Tabela29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29.12" style:family="table-row">
      <style:table-row-properties style:row-height="2.54cm" style:use-optimal-row-height="false"/>
    </style:style>
    <style:style style:name="Tabela29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29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29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" style:family="table">
      <style:table-properties style:width="15.734cm" fo:margin-left="-0.035cm" table:align="left"/>
    </style:style>
    <style:style style:name="Tabela30.A" style:family="table-column">
      <style:table-column-properties style:column-width="2.91cm"/>
    </style:style>
    <style:style style:name="Tabela30.B" style:family="table-column">
      <style:table-column-properties style:column-width="12.823cm"/>
    </style:style>
    <style:style style:name="Tabela30.1" style:family="table-row">
      <style:table-row-properties style:row-height="0.6cm" style:use-optimal-row-height="false"/>
    </style:style>
    <style:style style:name="Tabela30.A1" style:family="table-cell">
      <style:table-cell-properties style:vertical-align="middle" fo:background-color="#f3f3f3" fo:padding-left="0.123cm" fo:padding-right="0.123cm" fo:padding-top="0cm" fo:padding-bottom="0cm" fo:border="1pt solid #808080" style:writing-mode="lr-tb">
        <style:background-image/>
      </style:table-cell-properties>
    </style:style>
    <style:style style:name="Tabela30.A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3" style:family="table-row">
      <style:table-row-properties style:min-row-height="0.6cm" style:use-optimal-row-height="false"/>
    </style:style>
    <style:style style:name="Tabela30.A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A4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4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A5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5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6" style:family="table-row">
      <style:table-row-properties style:row-height="1.208cm" style:use-optimal-row-height="false"/>
    </style:style>
    <style:style style:name="Tabela30.A6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6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7" style:family="table-row">
      <style:table-row-properties style:row-height="4.286cm" style:use-optimal-row-height="false"/>
    </style:style>
    <style:style style:name="Tabela30.A7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7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8" style:family="table-row">
      <style:table-row-properties style:row-height="2.011cm" style:use-optimal-row-height="false"/>
    </style:style>
    <style:style style:name="Tabela30.A8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8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A9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9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A10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10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11" style:family="table-row">
      <style:table-row-properties style:row-height="1.058cm" style:use-optimal-row-height="false"/>
    </style:style>
    <style:style style:name="Tabela30.A11" style:family="table-cell">
      <style:table-cell-properties style:vertical-align="middle" fo:background-color="#cccccc" fo:padding="0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ela30.12" style:family="table-row">
      <style:table-row-properties style:row-height="1.72cm" style:use-optimal-row-height="false"/>
    </style:style>
    <style:style style:name="Tabela30.A12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12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Tabela30.A13" style:family="table-cell">
      <style:table-cell-properties style:vertical-align="middle" fo:padding="0cm" fo:border-left="1pt solid #808080" fo:border-right="none" fo:border-top="none" fo:border-bottom="1pt solid #808080" style:writing-mode="lr-tb"/>
    </style:style>
    <style:style style:name="Tabela30.B13" style:family="table-cell">
      <style:table-cell-properties style:vertical-align="middle" fo:padding="0cm" fo:border-left="1pt solid #808080" fo:border-right="1pt solid #808080" fo:border-top="none" fo:border-bottom="1pt solid #808080" style:writing-mode="lr-tb"/>
    </style:style>
    <style:style style:name="P1" style:family="paragraph" style:parent-style-name="Standard">
      <style:paragraph-properties style:line-height-at-least="0.423cm" fo:orphans="0" fo:widows="0"/>
      <style:text-properties style:font-name="Times New Roman" fo:font-size="12pt" fo:language="en" fo:country="US" style:font-size-asian="12pt" style:font-name-complex="Times New Roman" style:font-size-complex="10pt"/>
    </style:style>
    <style:style style:name="P2" style:family="paragraph" style:parent-style-name="Standard">
      <style:text-properties style:font-name="Times New Roman" fo:font-size="12pt" fo:language="pt" fo:country="BR" style:font-size-asian="12pt" style:font-name-complex="Times New Roman" style:font-size-complex="12pt"/>
    </style:style>
    <style:style style:name="P3" style:family="paragraph" style:parent-style-name="Standard">
      <style:paragraph-properties style:line-height-at-least="0.423cm" fo:orphans="0" fo:widows="0"/>
      <style:text-properties style:font-name="Times New Roman" fo:font-size="12pt" fo:language="pt" fo:country="BR" style:font-size-asian="12pt" style:font-name-complex="Times New Roman" style:font-size-complex="12pt"/>
    </style:style>
    <style:style style:name="P4" style:family="paragraph" style:parent-style-name="Standard">
      <style:paragraph-properties style:line-height-at-least="0.423cm" fo:text-align="center" style:justify-single-word="false" fo:orphans="0" fo:widows="0"/>
      <style:text-properties style:font-name="Times New Roman" fo:font-size="12pt" fo:language="pt" fo:country="BR" style:font-size-asian="12pt" style:font-name-complex="Times New Roman" style:font-size-complex="12pt"/>
    </style:style>
    <style:style style:name="P5" style:family="paragraph" style:parent-style-name="Standard">
      <style:paragraph-properties fo:orphans="0" fo:widows="0"/>
      <style:text-properties style:font-name="Times New Roman" fo:font-size="12pt" fo:language="pt" fo:country="BR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text-properties style:font-name="Times New Roman" fo:font-size="12pt" fo:language="pt" fo:country="BR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pt" fo:country="BR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pt" fo:country="BR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language="pt" fo:country="BR" style:font-name-asian="Arial Unicode MS" style:font-size-asian="12pt" style:font-name-complex="Times New Roman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799cm"/>
        </style:tab-stops>
      </style:paragraph-properties>
      <style:text-properties style:font-name="Times New Roman" fo:font-size="12pt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bold" style:font-name-asian="Arial Unicode MS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style:line-height-at-least="0.423cm" fo:orphans="0" fo:widows="0"/>
      <style:text-properties style:font-name="Times New Roman" fo:font-size="10pt" fo:language="en" fo:country="US" style:font-size-asian="10pt" style:font-name-complex="Times New Roman" style:font-size-complex="10pt"/>
    </style:style>
    <style:style style:name="P14" style:family="paragraph" style:parent-style-name="Standard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size="10pt" fo:language="en" fo:country="US" style:font-size-asian="10pt" style:font-name-complex="Times New Roman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weight="bold" style:font-name-asian="Arial Unicode MS" style:font-size-asian="10pt" style:font-weight-asian="bold" style:font-name-complex="Times New Roman" style:font-size-complex="10pt" style:font-weight-complex="bold"/>
    </style:style>
    <style:style style:name="P16" style:family="paragraph" style:parent-style-name="Standard">
      <style:paragraph-properties fo:text-align="end" style:justify-single-word="false" fo:orphans="0" fo:widows="0"/>
      <style:text-properties style:font-name="Times New Roman" fo:font-size="25pt" fo:language="pt" fo:country="BR" fo:font-weight="bold" style:font-size-asian="25pt" style:font-weight-asian="bold" style:font-name-complex="Times New Roman" style:font-size-complex="25pt"/>
    </style:style>
    <style:style style:name="P17" style:family="paragraph" style:parent-style-name="Standard">
      <style:paragraph-properties fo:text-align="end" style:justify-single-word="false" fo:orphans="0" fo:widows="0">
        <style:tab-stops>
          <style:tab-stop style:position="2.223cm"/>
        </style:tab-stops>
      </style:paragraph-properties>
      <style:text-properties style:font-name="Times New Roman" fo:font-size="25pt" fo:language="pt" fo:country="BR" fo:font-weight="bold" style:font-size-asian="25pt" style:font-weight-asian="bold" style:font-name-complex="Times New Roman" style:font-size-complex="25pt"/>
    </style:style>
    <style:style style:name="P18" style:family="paragraph" style:parent-style-name="Standard">
      <style:paragraph-properties fo:text-align="center" style:justify-single-word="false" fo:orphans="0" fo:widows="0"/>
      <style:text-properties style:font-name="Times New Roman" fo:font-size="20pt" fo:language="pt" fo:country="BR" fo:font-weight="bold" style:font-size-asian="20pt" style:font-weight-asian="bold" style:font-name-complex="Times New Roman" style:font-size-complex="20pt"/>
    </style:style>
    <style:style style:name="P19" style:family="paragraph" style:parent-style-name="Standard">
      <style:paragraph-properties style:line-height-at-least="0.423cm" fo:text-align="center" style:justify-single-word="false" fo:orphans="0" fo:widows="0"/>
      <style:text-properties style:font-name="Times New Roman" fo:font-size="16pt" fo:language="pt" fo:country="BR" fo:font-weight="bold" style:font-size-asian="16pt" style:font-weight-asian="bold" style:font-name-complex="Times New Roman" style:font-size-complex="16pt"/>
    </style:style>
    <style:style style:name="P20" style:family="paragraph" style:parent-style-name="Standard">
      <style:text-properties fo:color="#999999" style:font-name="Tahoma" fo:font-size="8pt" fo:font-style="italic" style:font-size-asian="8pt" style:font-style-asian="italic" style:font-name-complex="Tahoma" style:font-size-complex="8pt"/>
    </style:style>
    <style:style style:name="P21" style:family="paragraph" style:parent-style-name="Standard">
      <style:paragraph-properties fo:text-align="end" style:justify-single-word="false"/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P22" style:family="paragraph" style:parent-style-name="Standard">
      <style:paragraph-properties style:line-height-at-least="0.423cm" fo:text-align="center" style:justify-single-word="false" fo:orphans="0" fo:widows="0" style:snap-to-layout-grid="false"/>
      <style:text-properties fo:color="#999999" style:font-name="Times New Roman" fo:font-size="10pt" fo:language="en" fo:country="US" style:font-size-asian="10pt" style:font-name-complex="Times New Roman" style:font-size-complex="10pt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style:line-height-at-least="0.423cm" fo:text-align="end" style:justify-single-word="false" fo:orphans="0" fo:widows="0"/>
    </style:style>
    <style:style style:name="P25" style:family="paragraph" style:parent-style-name="Standard">
      <style:paragraph-properties style:line-height-at-least="0.423cm" fo:orphans="0" fo:widows="0"/>
    </style:style>
    <style:style style:name="P26" style:family="paragraph" style:parent-style-name="Standard">
      <style:text-properties style:font-name-asian="Arial"/>
    </style:style>
    <style:style style:name="P27" style:family="paragraph" style:parent-style-name="Standard">
      <style:text-properties officeooo:paragraph-rsid="00179338"/>
    </style:style>
    <style:style style:name="P28" style:family="paragraph" style:parent-style-name="Standard">
      <style:paragraph-properties style:line-height-at-least="0.423cm" fo:orphans="0" fo:widows="0" fo:padding-left="0cm" fo:padding-right="0cm" fo:padding-top="0.035cm" fo:padding-bottom="0cm" fo:border-left="none" fo:border-right="none" fo:border-top="0.74pt solid #000000" fo:border-bottom="none" style:shadow="none"/>
      <style:text-properties style:font-name="Times New Roman" fo:font-size="12pt" fo:language="en" fo:country="US" style:font-size-asian="12pt" style:font-name-complex="Times New Roman" style:font-size-complex="10pt"/>
    </style:style>
    <style:style style:name="P29" style:family="paragraph" style:parent-style-name="Standard">
      <style:paragraph-properties style:line-height-at-least="0.423cm" fo:text-align="end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</style:style>
    <style:style style:name="P30" style:family="paragraph" style:parent-style-name="Header">
      <style:text-properties style:font-name="Times New Roman" fo:font-size="10pt" fo:language="en" fo:country="US" style:font-size-asian="10pt" style:font-name-complex="Times New Roman" style:font-size-complex="10pt"/>
    </style:style>
    <style:style style:name="P31" style:family="paragraph" style:parent-style-name="Header"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P32" style:family="paragraph" style:parent-style-name="Header">
      <style:text-properties fo:font-size="10pt" style:font-size-asian="10pt" style:font-size-complex="10pt"/>
    </style:style>
    <style:style style:name="P33" style:family="paragraph" style:parent-style-name="Standard">
      <style:paragraph-properties fo:margin-left="0cm" fo:margin-right="0.12cm" fo:margin-top="0.071cm" fo:margin-bottom="0cm" loext:contextual-spacing="false" fo:text-align="end" style:justify-single-word="false" fo:text-indent="0cm" style:auto-text-indent="false">
        <style:tab-stops>
          <style:tab-stop style:position="2.002cm"/>
        </style:tab-stops>
      </style:paragraph-properties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P34" style:family="paragraph" style:parent-style-name="Pré-formatação_20_HTML">
      <style:paragraph-properties style:snap-to-layout-grid="false"/>
      <style:text-properties fo:font-size="8pt" fo:font-weight="bold" style:font-size-asian="8pt" style:font-weight-asian="bold" style:font-weight-complex="bold"/>
    </style:style>
    <style:style style:name="P35" style:family="paragraph" style:parent-style-name="Pré-formatação_20_HTML">
      <style:text-properties style:font-name="Times New Roman" fo:font-size="12pt" style:font-size-asian="12pt" style:font-name-complex="Times New Roman" style:font-size-complex="12pt"/>
    </style:style>
    <style:style style:name="P36" style:family="paragraph" style:parent-style-name="Pré-formatação_20_HTML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7" style:family="paragraph" style:parent-style-name="Pré-formatação_20_HTML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38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39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paragraph-rsid="00179338" style:font-size-asian="12pt" style:font-name-complex="Times New Roman" style:font-size-complex="12pt"/>
    </style:style>
    <style:style style:name="P40" style:family="paragraph" style:parent-style-name="Pré-formatação_20_HTML">
      <style:paragraph-properties style:snap-to-layout-grid="false"/>
      <style:text-properties style:font-name="Times New Roman" fo:font-size="12pt" officeooo:rsid="0017ce3e" officeooo:paragraph-rsid="0017ce3e" style:font-size-asian="12pt" style:font-name-complex="Times New Roman" style:font-size-complex="12pt"/>
    </style:style>
    <style:style style:name="P41" style:family="paragraph" style:parent-style-name="Pré-formatação_20_HTML">
      <style:paragraph-properties style:snap-to-layout-grid="false"/>
      <style:text-properties style:font-name="Times New Roman" fo:font-size="12pt" officeooo:rsid="00191e3b" officeooo:paragraph-rsid="00191e3b" style:font-size-asian="12pt" style:font-name-complex="Times New Roman" style:font-size-complex="12pt"/>
    </style:style>
    <style:style style:name="P42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191e3b" officeooo:paragraph-rsid="00191e3b" style:font-size-asian="12pt" style:font-name-complex="Times New Roman" style:font-size-complex="12pt"/>
    </style:style>
    <style:style style:name="P43" style:family="paragraph" style:parent-style-name="Pré-formatação_20_HTML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44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45" style:family="paragraph" style:parent-style-name="Pré-formatação_20_HTML">
      <style:paragraph-properties style:snap-to-layout-grid="false"/>
      <style:text-properties style:font-name="Times New Roman" fo:font-size="12pt" officeooo:rsid="001c5035" officeooo:paragraph-rsid="001c5035" style:font-size-asian="12pt" style:font-name-complex="Times New Roman" style:font-size-complex="12pt"/>
    </style:style>
    <style:style style:name="P46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1c5035" officeooo:paragraph-rsid="001c5035" style:font-size-asian="12pt" style:font-name-complex="Times New Roman" style:font-size-complex="12pt"/>
    </style:style>
    <style:style style:name="P47" style:family="paragraph" style:parent-style-name="Pré-formatação_20_HTML">
      <style:paragraph-properties style:snap-to-layout-grid="false"/>
      <style:text-properties style:font-name="Times New Roman" fo:font-size="12pt" officeooo:rsid="001ea069" officeooo:paragraph-rsid="001ea069" style:font-size-asian="12pt" style:font-name-complex="Times New Roman" style:font-size-complex="12pt"/>
    </style:style>
    <style:style style:name="P48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1ea069" officeooo:paragraph-rsid="001ea069" style:font-size-asian="12pt" style:font-name-complex="Times New Roman" style:font-size-complex="12pt"/>
    </style:style>
    <style:style style:name="P49" style:family="paragraph" style:parent-style-name="Pré-formatação_20_HTML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0" style:family="paragraph" style:parent-style-name="Pré-formatação_20_HTML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1" style:family="paragraph" style:parent-style-name="Pré-formatação_20_HTML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52" style:family="paragraph" style:parent-style-name="Pré-formatação_20_HTML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53" style:family="paragraph" style:parent-style-name="Pré-formatação_20_HTML">
      <loext:graphic-properties draw:fill="solid" draw:fill-color="#cccccc" draw:opacity="100%"/>
      <style:paragraph-properties fo:text-align="center" style:justify-single-word="false" fo:background-color="#cccccc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54" style:family="paragraph" style:parent-style-name="Pré-formatação_20_HTML">
      <style:paragraph-properties fo:text-align="center" style:justify-single-word="false"/>
      <style:text-properties style:font-name="Times New Roman" fo:font-size="12pt" fo:font-weight="bold" officeooo:paragraph-rsid="00179338" style:font-size-asian="12pt" style:font-weight-asian="bold" style:font-name-complex="Times New Roman" style:font-size-complex="12pt" style:font-weight-complex="bold"/>
    </style:style>
    <style:style style:name="P55" style:family="paragraph" style:parent-style-name="Pré-formatação_20_HTML">
      <loext:graphic-properties draw:fill="solid" draw:fill-color="#cccccc" draw:opacity="100%"/>
      <style:paragraph-properties fo:text-align="center" style:justify-single-word="false" fo:background-color="#cccccc"/>
      <style:text-properties style:font-name="Times New Roman" fo:font-size="12pt" fo:font-weight="bold" officeooo:paragraph-rsid="00179338" style:font-size-asian="12pt" style:font-weight-asian="bold" style:font-name-complex="Times New Roman" style:font-size-complex="12pt" style:font-weight-complex="bold"/>
    </style:style>
    <style:style style:name="P56" style:family="paragraph" style:parent-style-name="Pré-formatação_20_HTML">
      <style:text-properties style:font-name="Times New Roman" fo:font-size="12pt" fo:font-weight="bold" officeooo:paragraph-rsid="00179338" style:font-size-asian="12pt" style:font-weight-asian="bold" style:font-name-complex="Times New Roman" style:font-size-complex="12pt" style:font-weight-complex="bold"/>
    </style:style>
    <style:style style:name="P57" style:family="paragraph" style:parent-style-name="Pré-formatação_20_HTML">
      <style:paragraph-properties fo:text-align="center" style:justify-single-word="false"/>
      <style:text-properties style:font-name="Times New Roman" fo:font-size="10pt" fo:font-weight="bold" style:font-name-asian="Times New Roman" style:font-size-asian="10pt" style:font-weight-asian="bold" style:font-name-complex="Times New Roman"/>
    </style:style>
    <style:style style:name="P58" style:family="paragraph" style:parent-style-name="Pré-formatação_20_HTML">
      <style:paragraph-properties fo:text-align="center" style:justify-single-word="false"/>
      <style:text-properties style:font-name="Times New Roman" fo:font-size="10pt" fo:font-weight="bold" style:font-size-asian="10pt" style:font-weight-asian="bold" style:font-name-complex="Times New Roman"/>
    </style:style>
    <style:style style:name="P59" style:family="paragraph" style:parent-style-name="Pré-formatação_20_HTML">
      <style:paragraph-properties fo:text-align="center" style:justify-single-word="false">
        <style:tab-stops>
          <style:tab-stop style:position="0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0pt" fo:font-weight="bold" style:font-size-asian="10pt" style:font-weight-asian="bold" style:font-name-complex="Times New Roman"/>
    </style:style>
    <style:style style:name="P60" style:family="paragraph" style:parent-style-name="Pré-formatação_20_HTML">
      <style:paragraph-properties fo:text-align="center" style:justify-single-word="false" style:snap-to-layout-grid="false">
        <style:tab-stops>
          <style:tab-stop style:position="1.251cm"/>
        </style:tab-stops>
      </style:paragraph-properties>
    </style:style>
    <style:style style:name="P61" style:family="paragraph" style:parent-style-name="Pré-formatação_20_HTML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officeooo:paragraph-rsid="0017ce3e"/>
    </style:style>
    <style:style style:name="P62" style:family="paragraph" style:parent-style-name="Pré-formatação_20_HTML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officeooo:paragraph-rsid="00191e3b"/>
    </style:style>
    <style:style style:name="P63" style:family="paragraph" style:parent-style-name="Pré-formatação_20_HTML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officeooo:paragraph-rsid="001b4b50"/>
    </style:style>
    <style:style style:name="P64" style:family="paragraph" style:parent-style-name="Pré-formatação_20_HTML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officeooo:paragraph-rsid="001c5035"/>
    </style:style>
    <style:style style:name="P65" style:family="paragraph" style:parent-style-name="Pré-formatação_20_HTML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officeooo:paragraph-rsid="001ea069"/>
    </style:style>
    <style:style style:name="P66" style:family="paragraph" style:parent-style-name="Pré-formatação_20_HTML">
      <style:text-properties officeooo:paragraph-rsid="00179338"/>
    </style:style>
    <style:style style:name="P67" style:family="paragraph" style:parent-style-name="Footer">
      <style:paragraph-properties fo:margin-left="0cm" fo:margin-right="0.635cm" fo:text-indent="0cm" style:auto-text-indent="false"/>
    </style:style>
    <style:style style:name="P68" style:family="paragraph" style:parent-style-name="Footer">
      <style:paragraph-properties fo:margin-left="0cm" fo:margin-right="0.635cm" fo:text-indent="0cm" style:auto-text-indent="false"/>
      <style:text-properties fo:language="pt" fo:country="BR"/>
    </style:style>
    <style:style style:name="P69" style:family="paragraph" style:parent-style-name="Standard">
      <style:paragraph-properties fo:margin-left="0cm" fo:margin-right="0.635cm" style:line-height-at-least="0.423cm" fo:orphans="0" fo:widows="0" fo:text-indent="0cm" style:auto-text-indent="false"/>
      <style:text-properties fo:color="#999999" style:font-name="Times New Roman" fo:font-size="10pt" fo:language="en" fo:country="US" style:font-size-asian="10pt" style:font-name-complex="Times New Roman" style:font-size-complex="10pt"/>
    </style:style>
    <style:style style:name="P70" style:family="paragraph" style:parent-style-name="Standard">
      <style:paragraph-properties fo:margin-top="0cm" fo:margin-bottom="0.212cm" loext:contextual-spacing="false" style:line-height-at-least="0.423cm" fo:text-align="center" style:justify-single-word="false" fo:keep-together="always" fo:orphans="0" fo:widows="0">
        <style:tab-stops>
          <style:tab-stop style:position="1.251cm"/>
        </style:tab-stops>
      </style:paragraph-properties>
      <style:text-properties style:font-name="Times New Roman" fo:font-size="12pt" fo:language="pt" fo:country="BR" fo:font-weight="bold" style:font-size-asian="12pt" style:font-weight-asian="bold" style:font-name-complex="Times New Roman" style:font-size-complex="12pt" style:font-weight-complex="bold"/>
    </style:style>
    <style:style style:name="P71" style:family="paragraph" style:parent-style-name="Standard">
      <style:paragraph-properties fo:margin-top="0cm" fo:margin-bottom="0.212cm" loext:contextual-spacing="false" style:line-height-at-least="0.423cm" fo:keep-together="always" fo:orphans="0" fo:widows="0" style:snap-to-layout-grid="false"/>
      <style:text-properties style:font-name="Times New Roman" fo:font-size="12pt" fo:language="pt" fo:country="BR" style:font-size-asian="12pt" style:language-asian="en" style:country-asian="US" style:font-name-complex="Times New Roman" style:font-size-complex="12pt"/>
    </style:style>
    <style:style style:name="P72" style:family="paragraph" style:parent-style-name="Standard">
      <style:paragraph-properties fo:margin-top="0cm" fo:margin-bottom="0.212cm" loext:contextual-spacing="false" style:line-height-at-least="0.423cm" fo:keep-together="always" fo:orphans="0" fo:widows="0" style:snap-to-layout-grid="false"/>
      <style:text-properties style:font-name="Times New Roman" fo:font-size="12pt" fo:language="pt" fo:country="BR" officeooo:rsid="001ead0b" officeooo:paragraph-rsid="001ead0b" style:font-size-asian="12pt" style:language-asian="en" style:country-asian="US" style:font-name-complex="Times New Roman" style:font-size-complex="12pt"/>
    </style:style>
    <style:style style:name="P73" style:family="paragraph" style:parent-style-name="Standard">
      <style:paragraph-properties fo:margin-top="0cm" fo:margin-bottom="0.212cm" loext:contextual-spacing="false" style:line-height-at-least="0.423cm" fo:text-align="center" style:justify-single-word="false" fo:keep-together="always" fo:orphans="0" fo:widows="0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style:font-size-asian="12pt" style:font-name-complex="Times New Roman" style:font-size-complex="12pt" style:font-weight-complex="bold"/>
    </style:style>
    <style:style style:name="P74" style:family="paragraph" style:parent-style-name="Standard">
      <style:paragraph-properties fo:margin-top="0cm" fo:margin-bottom="0.212cm" loext:contextual-spacing="false" style:line-height-at-least="0.423cm" fo:text-align="center" style:justify-single-word="false" fo:keep-together="always" fo:orphans="0" fo:widows="0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officeooo:rsid="001ead0b" officeooo:paragraph-rsid="001ead0b" style:font-size-asian="12pt" style:font-name-complex="Times New Roman" style:font-size-complex="12pt" style:font-weight-complex="bold"/>
    </style:style>
    <style:style style:name="P75" style:family="paragraph" style:parent-style-name="Standard">
      <style:paragraph-properties fo:margin-top="0cm" fo:margin-bottom="0.212cm" loext:contextual-spacing="false" style:line-height-at-least="0.423cm" fo:text-align="justify" style:justify-single-word="false" fo:orphans="0" fo:widows="0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style:font-size-asian="12pt" style:font-name-complex="Times New Roman" style:font-size-complex="12pt"/>
    </style:style>
    <style:style style:name="P76" style:family="paragraph" style:parent-style-name="Standard">
      <style:paragraph-properties fo:margin-top="0cm" fo:margin-bottom="0.212cm" loext:contextual-spacing="false" style:line-height-at-least="0.423cm" fo:text-align="justify" style:justify-single-word="false" fo:orphans="0" fo:widows="0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officeooo:rsid="001ead0b" officeooo:paragraph-rsid="001ead0b" style:font-size-asian="12pt" style:font-name-complex="Times New Roman" style:font-size-complex="12pt"/>
    </style:style>
    <style:style style:name="P77" style:family="paragraph" style:parent-style-name="Standard">
      <style:paragraph-properties fo:margin-top="0cm" fo:margin-bottom="0.212cm" loext:contextual-spacing="false" style:line-height-at-least="0.423cm" fo:text-align="center" style:justify-single-word="false" fo:keep-together="always" fo:orphans="0" fo:widows="0"/>
      <style:text-properties style:font-name="Times New Roman" fo:font-size="16pt" style:font-size-asian="16pt" style:font-name-complex="Times New Roman" style:font-size-complex="16pt"/>
    </style:style>
    <style:style style:name="P78" style:family="paragraph" style:parent-style-name="Standard">
      <style:paragraph-properties fo:margin-top="0cm" fo:margin-bottom="0.212cm" loext:contextual-spacing="false" style:line-height-at-least="0.423cm" fo:text-align="center" style:justify-single-word="false" fo:orphans="0" fo:widows="0"/>
      <style:text-properties style:font-name="Times New Roman" fo:font-size="16pt" fo:language="pt" fo:country="BR" fo:font-weight="bold" style:font-size-asian="16pt" style:font-weight-asian="bold" style:font-name-complex="Times New Roman" style:font-size-complex="16pt"/>
    </style:style>
    <style:style style:name="P79" style:family="paragraph" style:parent-style-name="Standard">
      <style:paragraph-properties fo:margin-top="0cm" fo:margin-bottom="0.212cm" loext:contextual-spacing="false" style:line-height-at-least="0.423cm" fo:text-align="justify" style:justify-single-word="false" fo:keep-together="always" fo:orphans="0" fo:widows="0" style:snap-to-layout-grid="false">
        <style:tab-stops>
          <style:tab-stop style:position="1.251cm"/>
        </style:tab-stops>
      </style:paragraph-properties>
      <style:text-properties officeooo:rsid="001ead0b" officeooo:paragraph-rsid="001ead0b"/>
    </style:style>
    <style:style style:name="P8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0pt" fo:language="pt" fo:country="BR" fo:font-weight="bold" style:font-name-asian="Arial Unicode MS" style:font-size-asian="10pt" style:font-weight-asian="bold" style:font-name-complex="Times New Roman" style:font-size-complex="10pt" style:font-weight-complex="bold"/>
    </style:style>
    <style:style style:name="P82" style:family="paragraph" style:parent-style-name="Text">
      <style:paragraph-properties fo:margin-left="0cm" fo:margin-right="0cm" fo:margin-top="0cm" fo:margin-bottom="0.141cm" loext:contextual-spacing="false" fo:line-height="150%" fo:text-indent="0cm" style:auto-text-indent="false"/>
      <style:text-properties fo:font-size="12pt" fo:language="pt" fo:country="BR" style:font-size-asian="12pt" style:font-name-complex="Times New Roman" style:font-size-complex="12pt"/>
    </style:style>
    <style:style style:name="P83" style:family="paragraph" style:parent-style-name="Text_20_body_20_indent">
      <style:paragraph-properties fo:margin-left="0cm" fo:margin-right="0cm" fo:text-indent="0cm" style:auto-text-indent="false"/>
      <style:text-properties style:font-name="Times New Roman" fo:font-size="12pt" fo:language="pt" fo:country="BR" style:font-size-asian="12pt" style:font-name-complex="Times New Roman" style:font-size-complex="12pt"/>
    </style:style>
    <style:style style:name="P84" style:family="paragraph" style:parent-style-name="Text_20_body">
      <style:paragraph-properties fo:margin-left="0cm" fo:margin-right="0cm" fo:line-height="150%" fo:text-indent="1.591cm" style:auto-text-indent="false"/>
      <style:text-properties style:font-name="Times New Roman" fo:font-size="12pt" fo:language="pt" fo:country="BR" style:font-size-asian="12pt" style:font-name-complex="Times New Roman" style:font-size-complex="12pt"/>
    </style:style>
    <style:style style:name="P85" style:family="paragraph" style:parent-style-name="Text_20_body">
      <style:paragraph-properties fo:margin-left="0cm" fo:margin-right="0cm" fo:line-height="150%" fo:text-indent="1.591cm" style:auto-text-indent="false"/>
    </style:style>
    <style:style style:name="P86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style:font-name="Times New Roman" fo:font-size="12pt" fo:language="pt" fo:country="BR" fo:font-weight="bold" style:font-size-asian="12pt" style:font-weight-asian="bold" style:font-name-complex="Times New Roman" style:font-size-complex="12pt" style:font-weight-complex="bold"/>
    </style:style>
    <style:style style:name="P87" style:family="paragraph" style:parent-style-name="Text_20_body">
      <style:paragraph-properties>
        <style:tab-stops>
          <style:tab-stop style:position="1.251cm"/>
        </style:tab-stops>
      </style:paragraph-properties>
      <style:text-properties style:font-name="Times New Roman" fo:font-size="12pt" fo:language="pt" fo:country="BR" fo:font-weight="bold" style:font-size-asian="12pt" style:font-weight-asian="bold" style:font-name-complex="Times New Roman" style:font-size-complex="12pt" style:font-weight-complex="bold"/>
    </style:style>
    <style:style style:name="P88" style:family="paragraph" style:parent-style-name="Text_20_body">
      <style:paragraph-properties>
        <style:tab-stops>
          <style:tab-stop style:position="1.251cm"/>
        </style:tab-stops>
      </style:paragraph-properties>
      <style:text-properties style:font-name="Times New Roman" fo:font-size="12pt" fo:language="pt" fo:country="BR" fo:font-weight="bold" officeooo:rsid="001596be" officeooo:paragraph-rsid="001596be" style:font-size-asian="12pt" style:font-weight-asian="bold" style:font-name-complex="Times New Roman" style:font-size-complex="12pt" style:font-weight-complex="bold"/>
    </style:style>
    <style:style style:name="P89" style:family="paragraph" style:parent-style-name="Text_20_body">
      <style:paragraph-properties>
        <style:tab-stops>
          <style:tab-stop style:position="1.251cm"/>
        </style:tab-stops>
      </style:paragraph-properties>
      <style:text-properties style:font-name="Times New Roman" fo:font-size="12pt" fo:language="pt" fo:country="BR" fo:font-weight="bold" officeooo:rsid="0015dcfd" officeooo:paragraph-rsid="0015dcfd" style:font-size-asian="12pt" style:font-weight-asian="bold" style:font-name-complex="Times New Roman" style:font-size-complex="12pt" style:font-weight-complex="bold"/>
    </style:style>
    <style:style style:name="P90" style:family="paragraph" style:parent-style-name="Text_20_body">
      <style:paragraph-properties>
        <style:tab-stops>
          <style:tab-stop style:position="1.251cm"/>
        </style:tab-stops>
      </style:paragraph-properties>
      <style:text-properties style:font-name="Times New Roman" fo:font-size="12pt" fo:language="pt" fo:country="BR" fo:font-weight="bold" officeooo:rsid="00162e5a" officeooo:paragraph-rsid="00162e5a" style:font-size-asian="12pt" style:font-weight-asian="bold" style:font-name-complex="Times New Roman" style:font-size-complex="12pt" style:font-weight-complex="bold"/>
    </style:style>
    <style:style style:name="P91" style:family="paragraph" style:parent-style-name="Text_20_body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style:font-size-asian="12pt" style:font-name-complex="Times New Roman" style:font-size-complex="12pt"/>
    </style:style>
    <style:style style:name="P92" style:family="paragraph" style:parent-style-name="Text_20_body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officeooo:rsid="001596be" officeooo:paragraph-rsid="001596be" style:font-size-asian="12pt" style:font-name-complex="Times New Roman" style:font-size-complex="12pt"/>
    </style:style>
    <style:style style:name="P93" style:family="paragraph" style:parent-style-name="Text_20_body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officeooo:rsid="0015dcfd" officeooo:paragraph-rsid="0015dcfd" style:font-size-asian="12pt" style:font-name-complex="Times New Roman" style:font-size-complex="12pt"/>
    </style:style>
    <style:style style:name="P94" style:family="paragraph" style:parent-style-name="Text_20_body">
      <style:paragraph-properties fo:text-align="center" style:justify-single-word="false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officeooo:rsid="00162e5a" officeooo:paragraph-rsid="00162e5a" style:font-size-asian="12pt" style:font-name-complex="Times New Roman" style:font-size-complex="12pt"/>
    </style:style>
    <style:style style:name="P95" style:family="paragraph" style:parent-style-name="Text_20_body">
      <style:paragraph-properties fo:text-align="center" style:justify-single-word="false" style:snap-to-layout-grid="false">
        <style:tab-stops>
          <style:tab-stop style:position="1.251cm"/>
        </style:tab-stops>
      </style:paragraph-properties>
    </style:style>
    <style:style style:name="P96" style:family="paragraph" style:parent-style-name="Text_20_body">
      <style:paragraph-properties>
        <style:tab-stops>
          <style:tab-stop style:position="1.251cm"/>
        </style:tab-stops>
      </style:paragraph-properties>
    </style:style>
    <style:style style:name="P97" style:family="paragraph" style:parent-style-name="Corpo_20_de_20_texto_20_2">
      <style:paragraph-properties fo:line-height="150%" fo:text-align="justify" style:justify-single-word="false"/>
      <style:text-properties style:font-name="Times New Roman" fo:font-size="12pt" fo:language="pt" fo:country="BR" style:font-name-asian="Arial Unicode MS" style:font-size-asian="12pt" style:font-name-complex="Times New Roman" style:font-size-complex="12pt"/>
    </style:style>
    <style:style style:name="P98" style:family="paragraph" style:parent-style-name="Estilo2">
      <style:text-properties style:font-name="Times New Roman" fo:font-size="14pt" style:font-size-asian="14pt" style:font-name-complex="Times New Roman" style:font-size-complex="14pt"/>
    </style:style>
    <style:style style:name="P99" style:family="paragraph" style:parent-style-name="Standard">
      <style:paragraph-properties style:line-height-at-least="0.423cm" fo:orphans="0" fo:widows="0"/>
      <style:text-properties style:font-name="Times New Roman" fo:font-size="12pt" fo:language="pt" fo:country="BR" style:font-size-asian="12pt" style:font-name-complex="Times New Roman" style:font-size-complex="12pt"/>
    </style:style>
    <style:style style:name="P100" style:family="paragraph" style:parent-style-name="Standard" style:master-page-name="MP1">
      <style:paragraph-properties fo:text-align="end" style:justify-single-word="false" fo:orphans="0" fo:widows="0" style:page-number="auto" fo:break-before="page">
        <style:tab-stops>
          <style:tab-stop style:position="2.223cm"/>
        </style:tab-stops>
      </style:paragraph-properties>
      <style:text-properties style:font-name="Times New Roman" fo:font-size="25pt" fo:language="pt" fo:country="BR" fo:font-weight="bold" style:font-size-asian="25pt" style:font-weight-asian="bold" style:font-name-complex="Times New Roman" style:font-size-complex="25pt"/>
    </style:style>
    <style:style style:name="P101" style:family="paragraph" style:parent-style-name="Standard" style:master-page-name="MP2">
      <style:paragraph-properties fo:text-align="center" style:justify-single-word="false" fo:orphans="0" fo:widows="0" style:page-number="1" fo:break-before="page"/>
      <style:text-properties style:font-name="Times New Roman" fo:font-size="12pt" fo:language="pt" fo:country="BR" fo:font-weight="bold" style:font-size-asian="12pt" style:font-weight-asian="bold" style:font-name-complex="Times New Roman" style:font-size-complex="12pt"/>
    </style:style>
    <style:style style:name="P102" style:family="paragraph" style:parent-style-name="Standard">
      <style:paragraph-properties fo:margin-top="0cm" fo:margin-bottom="0.212cm" loext:contextual-spacing="false" style:line-height-at-least="0.423cm" fo:text-align="justify" style:justify-single-word="false" fo:orphans="0" fo:widows="0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style:font-size-asian="12pt" style:font-name-complex="Times New Roman" style:font-size-complex="12pt"/>
    </style:style>
    <style:style style:name="P103" style:family="paragraph" style:parent-style-name="Standard">
      <style:paragraph-properties fo:margin-top="0cm" fo:margin-bottom="0.212cm" loext:contextual-spacing="false" style:line-height-at-least="0.423cm" fo:text-align="justify" style:justify-single-word="false" fo:orphans="0" fo:widows="0" style:snap-to-layout-grid="false">
        <style:tab-stops>
          <style:tab-stop style:position="1.251cm"/>
        </style:tab-stops>
      </style:paragraph-properties>
      <style:text-properties style:font-name="Times New Roman" fo:font-size="12pt" fo:language="pt" fo:country="BR" officeooo:paragraph-rsid="001ead0b" style:font-size-asian="12pt" style:font-name-complex="Times New Roman" style:font-size-complex="12pt"/>
    </style:style>
    <style:style style:name="P104" style:family="paragraph" style:parent-style-name="Heading_20_3">
      <style:paragraph-properties fo:margin-top="0cm" fo:margin-bottom="0cm" loext:contextual-spacing="false"/>
      <style:text-properties style:font-name="Times New Roman" fo:font-size="12pt" fo:language="pt" fo:country="BR" officeooo:paragraph-rsid="00179338" style:font-size-asian="12pt" style:font-name-complex="Times New Roman" style:font-size-complex="12pt"/>
    </style:style>
    <style:style style:name="P105" style:family="paragraph" style:parent-style-name="Pré-formatação_20_HTML" style:list-style-name="L1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06" style:family="paragraph" style:parent-style-name="Pré-formatação_20_HTML" style:list-style-name="WW8Num3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07" style:family="paragraph" style:parent-style-name="Pré-formatação_20_HTML" style:list-style-name="WW8Num3">
      <style:paragraph-properties style:snap-to-layout-grid="false"/>
      <style:text-properties style:font-name="Times New Roman" fo:font-size="12pt" officeooo:paragraph-rsid="00179338" style:font-size-asian="12pt" style:font-name-complex="Times New Roman" style:font-size-complex="12pt"/>
    </style:style>
    <style:style style:name="P108" style:family="paragraph" style:parent-style-name="Pré-formatação_20_HTML" style:list-style-name="L2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09" style:family="paragraph" style:parent-style-name="Pré-formatação_20_HTML" style:list-style-name="L3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10" style:family="paragraph" style:parent-style-name="Pré-formatação_20_HTML" style:list-style-name="WW8Num4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11" style:family="paragraph" style:parent-style-name="Pré-formatação_20_HTML" style:list-style-name="WW8Num5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12" style:family="paragraph" style:parent-style-name="Pré-formatação_20_HTML" style:list-style-name="L4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13" style:family="paragraph" style:parent-style-name="Pré-formatação_20_HTML" style:list-style-name="L5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14" style:family="paragraph" style:parent-style-name="Pré-formatação_20_HTML" style:list-style-name="L6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15" style:family="paragraph" style:parent-style-name="Pré-formatação_20_HTML" style:list-style-name="L7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16" style:family="paragraph" style:parent-style-name="Pré-formatação_20_HTML" style:list-style-name="L8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17" style:family="paragraph" style:parent-style-name="Pré-formatação_20_HTML" style:list-style-name="L9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18" style:family="paragraph" style:parent-style-name="Pré-formatação_20_HTML" style:list-style-name="L10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19" style:family="paragraph" style:parent-style-name="Pré-formatação_20_HTML" style:list-style-name="L11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0" style:family="paragraph" style:parent-style-name="Pré-formatação_20_HTML" style:list-style-name="L12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1" style:family="paragraph" style:parent-style-name="Pré-formatação_20_HTML" style:list-style-name="L13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2" style:family="paragraph" style:parent-style-name="Pré-formatação_20_HTML" style:list-style-name="L14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3" style:family="paragraph" style:parent-style-name="Pré-formatação_20_HTML" style:list-style-name="L15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4" style:family="paragraph" style:parent-style-name="Pré-formatação_20_HTML" style:list-style-name="L16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5" style:family="paragraph" style:parent-style-name="Pré-formatação_20_HTML" style:list-style-name="L17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6" style:family="paragraph" style:parent-style-name="Pré-formatação_20_HTML" style:list-style-name="L18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7" style:family="paragraph" style:parent-style-name="Pré-formatação_20_HTML" style:list-style-name="L19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8" style:family="paragraph" style:parent-style-name="Pré-formatação_20_HTML" style:list-style-name="L20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9" style:family="paragraph" style:parent-style-name="Pré-formatação_20_HTML" style:list-style-name="L21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0" style:family="paragraph" style:parent-style-name="Pré-formatação_20_HTML" style:list-style-name="L22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1" style:family="paragraph" style:parent-style-name="Pré-formatação_20_HTML" style:list-style-name="L23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2" style:family="paragraph" style:parent-style-name="Pré-formatação_20_HTML" style:list-style-name="L24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3" style:family="paragraph" style:parent-style-name="Pré-formatação_20_HTML" style:list-style-name="L24">
      <style:paragraph-properties style:snap-to-layout-grid="false"/>
      <style:text-properties style:font-name="Times New Roman" fo:font-size="12pt" officeooo:paragraph-rsid="00179338" style:font-size-asian="12pt" style:font-name-complex="Times New Roman" style:font-size-complex="12pt"/>
    </style:style>
    <style:style style:name="P134" style:family="paragraph" style:parent-style-name="Pré-formatação_20_HTML" style:list-style-name="L25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5" style:family="paragraph" style:parent-style-name="Pré-formatação_20_HTML" style:list-style-name="L26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6" style:family="paragraph" style:parent-style-name="Pré-formatação_20_HTML" style:list-style-name="L27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7" style:family="paragraph" style:parent-style-name="Pré-formatação_20_HTML" style:list-style-name="L28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8" style:family="paragraph" style:parent-style-name="Pré-formatação_20_HTML">
      <style:paragraph-properties fo:text-align="center" style:justify-single-word="false" style:snap-to-layout-grid="false"/>
      <style:text-properties style:font-name="Times New Roman" fo:font-size="12pt" officeooo:rsid="0017ce3e" officeooo:paragraph-rsid="00179338" style:font-size-asian="12pt" style:font-name-complex="Times New Roman" style:font-size-complex="12pt"/>
    </style:style>
    <style:style style:name="P139" style:family="paragraph" style:parent-style-name="Pré-formatação_20_HTML" style:list-style-name="L24">
      <style:paragraph-properties style:snap-to-layout-grid="false"/>
      <style:text-properties style:font-name="Times New Roman" fo:font-size="12pt" officeooo:rsid="0017ce3e" officeooo:paragraph-rsid="0017ce3e" style:font-size-asian="12pt" style:font-name-complex="Times New Roman" style:font-size-complex="12pt"/>
    </style:style>
    <style:style style:name="P140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17ce3e" officeooo:paragraph-rsid="0017ce3e" style:font-size-asian="12pt" style:font-name-complex="Times New Roman" style:font-size-complex="12pt"/>
    </style:style>
    <style:style style:name="P141" style:family="paragraph" style:parent-style-name="Pré-formatação_20_HTML" style:list-style-name="L29">
      <style:paragraph-properties style:snap-to-layout-grid="false"/>
      <style:text-properties style:font-name="Times New Roman" fo:font-size="12pt" officeooo:rsid="0017ce3e" officeooo:paragraph-rsid="0017ce3e" style:font-size-asian="12pt" style:font-name-complex="Times New Roman" style:font-size-complex="12pt"/>
    </style:style>
    <style:style style:name="P142" style:family="paragraph" style:parent-style-name="Pré-formatação_20_HTML" style:list-style-name="L30">
      <style:paragraph-properties style:snap-to-layout-grid="false"/>
      <style:text-properties style:font-name="Times New Roman" fo:font-size="12pt" officeooo:rsid="0017ce3e" officeooo:paragraph-rsid="0017ce3e" style:font-size-asian="12pt" style:font-name-complex="Times New Roman" style:font-size-complex="12pt"/>
    </style:style>
    <style:style style:name="P143" style:family="paragraph" style:parent-style-name="Pré-formatação_20_HTML" style:list-style-name="L31">
      <style:paragraph-properties style:snap-to-layout-grid="false"/>
      <style:text-properties style:font-name="Times New Roman" fo:font-size="12pt" officeooo:rsid="0017ce3e" officeooo:paragraph-rsid="0017ce3e" style:font-size-asian="12pt" style:font-name-complex="Times New Roman" style:font-size-complex="12pt"/>
    </style:style>
    <style:style style:name="P144" style:family="paragraph" style:parent-style-name="Pré-formatação_20_HTML" style:list-style-name="L32">
      <style:paragraph-properties style:snap-to-layout-grid="false"/>
      <style:text-properties style:font-name="Times New Roman" fo:font-size="12pt" officeooo:rsid="0017ce3e" officeooo:paragraph-rsid="0017ce3e" style:font-size-asian="12pt" style:font-name-complex="Times New Roman" style:font-size-complex="12pt"/>
    </style:style>
    <style:style style:name="P145" style:family="paragraph" style:parent-style-name="Pré-formatação_20_HTML" style:list-style-name="L31">
      <style:paragraph-properties style:snap-to-layout-grid="false"/>
      <style:text-properties style:font-name="Times New Roman" fo:font-size="12pt" officeooo:paragraph-rsid="00179338" style:font-size-asian="12pt" style:font-name-complex="Times New Roman" style:font-size-complex="12pt"/>
    </style:style>
    <style:style style:name="P146" style:family="paragraph" style:parent-style-name="Pré-formatação_20_HTML" style:list-style-name="L24">
      <style:paragraph-properties style:snap-to-layout-grid="false"/>
      <style:text-properties style:font-name="Times New Roman" fo:font-size="12pt" officeooo:rsid="00191e3b" officeooo:paragraph-rsid="00191e3b" style:font-size-asian="12pt" style:font-name-complex="Times New Roman" style:font-size-complex="12pt"/>
    </style:style>
    <style:style style:name="P147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191e3b" officeooo:paragraph-rsid="00191e3b" style:font-size-asian="12pt" style:font-name-complex="Times New Roman" style:font-size-complex="12pt"/>
    </style:style>
    <style:style style:name="P148" style:family="paragraph" style:parent-style-name="Pré-formatação_20_HTML" style:list-style-name="L33">
      <style:paragraph-properties style:snap-to-layout-grid="false"/>
      <style:text-properties style:font-name="Times New Roman" fo:font-size="12pt" officeooo:rsid="00191e3b" officeooo:paragraph-rsid="00191e3b" style:font-size-asian="12pt" style:font-name-complex="Times New Roman" style:font-size-complex="12pt"/>
    </style:style>
    <style:style style:name="P149" style:family="paragraph" style:parent-style-name="Pré-formatação_20_HTML" style:list-style-name="L34">
      <style:paragraph-properties style:snap-to-layout-grid="false"/>
      <style:text-properties style:font-name="Times New Roman" fo:font-size="12pt" officeooo:rsid="00191e3b" officeooo:paragraph-rsid="00191e3b" style:font-size-asian="12pt" style:font-name-complex="Times New Roman" style:font-size-complex="12pt"/>
    </style:style>
    <style:style style:name="P150" style:family="paragraph" style:parent-style-name="Pré-formatação_20_HTML" style:list-style-name="L35">
      <style:paragraph-properties style:snap-to-layout-grid="false"/>
      <style:text-properties style:font-name="Times New Roman" fo:font-size="12pt" officeooo:rsid="00191e3b" officeooo:paragraph-rsid="00191e3b" style:font-size-asian="12pt" style:font-name-complex="Times New Roman" style:font-size-complex="12pt"/>
    </style:style>
    <style:style style:name="P151" style:family="paragraph" style:parent-style-name="Pré-formatação_20_HTML" style:list-style-name="L36">
      <style:paragraph-properties style:snap-to-layout-grid="false"/>
      <style:text-properties style:font-name="Times New Roman" fo:font-size="12pt" officeooo:rsid="00191e3b" officeooo:paragraph-rsid="00191e3b" style:font-size-asian="12pt" style:font-name-complex="Times New Roman" style:font-size-complex="12pt"/>
    </style:style>
    <style:style style:name="P152" style:family="paragraph" style:parent-style-name="Pré-formatação_20_HTML" style:list-style-name="L37">
      <style:paragraph-properties style:snap-to-layout-grid="false"/>
      <style:text-properties style:font-name="Times New Roman" fo:font-size="12pt" officeooo:rsid="0019eaa5" officeooo:paragraph-rsid="0019eaa5" style:font-size-asian="12pt" style:font-name-complex="Times New Roman" style:font-size-complex="12pt"/>
    </style:style>
    <style:style style:name="P153" style:family="paragraph" style:parent-style-name="Pré-formatação_20_HTML" style:list-style-name="L38">
      <style:paragraph-properties style:snap-to-layout-grid="false"/>
      <style:text-properties style:font-name="Times New Roman" fo:font-size="12pt" officeooo:rsid="0019eaa5" officeooo:paragraph-rsid="0019eaa5" style:font-size-asian="12pt" style:font-name-complex="Times New Roman" style:font-size-complex="12pt"/>
    </style:style>
    <style:style style:name="P154" style:family="paragraph" style:parent-style-name="Pré-formatação_20_HTML" style:list-style-name="L39">
      <style:paragraph-properties style:snap-to-layout-grid="false"/>
      <style:text-properties style:font-name="Times New Roman" fo:font-size="12pt" officeooo:rsid="0019eaa5" officeooo:paragraph-rsid="0019eaa5" style:font-size-asian="12pt" style:font-name-complex="Times New Roman" style:font-size-complex="12pt"/>
    </style:style>
    <style:style style:name="P155" style:family="paragraph" style:parent-style-name="Pré-formatação_20_HTML" style:list-style-name="L40">
      <style:paragraph-properties style:snap-to-layout-grid="false"/>
      <style:text-properties style:font-name="Times New Roman" fo:font-size="12pt" officeooo:rsid="0019eaa5" officeooo:paragraph-rsid="0019eaa5" style:font-size-asian="12pt" style:font-name-complex="Times New Roman" style:font-size-complex="12pt"/>
    </style:style>
    <style:style style:name="P156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157" style:family="paragraph" style:parent-style-name="Pré-formatação_20_HTML" style:list-style-name="L41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158" style:family="paragraph" style:parent-style-name="Pré-formatação_20_HTML" style:list-style-name="L42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159" style:family="paragraph" style:parent-style-name="Pré-formatação_20_HTML" style:list-style-name="L43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160" style:family="paragraph" style:parent-style-name="Pré-formatação_20_HTML" style:list-style-name="L44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161" style:family="paragraph" style:parent-style-name="Pré-formatação_20_HTML" style:list-style-name="L45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162" style:family="paragraph" style:parent-style-name="Pré-formatação_20_HTML" style:list-style-name="L46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163" style:family="paragraph" style:parent-style-name="Pré-formatação_20_HTML" style:list-style-name="L47">
      <style:paragraph-properties style:snap-to-layout-grid="false"/>
      <style:text-properties style:font-name="Times New Roman" fo:font-size="12pt" officeooo:rsid="001b4b50" officeooo:paragraph-rsid="001b4b50" style:font-size-asian="12pt" style:font-name-complex="Times New Roman" style:font-size-complex="12pt"/>
    </style:style>
    <style:style style:name="P164" style:family="paragraph" style:parent-style-name="Pré-formatação_20_HTML" style:list-style-name="L51">
      <style:paragraph-properties style:snap-to-layout-grid="false"/>
      <style:text-properties style:font-name="Times New Roman" fo:font-size="12pt" officeooo:rsid="001b4b50" officeooo:paragraph-rsid="001ca6db" style:font-size-asian="12pt" style:font-name-complex="Times New Roman" style:font-size-complex="12pt"/>
    </style:style>
    <style:style style:name="P165" style:family="paragraph" style:parent-style-name="Pré-formatação_20_HTML" style:list-style-name="L48">
      <style:paragraph-properties style:snap-to-layout-grid="false"/>
      <style:text-properties style:font-name="Times New Roman" fo:font-size="12pt" officeooo:rsid="001ca6db" officeooo:paragraph-rsid="001ca6db" style:font-size-asian="12pt" style:font-name-complex="Times New Roman" style:font-size-complex="12pt"/>
    </style:style>
    <style:style style:name="P166" style:family="paragraph" style:parent-style-name="Pré-formatação_20_HTML" style:list-style-name="L49">
      <style:paragraph-properties style:snap-to-layout-grid="false"/>
      <style:text-properties style:font-name="Times New Roman" fo:font-size="12pt" officeooo:rsid="001ca6db" officeooo:paragraph-rsid="001ca6db" style:font-size-asian="12pt" style:font-name-complex="Times New Roman" style:font-size-complex="12pt"/>
    </style:style>
    <style:style style:name="P167" style:family="paragraph" style:parent-style-name="Pré-formatação_20_HTML" style:list-style-name="L50">
      <style:paragraph-properties style:snap-to-layout-grid="false"/>
      <style:text-properties style:font-name="Times New Roman" fo:font-size="12pt" officeooo:rsid="001ca6db" officeooo:paragraph-rsid="001ca6db" style:font-size-asian="12pt" style:font-name-complex="Times New Roman" style:font-size-complex="12pt"/>
    </style:style>
    <style:style style:name="P168" style:family="paragraph" style:parent-style-name="Pré-formatação_20_HTML" style:list-style-name="L51">
      <style:paragraph-properties style:snap-to-layout-grid="false"/>
      <style:text-properties style:font-name="Times New Roman" fo:font-size="12pt" officeooo:rsid="001ca6db" officeooo:paragraph-rsid="001ca6db" style:font-size-asian="12pt" style:font-name-complex="Times New Roman" style:font-size-complex="12pt"/>
    </style:style>
    <style:style style:name="P169" style:family="paragraph" style:parent-style-name="Pré-formatação_20_HTML" style:list-style-name="L52">
      <style:paragraph-properties style:snap-to-layout-grid="false"/>
      <style:text-properties style:font-name="Times New Roman" fo:font-size="12pt" officeooo:rsid="001ca6db" officeooo:paragraph-rsid="001ca6db" style:font-size-asian="12pt" style:font-name-complex="Times New Roman" style:font-size-complex="12pt"/>
    </style:style>
    <style:style style:name="P170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1c5035" officeooo:paragraph-rsid="001c5035" style:font-size-asian="12pt" style:font-name-complex="Times New Roman" style:font-size-complex="12pt"/>
    </style:style>
    <style:style style:name="P171" style:family="paragraph" style:parent-style-name="Pré-formatação_20_HTML" style:list-style-name="WW8Num3">
      <style:paragraph-properties style:snap-to-layout-grid="false"/>
      <style:text-properties style:font-name="Times New Roman" fo:font-size="12pt" officeooo:rsid="001ea069" officeooo:paragraph-rsid="001ea069" style:font-size-asian="12pt" style:font-name-complex="Times New Roman" style:font-size-complex="12pt"/>
    </style:style>
    <style:style style:name="P172" style:family="paragraph" style:parent-style-name="Pré-formatação_20_HTML" style:list-style-name="L53">
      <style:paragraph-properties style:snap-to-layout-grid="false"/>
      <style:text-properties style:font-name="Times New Roman" fo:font-size="12pt" officeooo:rsid="001ea069" officeooo:paragraph-rsid="001ea069" style:font-size-asian="12pt" style:font-name-complex="Times New Roman" style:font-size-complex="12pt"/>
    </style:style>
    <style:style style:name="P173" style:family="paragraph" style:parent-style-name="Pré-formatação_20_HTML" style:list-style-name="L54">
      <style:paragraph-properties style:snap-to-layout-grid="false"/>
      <style:text-properties style:font-name="Times New Roman" fo:font-size="12pt" officeooo:rsid="001ea069" officeooo:paragraph-rsid="001ea069" style:font-size-asian="12pt" style:font-name-complex="Times New Roman" style:font-size-complex="12pt"/>
    </style:style>
    <style:style style:name="P174" style:family="paragraph" style:parent-style-name="Pré-formatação_20_HTML" style:list-style-name="L55">
      <style:paragraph-properties style:snap-to-layout-grid="false"/>
      <style:text-properties style:font-name="Times New Roman" fo:font-size="12pt" officeooo:rsid="001ea069" officeooo:paragraph-rsid="001ea069" style:font-size-asian="12pt" style:font-name-complex="Times New Roman" style:font-size-complex="12pt"/>
    </style:style>
    <style:style style:name="P175" style:family="paragraph" style:parent-style-name="Pré-formatação_20_HTML" style:list-style-name="L56">
      <style:paragraph-properties style:snap-to-layout-grid="false"/>
      <style:text-properties style:font-name="Times New Roman" fo:font-size="12pt" officeooo:rsid="001ea069" officeooo:paragraph-rsid="001ea069" style:font-size-asian="12pt" style:font-name-complex="Times New Roman" style:font-size-complex="12pt"/>
    </style:style>
    <style:style style:name="T1" style:family="text">
      <style:text-properties fo:color="#548dd4" style:font-name="Tahoma" fo:font-size="22pt" fo:language="en" fo:country="US" fo:font-weight="bold" style:font-size-asian="22pt" style:font-weight-asian="bold" style:font-name-complex="Tahoma" style:font-size-complex="22pt"/>
    </style:style>
    <style:style style:name="T2" style:family="text">
      <style:text-properties fo:font-size="1pt" fo:language="pt" fo:country="BR" style:font-size-asian="1pt" style:language-asian="pt" style:country-asian="BR"/>
    </style:style>
    <style:style style:name="T3" style:family="text">
      <style:text-properties fo:font-size="8pt" fo:language="en" fo:country="US" style:font-size-asian="8pt" style:font-name-complex="Tahoma" style:font-size-complex="8pt"/>
    </style:style>
    <style:style style:name="T4" style:family="text">
      <style:text-properties fo:color="#999999" style:font-name="Times New Roman" fo:font-size="10pt" fo:language="en" fo:country="US" style:font-size-asian="10pt" style:font-name-complex="Times New Roman" style:font-size-complex="10pt"/>
    </style:style>
    <style:style style:name="T5" style:family="text">
      <style:text-properties fo:color="#999999" fo:font-size="10pt" fo:language="en" fo:country="US" style:font-size-asian="10pt" style:font-name-complex="Times New Roman" style:font-size-complex="10pt"/>
    </style:style>
    <style:style style:name="T6" style:family="text">
      <style:text-properties style:font-name="Times New Roman" fo:font-size="12pt" fo:language="pt" fo:country="BR" style:font-size-asian="12pt" style:font-name-complex="Times New Roman" style:font-size-complex="12pt"/>
    </style:style>
    <style:style style:name="T7" style:family="text">
      <style:text-properties style:font-name="Times New Roman" fo:font-size="12pt" fo:language="pt" fo:country="BR" style:font-size-asian="12pt" style:language-asian="pt" style:country-asian="BR" style:font-name-complex="Times New Roman" style:font-size-complex="12pt"/>
    </style:style>
    <style:style style:name="T8" style:family="text">
      <style:text-properties style:font-name="Times New Roman" fo:font-size="12pt" fo:language="pt" fo:country="BR" fo:font-weight="bold" style:font-size-asian="12pt" style:font-weight-asian="bold" style:font-name-complex="Times New Roman" style:font-size-complex="12pt" style:font-weight-complex="bold"/>
    </style:style>
    <style:style style:name="T9" style:family="text">
      <style:text-properties style:font-name="Times New Roman" fo:font-size="12pt" style:font-size-asian="12pt" style:language-asian="pt" style:country-asian="BR" style:font-name-complex="Times New Roman" style:font-size-complex="12pt"/>
    </style:style>
    <style:style style:name="T10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1" style:family="text">
      <style:text-properties style:font-name="Times New Roman" fo:font-size="12pt" fo:font-weight="bold" officeooo:rsid="00179338" style:font-size-asian="12pt" style:font-weight-asian="bold" style:font-name-complex="Times New Roman" style:font-size-complex="12pt"/>
    </style:style>
    <style:style style:name="T12" style:family="text">
      <style:text-properties style:font-name="Times New Roman" fo:font-size="12pt" fo:font-weight="bold" officeooo:rsid="0017ce3e" style:font-size-asian="12pt" style:font-weight-asian="bold" style:font-name-complex="Times New Roman" style:font-size-complex="12pt"/>
    </style:style>
    <style:style style:name="T13" style:family="text">
      <style:text-properties style:font-name="Times New Roman" fo:font-size="12pt" fo:font-weight="bold" officeooo:rsid="00191e3b" style:font-size-asian="12pt" style:font-weight-asian="bold" style:font-name-complex="Times New Roman" style:font-size-complex="12pt"/>
    </style:style>
    <style:style style:name="T14" style:family="text">
      <style:text-properties style:font-name="Times New Roman" fo:font-size="12pt" fo:font-weight="bold" officeooo:rsid="001b4b50" style:font-size-asian="12pt" style:font-weight-asian="bold" style:font-name-complex="Times New Roman" style:font-size-complex="12pt"/>
    </style:style>
    <style:style style:name="T15" style:family="text">
      <style:text-properties style:font-name="Times New Roman" fo:font-size="12pt" fo:font-weight="bold" officeooo:rsid="001c5035" style:font-size-asian="12pt" style:font-weight-asian="bold" style:font-name-complex="Times New Roman" style:font-size-complex="12pt"/>
    </style:style>
    <style:style style:name="T16" style:family="text">
      <style:text-properties style:font-name="Times New Roman" fo:font-size="12pt" fo:font-weight="bold" officeooo:rsid="001ea069" style:font-size-asian="12pt" style:font-weight-asian="bold" style:font-name-complex="Times New Roman" style:font-size-complex="12pt"/>
    </style:style>
    <style:style style:name="T17" style:family="text">
      <style:text-properties officeooo:rsid="001596be"/>
    </style:style>
    <style:style style:name="T18" style:family="text">
      <style:text-properties officeooo:rsid="0017ce3e"/>
    </style:style>
    <style:style style:name="T19" style:family="text">
      <style:text-properties officeooo:rsid="001ca6db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writing-mode="lr-tb" draw:textarea-vertical-align="top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2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2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2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2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2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3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WW_5f_CharLFO3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WW_5f_CharLFO3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Standard">Sistema XXXX – Especificação dos Requisitos</text:p>
          </table:table-cell>
          <table:table-cell table:style-name="Tabela3.B1" office:value-type="string">
            <text:p text:style-name="P33">Versão: 0.1</text:p>
          </table:table-cell>
        </table:table-row>
        <table:table-row table:style-name="Tabela3.2">
          <table:table-cell table:style-name="Tabela3.A2" office:value-type="string">
            <text:p text:style-name="P20">Documento de Especificação.doc</text:p>
          </table:table-cell>
          <table:table-cell table:style-name="Tabela3.B2" office:value-type="string">
            <text:p text:style-name="P21">Data da Versão: 15/09/2009</text:p>
          </table:table-cell>
        </table:table-row>
      </table:table>
      <text:p text:style-name="Header"/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69">Confidencial</text:p>
          </table:table-cell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4"><text:span text:style-name="Fonte_20_parág._20_padrão"><text:span text:style-name="T4">Page </text:span></text:span><text:span text:style-name="Fonte_20_parág._20_padrão"><text:span text:style-name="T5"><text:page-number text:select-page="current">1</text:page-number></text:span></text:span><text:span text:style-name="Fonte_20_parág._20_padrão"><text:span text:style-name="T4"> of </text:span></text:span><text:span text:style-name="Fonte_20_parág._20_padrão"><text:span text:style-name="T5"><text:page-count style:num-format="1">16</text:page-count></text:span></text:span></text:p>
          </table:table-cell>
        </table:table-row>
      </table:table>
      <text:p text:style-name="P100">Documento de Especificação</text:p>
      <text:p text:style-name="P17">de Requisitos</text:p>
      <text:p text:style-name="P16"/>
      <text:p text:style-name="P16">Versão &lt;0.<text:span text:style-name="T17">2</text:span>&gt;</text:p>
      <text:p text:style-name="P101"/>
      <text:p text:style-name="P18">Equipe</text:p>
      <text:p text:style-name="P3"/>
      <text:p text:style-name="P25"><text:span text:style-name="Fonte_20_parág._20_padrão"><text:span text:style-name="T6">Breno</text:span></text:span></text:p>
      <text:p text:style-name="P25"><text:span text:style-name="Fonte_20_parág._20_padrão"><text:span text:style-name="T6">Danilo</text:span></text:span></text:p>
      <text:p text:style-name="P3"/>
      <text:p text:style-name="P3"/>
      <text:p text:style-name="P3"/>
      <text:p text:style-name="P3"/>
      <text:p text:style-name="P19">Revisões</text:p>
      <text:p text:style-name="P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0">Data</text:p>
          </table:table-cell>
          <table:table-cell table:style-name="Tabela5.B1" office:value-type="string">
            <text:p text:style-name="P70">Versão</text:p>
          </table:table-cell>
          <table:table-cell table:style-name="Tabela5.C1" office:value-type="string">
            <text:p text:style-name="P70">Descrição</text:p>
          </table:table-cell>
          <table:table-cell table:style-name="Tabela5.D1" office:value-type="string">
            <text:p text:style-name="P70">Autores</text:p>
          </table:table-cell>
        </table:table-row>
        <table:table-row>
          <table:table-cell table:style-name="Tabela5.A2" office:value-type="string">
            <text:p text:style-name="P72">15/09/2016</text:p>
          </table:table-cell>
          <table:table-cell table:style-name="Tabela5.B2" office:value-type="string">
            <text:p text:style-name="P74">0.1</text:p>
          </table:table-cell>
          <table:table-cell table:style-name="Tabela5.C2" office:value-type="string">
            <text:p text:style-name="P73"/>
          </table:table-cell>
          <table:table-cell table:style-name="Tabela5.D2" office:value-type="string">
            <text:p text:style-name="P79">Alexandre</text:p>
            <text:p text:style-name="P103">Breno</text:p>
            <text:p text:style-name="P76">Danilo</text:p>
          </table:table-cell>
        </table:table-row>
        <table:table-row>
          <table:table-cell table:style-name="Tabela5.A3" office:value-type="string">
            <text:p text:style-name="P71"><text:span text:style-name="T17">02</text:span>/<text:span text:style-name="T17">11</text:span>/2016</text:p>
          </table:table-cell>
          <table:table-cell table:style-name="Tabela5.B3" office:value-type="string">
            <text:p text:style-name="P73">0.<text:span text:style-name="T17">2</text:span></text:p>
          </table:table-cell>
          <table:table-cell table:style-name="Tabela5.C3" office:value-type="string">
            <text:p text:style-name="P73"/>
          </table:table-cell>
          <table:table-cell table:style-name="Tabela5.D3" office:value-type="string">
            <text:p text:style-name="P75">Breno</text:p>
            <text:p text:style-name="P75">Danilo</text:p>
          </table:table-cell>
        </table:table-row>
      </table:table>
      <text:p text:style-name="P77"/>
      <text:p text:style-name="P78">Conteúdo<text:line-break/></text:p>
      <text:table-of-content text:style-name="Sect1" text:name="_TOC6">
        <text:table-of-content-source text:outline-level="1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Estilo1"/>
          </text:index-source-styles>
        </text:table-of-content-source>
        <text:index-body>
          <text:p text:style-name="P80"><text:a xlink:type="simple" xlink:href="#__RefHeading___Toc1286_111145689" office:target-frame-name="_top" xlink:show="replace" text:style-name="Internet_20_link" text:visited-style-name="Visited_20_Internet_20_Link">1.Introdução<text:tab/></text:a><text:a xlink:type="simple" xlink:href="#__RefHeading___Toc1286_111145689" office:target-frame-name="_top" xlink:show="replace" text:style-name="Internet_20_link" text:visited-style-name="Visited_20_Internet_20_Link"><text:span text:style-name="Index_20_Link">1</text:span></text:a></text:p>
          <text:p text:style-name="P80"><text:a xlink:type="simple" xlink:href="#__RefHeading___Toc1288_111145689" office:target-frame-name="_top" xlink:show="replace" text:style-name="Internet_20_link" text:visited-style-name="Visited_20_Internet_20_Link">2.Descrição Geral do Sistema<text:tab/></text:a><text:a xlink:type="simple" xlink:href="#__RefHeading___Toc1288_111145689" office:target-frame-name="_top" xlink:show="replace" text:style-name="Internet_20_link" text:visited-style-name="Visited_20_Internet_20_Link"><text:span text:style-name="Index_20_Link">2</text:span></text:a></text:p>
          <text:p text:style-name="P80"><text:a xlink:type="simple" xlink:href="#__RefHeading___Toc1290_111145689" office:target-frame-name="_top" xlink:show="replace" text:style-name="Internet_20_link" text:visited-style-name="Visited_20_Internet_20_Link">3.Modelagem dos Requisitos Funcionais<text:tab/></text:a><text:a xlink:type="simple" xlink:href="#__RefHeading___Toc1290_111145689" office:target-frame-name="_top" xlink:show="replace" text:style-name="Internet_20_link" text:visited-style-name="Visited_20_Internet_20_Link"><text:span text:style-name="Index_20_Link">3</text:span></text:a></text:p>
        </text:index-body>
      </text:table-of-content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h text:style-name="Estilo1" text:outline-level="1"><text:bookmark-start text:name="__RefHeading__14_1023369529"/>Introdução<text:bookmark-end text:name="__RefHeading__14_1023369529"/></text:h>
          </table:table-cell>
        </table:table-row>
      </table:table>
      <text:p text:style-name="P5"/>
      <text:p text:style-name="P5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h text:style-name="P98" text:outline-level="2">1.1. Objetivos do documento</text:h>
          </table:table-cell>
        </table:table-row>
      </table:table>
      <text:p text:style-name="P8">Este documento tem como objetivo reunir todo tipo de informação relacionado aos requisitos. Ele busca descrever de forma simples e clara para o entendimento do usuário, e também dos desenvolvedores.</text:p>
      <text:p text:style-name="P11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h text:style-name="P98" text:outline-level="2">1.2. O problema identificado</text:h>
          </table:table-cell>
        </table:table-row>
      </table:table>
      <text:p text:style-name="P7">O problema identificado foi de criar um sistema de adoção de animais que se encontram nas instalações da Universidade Federal Rural de Pernambuco, Unidade Acadêmica de Serra Talhada (UAST). O sistema busca ser simples e utilizável de forma fácil. Isso deve ser feito, pois a UAST possui um grande número de animais domésticos em situação de abandono, podendo gerar problemas para os próprios animais, pessoas que circulam pelas instalações, e organização da universidade.</text:p>
      <text:p text:style-name="P81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h text:style-name="P98" text:outline-level="2">1.3. Público ao qual se destina</text:h>
          </table:table-cell>
        </table:table-row>
      </table:table>
      <text:p text:style-name="P35"><text:soft-page-break/>O público que irá utilizar esse sistema, são os qualquer pessoa que tenha interesse em adotar.</text:p>
      <text:p text:style-name="P82">A equipe de desenvolvimento também possuirá sua versão do sistema, para que seja possível inserir, atualizar e remover dados.</text:p>
      <text:p text:style-name="P7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h text:style-name="Estilo1" text:outline-level="1"><text:bookmark-start text:name="__RefHeading__16_1023369529"/>Descrição Geral do Sistema<text:bookmark-end text:name="__RefHeading__16_1023369529"/></text:h>
          </table:table-cell>
        </table:table-row>
      </table:table>
      <text:p text:style-name="P83"><text:tab/></text:p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h text:style-name="P98" text:outline-level="2">2.1. Requisitos Funcionais</text:h>
          </table:table-cell>
        </table:table-row>
      </table:table>
      <text:p text:style-name="P9"/>
      <text:p text:style-name="P84">A seguir a lista de requisitos funcionais identificados para o sistema com os devidos códigos identificadores.</text:p>
      <text:p text:style-name="P84"/>
      <text:p text:style-name="P85"><draw:frame draw:style-name="fr2" draw:name="Frame1" text:anchor-type="paragraph" svg:y="0.437cm" svg:width="12.275cm" style:rel-width="scale" svg:height="7.25cm" style:rel-height="scale" draw:z-index="14"><draw:text-box><table:table table:name="Tabela12" table:style-name="Tabela12"><table:table-column table:style-name="Tabela12.A"/><table:table-column table:style-name="Tabela12.B"/><table:table-header-rows><table:table-row><table:table-cell table:style-name="Tabela12.A1" office:value-type="string"><text:p text:style-name="P86">ID</text:p></table:table-cell><table:table-cell table:style-name="Tabela12.B1" office:value-type="string"><text:p text:style-name="P86">Nome</text:p></table:table-cell></table:table-row></table:table-header-rows><table:table-row><table:table-cell table:style-name="Tabela12.A2" office:value-type="string"><text:p text:style-name="P87">RF-01</text:p></table:table-cell><table:table-cell table:style-name="Tabela12.B2" office:value-type="string"><text:p text:style-name="P95"><text:span text:style-name="Fonte_20_parág._20_padrão"><text:span text:style-name="T6">Criação de usuário administrador</text:span></text:span></text:p></table:table-cell></table:table-row><table:table-row><table:table-cell table:style-name="Tabela12.A3" office:value-type="string"><text:p text:style-name="P96"><text:span text:style-name="Fonte_20_parág._20_padrão"><text:span text:style-name="T8">RF-02</text:span></text:span></text:p></table:table-cell><table:table-cell table:style-name="Tabela12.B3" office:value-type="string"><text:p text:style-name="P91">Cadastro de animais</text:p></table:table-cell></table:table-row><table:table-row><table:table-cell table:style-name="Tabela12.A4" office:value-type="string"><text:p text:style-name="P96"><text:span text:style-name="Fonte_20_parág._20_padrão"><text:span text:style-name="T8">RF-03</text:span></text:span></text:p></table:table-cell><table:table-cell table:style-name="Tabela12.B4" office:value-type="string"><text:p text:style-name="P91">Visualização de usuários</text:p></table:table-cell></table:table-row><table:table-row><table:table-cell table:style-name="Tabela12.A5" office:value-type="string"><text:p text:style-name="P96"><text:span text:style-name="Fonte_20_parág._20_padrão"><text:span text:style-name="T8">RF-04</text:span></text:span></text:p></table:table-cell><table:table-cell table:style-name="Tabela12.B5" office:value-type="string"><text:p text:style-name="P91">Visualização de animais</text:p></table:table-cell></table:table-row><table:table-row><table:table-cell table:style-name="Tabela12.A6" office:value-type="string"><text:p text:style-name="P96"><text:span text:style-name="Fonte_20_parág._20_padrão"><text:span text:style-name="T8">RF-05</text:span></text:span></text:p></table:table-cell><table:table-cell table:style-name="Tabela12.B6" office:value-type="string"><text:p text:style-name="P91">Pedido de adoção</text:p></table:table-cell></table:table-row><table:table-row><table:table-cell table:style-name="Tabela12.A7" office:value-type="string"><text:p text:style-name="P87">RF-06</text:p></table:table-cell><table:table-cell table:style-name="Tabela12.B7" office:value-type="string"><text:p text:style-name="P91">Formulário de contato</text:p></table:table-cell></table:table-row><table:table-row><table:table-cell table:style-name="Tabela12.A8" office:value-type="string"><text:p text:style-name="P88">RF-07</text:p></table:table-cell><table:table-cell table:style-name="Tabela12.B8" office:value-type="string"><text:p text:style-name="P92">Recuperação de senha</text:p></table:table-cell></table:table-row><table:table-row><table:table-cell table:style-name="Tabela12.A9" office:value-type="string"><text:p text:style-name="P88">RF-08</text:p></table:table-cell><table:table-cell table:style-name="Tabela12.B9" office:value-type="string"><text:p text:style-name="P92">Login do Administrador</text:p></table:table-cell></table:table-row><table:table-row><table:table-cell table:style-name="Tabela12.A11" office:value-type="string"><text:p text:style-name="P89">RF-09</text:p></table:table-cell><table:table-cell table:style-name="Tabela12.B11" office:value-type="string"><text:p text:style-name="P93">Visualização de Pedidos de Adoção</text:p></table:table-cell></table:table-row><table:table-row><table:table-cell table:style-name="Tabela12.A11" office:value-type="string"><text:p text:style-name="P90">RF-10</text:p></table:table-cell><table:table-cell table:style-name="Tabela12.B11" office:value-type="string"><text:p text:style-name="P94">Visualização de Dados do Administrador</text:p></table:table-cell></table:table-row><table:table-row><table:table-cell table:style-name="Tabela12.A13" office:value-type="string"><text:p text:style-name="P90">RF-11</text:p></table:table-cell><table:table-cell table:style-name="Tabela12.B13" office:value-type="string"><text:p text:style-name="P94">Alteração dos Animais</text:p></table:table-cell></table:table-row><table:table-row><table:table-cell table:style-name="Tabela12.A13" office:value-type="string"><text:p text:style-name="P90">RF-12</text:p></table:table-cell><table:table-cell table:style-name="Tabela12.B13" office:value-type="string"><text:p text:style-name="P94">Alteração dos Candidatos</text:p></table:table-cell></table:table-row><table:table-row><table:table-cell table:style-name="Tabela12.A14" office:value-type="string"><text:p text:style-name="P90">RF-13</text:p></table:table-cell><table:table-cell table:style-name="Tabela12.B14" office:value-type="string"><text:p text:style-name="P94">Salvamento de dados </text:p></table:table-cell></table:table-row></table:table><text:p text:style-name="P26"><text:s/></text:p></draw:text-box></draw:frame><text:span text:style-name="Fonte_20_parág._20_padrão"><text:span text:style-name="T7"/></text:span></text:p>
      <text:p text:style-name="P49"/>
      <text:p text:style-name="P49"/>
      <text:p text:style-name="P50"/>
      <text:p text:style-name="P50"/>
      <text:p text:style-name="P50"/>
      <text:p text:style-name="P49"/>
      <text:p text:style-name="P49"/>
      <text:p text:style-name="P49"/>
      <text:p text:style-name="P49"/>
      <text:p text:style-name="P49"/>
      <text:p text:style-name="P57"><text:s/></text:p>
      <text:p text:style-name="P58"/>
      <text:p text:style-name="P58"/>
      <text:p text:style-name="P58"/>
      <text:p text:style-name="P58"/>
      <text:p text:style-name="P58"/>
      <text:p text:style-name="P58">Tabela 1: Requisitos Funcionais</text:p>
      <text:p text:style-name="P36"><text:tab/><text:tab/><text:tab/><text:tab/><text:tab/><text:tab/><text:tab/><text:tab/><text:tab/></text:p>
      <text:p text:style-name="P36"/>
      <text:p text:style-name="P36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h text:style-name="P98" text:outline-level="2">2.3. Requisitos Não Funcionais Genéricos</text:h>
          </table:table-cell>
        </table:table-row>
      </table:table>
      <text:p text:style-name="Pré-formatação_20_HTML"/>
      <text:p text:style-name="P97"><text:tab/>Abaixo serão apresentados os requisitos não funcionais do sistema, relacionados à usabilidade, interface, desempenho, etc.</text:p>
      <text:p text:style-name="Pré-formatação_20_HTML"><draw:frame draw:style-name="fr2" draw:name="Frame2" text:anchor-type="paragraph" svg:y="0.437cm" svg:width="13.545cm" style:rel-width="scale" svg:height="3.097cm" style:rel-height="scale" draw:z-index="15"><draw:text-box><table:table table:name="Tabela14" table:style-name="Tabela14"><table:table-column table:style-name="Tabela14.A"/><table:table-column table:style-name="Tabela14.B"/><table:table-header-rows><table:table-row><table:table-cell table:style-name="Tabela14.A1" office:value-type="string"><text:p text:style-name="P86">ID</text:p></table:table-cell><table:table-cell table:style-name="Tabela14.B1" office:value-type="string"><text:p text:style-name="P86">Descrição</text:p></table:table-cell></table:table-row></table:table-header-rows><table:table-row><table:table-cell table:style-name="Tabela14.A2" office:value-type="string"><text:p text:style-name="P87">RNF-01</text:p></table:table-cell><table:table-cell table:style-name="Tabela14.B2" office:value-type="string"><text:p text:style-name="P37">Ser desenvolvido em Java</text:p></table:table-cell></table:table-row><table:table-row><table:table-cell table:style-name="Tabela14.A3" office:value-type="string"><text:p text:style-name="P87">RNF-02</text:p></table:table-cell><table:table-cell table:style-name="Tabela14.B3" office:value-type="string"><text:p text:style-name="P37">Possuir versão cliente e administrador</text:p></table:table-cell></table:table-row></table:table><text:p text:style-name="P26"><text:s/></text:p></draw:text-box></draw:frame><text:span text:style-name="Fonte_20_parág._20_padrão"><text:span text:style-name="T9"/></text:span></text:p>
      <text:p text:style-name="P59"><text:soft-page-break/>Tabela 2: Requisitos Não Funcionais Genéricos</text:p>
      <text:p text:style-name="P49"/>
      <text:p text:style-name="P50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h text:style-name="Estilo1" text:outline-level="1"><text:bookmark-start text:name="__RefHeading__18_1023369529"/>Modelagem dos Requisitos Funcionais<text:bookmark-end text:name="__RefHeading__18_1023369529"/></text:h>
          </table:table-cell>
        </table:table-row>
      </table:table>
      <text:p text:style-name="P7"/>
      <text:p text:style-name="P7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h text:style-name="P98" text:outline-level="2">3.1. Ações do Usuário – Diagrama de Caso de Uso</text:h>
          </table:table-cell>
        </table:table-row>
      </table:table>
      <text:p text:style-name="P10"/>
      <text:p text:style-name="P12"/>
      <text:p text:style-name="P7"/>
      <text:p text:style-name="P15">Figura 1. Diagrama de Caso de Uso do Sistema</text:p>
      <text:p text:style-name="P7"/>
      <text:p text:style-name="P7"/>
      <text:p text:style-name="P7"/>
      <text:p text:style-name="P7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h text:style-name="P98" text:outline-level="2">3.2. Especificações dos Requisitos</text:h>
          </table:table-cell>
        </table:table-row>
      </table:table>
      <text:p text:style-name="P6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table:number-columns-spanned="2" office:value-type="string">
            <text:p text:style-name="Pré-formatação_20_HTML"><text:span text:style-name="Fonte_20_parág._20_padrão"><text:span text:style-name="T10">RF-01 Criação de usuário administrador</text:span></text:span></text:p>
            <text:p text:style-name="Standard"/>
          </table:table-cell>
          <table:covered-table-cell/>
        </table:table-row>
        <table:table-row table:style-name="Tabela18.1">
          <table:table-cell table:style-name="Tabela18.A2" office:value-type="string">
            <text:p text:style-name="P51">Nome:</text:p>
          </table:table-cell>
          <table:table-cell table:style-name="Tabela18.B2" office:value-type="string">
            <text:p text:style-name="P60"><text:span text:style-name="Fonte_20_parág._20_padrão"><text:span text:style-name="T10">Criação de usuário administrador</text:span></text:span></text:p>
          </table:table-cell>
        </table:table-row>
        <table:table-row table:style-name="Tabela18.3">
          <table:table-cell table:style-name="Tabela18.A3" office:value-type="string">
            <text:p text:style-name="P51">Descrição:</text:p>
          </table:table-cell>
          <table:table-cell table:style-name="Tabela18.B3" office:value-type="string">
            <text:p text:style-name="P37">Se deve criar um usuário do tipo administrador, que tem as permissões de leitura e escrita.</text:p>
          </table:table-cell>
        </table:table-row>
        <table:table-row table:style-name="Tabela18.1">
          <table:table-cell table:style-name="Tabela18.A4" office:value-type="string">
            <text:p text:style-name="P51">Atores:</text:p>
          </table:table-cell>
          <table:table-cell table:style-name="Tabela18.B4" office:value-type="string">
            <text:p text:style-name="P38">Administrador</text:p>
          </table:table-cell>
        </table:table-row>
        <table:table-row table:style-name="Tabela18.1">
          <table:table-cell table:style-name="Tabela18.A5" office:value-type="string">
            <text:p text:style-name="P51">Prioridade:</text:p>
          </table:table-cell>
          <table:table-cell table:style-name="Tabela18.B5" office:value-type="string">
            <text:p text:style-name="P38">Essencial</text:p>
          </table:table-cell>
        </table:table-row>
        <table:table-row table:style-name="Tabela18.6">
          <table:table-cell table:style-name="Tabela18.A6" office:value-type="string">
            <text:p text:style-name="P51">Requisitos Associados</text:p>
          </table:table-cell>
          <table:table-cell table:style-name="Tabela18.B6" office:value-type="string">
            <text:list xml:id="list2627036435551378661" text:style-name="L1">
              <text:list-item>
                <text:p text:style-name="P105">Nenhum</text:p>
              </text:list-item>
            </text:list>
          </table:table-cell>
        </table:table-row>
        <table:table-row table:style-name="Tabela18.7">
          <table:table-cell table:style-name="Tabela18.A7" office:value-type="string">
            <text:p text:style-name="P51">Entradas</text:p>
          </table:table-cell>
          <table:table-cell table:style-name="Tabela18.B7" office:value-type="string">
            <text:list xml:id="list8503411623214783575" text:style-name="WW8Num3">
              <text:list-item>
                <text:p text:style-name="P106">Nome</text:p>
              </text:list-item>
              <text:list-item>
                <text:p text:style-name="P106">Nome de usuário</text:p>
              </text:list-item>
              <text:list-item>
                <text:p text:style-name="P106">Email</text:p>
              </text:list-item>
              <text:list-item>
                <text:p text:style-name="P106">Senha</text:p>
              </text:list-item>
            </text:list>
          </table:table-cell>
        </table:table-row>
        <table:table-row table:style-name="Tabela18.8">
          <table:table-cell table:style-name="Tabela18.A8" office:value-type="string">
            <text:p text:style-name="P51">Saídas</text:p>
          </table:table-cell>
          <table:table-cell table:style-name="Tabela18.B8" office:value-type="string">
            <text:list xml:id="list125357633374031" text:continue-numbering="true" text:style-name="WW8Num3">
              <text:list-item>
                <text:p text:style-name="P106">Nenhuma</text:p>
              </text:list-item>
            </text:list>
          </table:table-cell>
        </table:table-row>
        <table:table-row table:style-name="Tabela18.8">
          <table:table-cell table:style-name="Tabela18.A9" office:value-type="string">
            <text:p text:style-name="P51">Pré-Condições</text:p>
          </table:table-cell>
          <table:table-cell table:style-name="Tabela18.B9" office:value-type="string">
            <text:list xml:id="list8471640098509031802" text:style-name="L2">
              <text:list-item>
                <text:p text:style-name="P108">Não pode haver outro usuário com o mesmo nome de usuário</text:p>
              </text:list-item>
              <text:list-item>
                <text:p text:style-name="P108">O Email deve ser válido</text:p>
              </text:list-item>
            </text:list>
          </table:table-cell>
        </table:table-row>
        <table:table-row table:style-name="Tabela18.8">
          <table:table-cell table:style-name="Tabela18.A10" office:value-type="string">
            <text:p text:style-name="P51">Pós-Condições</text:p>
          </table:table-cell>
          <table:table-cell table:style-name="Tabela18.B10" office:value-type="string">
            <text:list xml:id="list1874443696347632317" text:style-name="L3">
              <text:list-item>
                <text:p text:style-name="P109">Usuário é criado</text:p>
              </text:list-item>
            </text:list>
          </table:table-cell>
        </table:table-row>
        <text:soft-page-break/>
        <table:table-row table:style-name="Tabela18.11">
          <table:table-cell table:style-name="Tabela18.A11" table:number-columns-spanned="2" office:value-type="string">
            <text:p text:style-name="P53">Fluxos de eventos</text:p>
          </table:table-cell>
          <table:covered-table-cell/>
        </table:table-row>
        <table:table-row table:style-name="Tabela18.12">
          <table:table-cell table:style-name="Tabela18.A12" office:value-type="string">
            <text:p text:style-name="P52">Fluxo Principal</text:p>
          </table:table-cell>
          <table:table-cell table:style-name="Tabela18.B12" office:value-type="string">
            <text:list xml:id="list4179584929565594587" text:style-name="WW8Num4">
              <text:list-item>
                <text:p text:style-name="P110">O administrador deve preencher os campo: Nome, Nome de usuário, e-mail e senha.</text:p>
              </text:list-item>
              <text:list-item>
                <text:p text:style-name="P110">Em seguida deve clicar no botão cadastrar.</text:p>
              </text:list-item>
            </text:list>
          </table:table-cell>
        </table:table-row>
        <table:table-row table:style-name="Tabela18.11">
          <table:table-cell table:style-name="Tabela18.A13" office:value-type="string">
            <text:p text:style-name="P52">Fluxo Secundário</text:p>
          </table:table-cell>
          <table:table-cell table:style-name="Tabela18.B13" office:value-type="string">
            <text:list xml:id="list1062659616241045874" text:style-name="WW8Num5">
              <text:list-item>
                <text:p text:style-name="P111">Clicar no botão limpar, para limpar os campos.</text:p>
              </text:list-item>
            </text:list>
          </table:table-cell>
        </table:table-row>
      </table:table>
      <text:p text:style-name="P2"/>
      <text:p text:style-name="Standard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table:number-columns-spanned="2" office:value-type="string">
            <text:p text:style-name="Pré-formatação_20_HTML"><text:span text:style-name="Fonte_20_parág._20_padrão"><text:span text:style-name="T10">RF-02 Cadastro de animais</text:span></text:span></text:p>
            <text:p text:style-name="Standard"/>
          </table:table-cell>
          <table:covered-table-cell/>
        </table:table-row>
        <table:table-row table:style-name="Tabela19.1">
          <table:table-cell table:style-name="Tabela19.A2" office:value-type="string">
            <text:p text:style-name="P51">Nome:</text:p>
          </table:table-cell>
          <table:table-cell table:style-name="Tabela19.B2" office:value-type="string">
            <text:p text:style-name="P60"><text:span text:style-name="Fonte_20_parág._20_padrão"><text:span text:style-name="T10">Cadastro de animais</text:span></text:span></text:p>
          </table:table-cell>
        </table:table-row>
        <table:table-row table:style-name="Tabela19.3">
          <table:table-cell table:style-name="Tabela19.A3" office:value-type="string">
            <text:p text:style-name="P51">Descrição:</text:p>
          </table:table-cell>
          <table:table-cell table:style-name="Tabela19.B3" office:value-type="string">
            <text:p text:style-name="P37">Deve se fazer o cadastro de um animal</text:p>
          </table:table-cell>
        </table:table-row>
        <table:table-row table:style-name="Tabela19.1">
          <table:table-cell table:style-name="Tabela19.A4" office:value-type="string">
            <text:p text:style-name="P51">Atores:</text:p>
          </table:table-cell>
          <table:table-cell table:style-name="Tabela19.B4" office:value-type="string">
            <text:p text:style-name="P38">Administrador</text:p>
          </table:table-cell>
        </table:table-row>
        <table:table-row table:style-name="Tabela19.1">
          <table:table-cell table:style-name="Tabela19.A5" office:value-type="string">
            <text:p text:style-name="P51">Prioridade:</text:p>
          </table:table-cell>
          <table:table-cell table:style-name="Tabela19.B5" office:value-type="string">
            <text:p text:style-name="P38">Essencial</text:p>
          </table:table-cell>
        </table:table-row>
        <table:table-row table:style-name="Tabela19.6">
          <table:table-cell table:style-name="Tabela19.A6" office:value-type="string">
            <text:p text:style-name="P51">Requisitos Associados</text:p>
          </table:table-cell>
          <table:table-cell table:style-name="Tabela19.B6" office:value-type="string">
            <text:list xml:id="list7530107141588186940" text:style-name="L4">
              <text:list-item>
                <text:p text:style-name="P112">Nenhum</text:p>
              </text:list-item>
            </text:list>
          </table:table-cell>
        </table:table-row>
        <table:table-row table:style-name="Tabela19.7">
          <table:table-cell table:style-name="Tabela19.A7" office:value-type="string">
            <text:p text:style-name="P51">Entradas</text:p>
          </table:table-cell>
          <table:table-cell table:style-name="Tabela19.B7" office:value-type="string">
            <text:list xml:id="list122903012276043" text:style-name="WW8Num3">
              <text:list-item>
                <text:p text:style-name="P106">Nome (opcional)</text:p>
              </text:list-item>
              <text:list-item>
                <text:p text:style-name="P106">Espécie/Raça</text:p>
              </text:list-item>
              <text:list-item>
                <text:p text:style-name="P106">Sexo</text:p>
              </text:list-item>
              <text:list-item>
                <text:p text:style-name="P106">Idade</text:p>
              </text:list-item>
              <text:list-item>
                <text:p text:style-name="P106">Peso</text:p>
              </text:list-item>
              <text:list-item>
                <text:p text:style-name="P106">Foto</text:p>
              </text:list-item>
              <text:list-item>
                <text:p text:style-name="P106">Descrição</text:p>
              </text:list-item>
            </text:list>
          </table:table-cell>
        </table:table-row>
        <table:table-row table:style-name="Tabela19.8">
          <table:table-cell table:style-name="Tabela19.A8" office:value-type="string">
            <text:p text:style-name="P51">Saídas</text:p>
          </table:table-cell>
          <table:table-cell table:style-name="Tabela19.B8" office:value-type="string">
            <text:list xml:id="list125357708501723" text:continue-numbering="true" text:style-name="WW8Num3">
              <text:list-item>
                <text:p text:style-name="P106">Nenhuma</text:p>
              </text:list-item>
            </text:list>
          </table:table-cell>
        </table:table-row>
        <table:table-row table:style-name="Tabela19.8">
          <table:table-cell table:style-name="Tabela19.A9" office:value-type="string">
            <text:p text:style-name="P51">Pré-Condições</text:p>
          </table:table-cell>
          <table:table-cell table:style-name="Tabela19.B9" office:value-type="string">
            <text:list xml:id="list8296858224138706164" text:style-name="L5">
              <text:list-item>
                <text:p text:style-name="P113">Nenhuma</text:p>
              </text:list-item>
            </text:list>
          </table:table-cell>
        </table:table-row>
        <table:table-row table:style-name="Tabela19.8">
          <table:table-cell table:style-name="Tabela19.A10" office:value-type="string">
            <text:p text:style-name="P51">Pós-Condições</text:p>
          </table:table-cell>
          <table:table-cell table:style-name="Tabela19.B10" office:value-type="string">
            <text:list xml:id="list5847367365394178513" text:style-name="L6">
              <text:list-item>
                <text:p text:style-name="P114">O animal é cadastrado</text:p>
              </text:list-item>
            </text:list>
          </table:table-cell>
        </table:table-row>
        <table:table-row table:style-name="Tabela19.11">
          <table:table-cell table:style-name="Tabela19.A11" table:number-columns-spanned="2" office:value-type="string">
            <text:p text:style-name="P53">Fluxos de eventos</text:p>
          </table:table-cell>
          <table:covered-table-cell/>
        </table:table-row>
        <table:table-row table:style-name="Tabela19.12">
          <table:table-cell table:style-name="Tabela19.A12" office:value-type="string">
            <text:p text:style-name="P52">Fluxo Principal</text:p>
          </table:table-cell>
          <table:table-cell table:style-name="Tabela19.B12" office:value-type="string">
            <text:list xml:id="list2361011339698519925" text:style-name="L7">
              <text:list-item>
                <text:p text:style-name="P115">Se deve preencher os campos obrigatórios (espécie, sexo,idade,peso foto, descrição)</text:p>
              </text:list-item>
              <text:list-item>
                <text:p text:style-name="P115">Clicar no botão cadastrar</text:p>
              </text:list-item>
            </text:list>
          </table:table-cell>
        </table:table-row>
        <table:table-row table:style-name="Tabela19.11">
          <table:table-cell table:style-name="Tabela19.A13" office:value-type="string">
            <text:p text:style-name="P52">Fluxo Secundário</text:p>
          </table:table-cell>
          <table:table-cell table:style-name="Tabela19.B13" office:value-type="string">
            <text:list xml:id="list7859592000544627126" text:style-name="L8">
              <text:list-item>
                <text:p text:style-name="P116">Clicar no botão limpar, para limpar os campos.</text:p>
              </text:list-item>
            </text:list>
          </table:table-cell>
        </table:table-row>
      </table:table>
      <text:p text:style-name="Standard"/>
      <text:p text:style-name="Standard"/>
      <text:p text:style-name="Standard"><text:soft-page-break/></text:p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table:number-columns-spanned="2" office:value-type="string">
            <text:p text:style-name="Pré-formatação_20_HTML"><text:span text:style-name="Fonte_20_parág._20_padrão"><text:span text:style-name="T10">RF-03 Visualização de usuários</text:span></text:span></text:p>
            <text:p text:style-name="Standard"/>
          </table:table-cell>
          <table:covered-table-cell/>
        </table:table-row>
        <table:table-row table:style-name="Tabela20.1">
          <table:table-cell table:style-name="Tabela20.A2" office:value-type="string">
            <text:p text:style-name="P51">Nome:</text:p>
          </table:table-cell>
          <table:table-cell table:style-name="Tabela20.B2" office:value-type="string">
            <text:p text:style-name="P60"><text:span text:style-name="Fonte_20_parág._20_padrão"><text:span text:style-name="T10">Visualização de usuários</text:span></text:span></text:p>
          </table:table-cell>
        </table:table-row>
        <table:table-row table:style-name="Tabela20.3">
          <table:table-cell table:style-name="Tabela20.A3" office:value-type="string">
            <text:p text:style-name="P51">Descrição:</text:p>
          </table:table-cell>
          <table:table-cell table:style-name="Tabela20.B3" office:value-type="string">
            <text:p text:style-name="P37">Exibe uma lista com todos os usuários</text:p>
          </table:table-cell>
        </table:table-row>
        <table:table-row table:style-name="Tabela20.1">
          <table:table-cell table:style-name="Tabela20.A4" office:value-type="string">
            <text:p text:style-name="P51">Atores:</text:p>
          </table:table-cell>
          <table:table-cell table:style-name="Tabela20.B4" office:value-type="string">
            <text:p text:style-name="P38">Administrador</text:p>
          </table:table-cell>
        </table:table-row>
        <table:table-row table:style-name="Tabela20.1">
          <table:table-cell table:style-name="Tabela20.A5" office:value-type="string">
            <text:p text:style-name="P51">Prioridade:</text:p>
          </table:table-cell>
          <table:table-cell table:style-name="Tabela20.B5" office:value-type="string">
            <text:p text:style-name="P38">Essencial</text:p>
          </table:table-cell>
        </table:table-row>
        <table:table-row table:style-name="Tabela20.6">
          <table:table-cell table:style-name="Tabela20.A6" office:value-type="string">
            <text:p text:style-name="P51">Requisitos Associados</text:p>
          </table:table-cell>
          <table:table-cell table:style-name="Tabela20.B6" office:value-type="string">
            <text:list xml:id="list2553118309863382167" text:style-name="L9">
              <text:list-item>
                <text:p text:style-name="P117">Nenhum</text:p>
              </text:list-item>
            </text:list>
          </table:table-cell>
        </table:table-row>
        <table:table-row table:style-name="Tabela20.7">
          <table:table-cell table:style-name="Tabela20.A7" office:value-type="string">
            <text:p text:style-name="P51">Entradas</text:p>
          </table:table-cell>
          <table:table-cell table:style-name="Tabela20.B7" office:value-type="string">
            <text:list xml:id="list122903354225902" text:style-name="WW8Num3">
              <text:list-item>
                <text:p text:style-name="P106">Nome de usuário</text:p>
              </text:list-item>
            </text:list>
          </table:table-cell>
        </table:table-row>
        <table:table-row table:style-name="Tabela20.8">
          <table:table-cell table:style-name="Tabela20.A8" office:value-type="string">
            <text:p text:style-name="P51">Saídas</text:p>
          </table:table-cell>
          <table:table-cell table:style-name="Tabela20.B8" office:value-type="string">
            <text:list xml:id="list125357397496792" text:continue-numbering="true" text:style-name="WW8Num3">
              <text:list-item>
                <text:p text:style-name="P106">Nenhuma</text:p>
              </text:list-item>
            </text:list>
          </table:table-cell>
        </table:table-row>
        <table:table-row table:style-name="Tabela20.8">
          <table:table-cell table:style-name="Tabela20.A9" office:value-type="string">
            <text:p text:style-name="P51">Pré-Condições</text:p>
          </table:table-cell>
          <table:table-cell table:style-name="Tabela20.B9" office:value-type="string">
            <text:list xml:id="list5278414179577900973" text:style-name="L10">
              <text:list-item>
                <text:p text:style-name="P118">O Administrador deve ter realizado o acesso ao sistema</text:p>
              </text:list-item>
            </text:list>
          </table:table-cell>
        </table:table-row>
        <table:table-row table:style-name="Tabela20.8">
          <table:table-cell table:style-name="Tabela20.A10" office:value-type="string">
            <text:p text:style-name="P51">Pós-Condições</text:p>
          </table:table-cell>
          <table:table-cell table:style-name="Tabela20.B10" office:value-type="string">
            <text:list xml:id="list769142878481707168" text:style-name="L11">
              <text:list-item>
                <text:p text:style-name="P119">Nenhuma</text:p>
              </text:list-item>
            </text:list>
          </table:table-cell>
        </table:table-row>
        <table:table-row table:style-name="Tabela20.11">
          <table:table-cell table:style-name="Tabela20.A11" table:number-columns-spanned="2" office:value-type="string">
            <text:p text:style-name="P53">Fluxos de eventos</text:p>
          </table:table-cell>
          <table:covered-table-cell/>
        </table:table-row>
        <table:table-row table:style-name="Tabela20.12">
          <table:table-cell table:style-name="Tabela20.A12" office:value-type="string">
            <text:p text:style-name="P52">Fluxo Principal</text:p>
          </table:table-cell>
          <table:table-cell table:style-name="Tabela20.B12" office:value-type="string">
            <text:list xml:id="list1365510092930228074" text:style-name="L12">
              <text:list-item>
                <text:p text:style-name="P120">Ao clicar no botão: exibir usuários, no menu principal, já é mostrada a lista completa.</text:p>
              </text:list-item>
            </text:list>
          </table:table-cell>
        </table:table-row>
        <table:table-row table:style-name="Tabela20.11">
          <table:table-cell table:style-name="Tabela20.A13" office:value-type="string">
            <text:p text:style-name="P52">Fluxo Secundário</text:p>
          </table:table-cell>
          <table:table-cell table:style-name="Tabela20.B13" office:value-type="string">
            <text:list xml:id="list3461008904977676820" text:style-name="L13">
              <text:list-item>
                <text:p text:style-name="P121">Digitar o nome de usuário no campo de pesquisa (opcional)</text:p>
              </text:list-item>
              <text:list-item>
                <text:p text:style-name="P121">Clicar em buscar</text:p>
              </text:list-item>
            </text:list>
          </table:table-cell>
        </table:table-row>
      </table:table>
      <text:p text:style-name="Standard"/>
      <text:p text:style-name="Standard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table:number-columns-spanned="2" office:value-type="string">
            <text:p text:style-name="Pré-formatação_20_HTML"><text:span text:style-name="Fonte_20_parág._20_padrão"><text:span text:style-name="T10">RF-04 Visualização de animais</text:span></text:span></text:p>
            <text:p text:style-name="Standard"/>
          </table:table-cell>
          <table:covered-table-cell/>
        </table:table-row>
        <table:table-row table:style-name="Tabela21.1">
          <table:table-cell table:style-name="Tabela21.A2" office:value-type="string">
            <text:p text:style-name="P51">Nome:</text:p>
          </table:table-cell>
          <table:table-cell table:style-name="Tabela21.B2" office:value-type="string">
            <text:p text:style-name="P60"><text:span text:style-name="Fonte_20_parág._20_padrão"><text:span text:style-name="T10">Visualização de animais</text:span></text:span></text:p>
          </table:table-cell>
        </table:table-row>
        <table:table-row table:style-name="Tabela21.3">
          <table:table-cell table:style-name="Tabela21.A3" office:value-type="string">
            <text:p text:style-name="P51">Descrição:</text:p>
          </table:table-cell>
          <table:table-cell table:style-name="Tabela21.B3" office:value-type="string">
            <text:p text:style-name="P37">Exibe uma listagem de todos os animais</text:p>
          </table:table-cell>
        </table:table-row>
        <table:table-row table:style-name="Tabela21.1">
          <table:table-cell table:style-name="Tabela21.A4" office:value-type="string">
            <text:p text:style-name="P51">Atores:</text:p>
          </table:table-cell>
          <table:table-cell table:style-name="Tabela21.B4" office:value-type="string">
            <text:p text:style-name="P38">Usuário comum, Administrador</text:p>
          </table:table-cell>
        </table:table-row>
        <table:table-row table:style-name="Tabela21.1">
          <table:table-cell table:style-name="Tabela21.A5" office:value-type="string">
            <text:p text:style-name="P51">Prioridade:</text:p>
          </table:table-cell>
          <table:table-cell table:style-name="Tabela21.B5" office:value-type="string">
            <text:p text:style-name="P38">Essencial</text:p>
          </table:table-cell>
        </table:table-row>
        <table:table-row table:style-name="Tabela21.6">
          <table:table-cell table:style-name="Tabela21.A6" office:value-type="string">
            <text:p text:style-name="P51">Requisitos Associados</text:p>
          </table:table-cell>
          <table:table-cell table:style-name="Tabela21.B6" office:value-type="string">
            <text:list xml:id="list2352211276241593344" text:style-name="L14">
              <text:list-item>
                <text:p text:style-name="P122">Nenhum</text:p>
              </text:list-item>
            </text:list>
          </table:table-cell>
        </table:table-row>
        <text:soft-page-break/>
        <table:table-row table:style-name="Tabela21.7">
          <table:table-cell table:style-name="Tabela21.A7" office:value-type="string">
            <text:p text:style-name="P51">Entradas</text:p>
          </table:table-cell>
          <table:table-cell table:style-name="Tabela21.B7" office:value-type="string">
            <text:list xml:id="list122901894836554" text:style-name="WW8Num3">
              <text:list-item>
                <text:p text:style-name="P106">Nome (opcional)</text:p>
              </text:list-item>
              <text:list-item>
                <text:p text:style-name="P106">Espécie/Raça</text:p>
              </text:list-item>
            </text:list>
          </table:table-cell>
        </table:table-row>
        <table:table-row table:style-name="Tabela21.8">
          <table:table-cell table:style-name="Tabela21.A8" office:value-type="string">
            <text:p text:style-name="P51">Saídas</text:p>
          </table:table-cell>
          <table:table-cell table:style-name="Tabela21.B8" office:value-type="string">
            <text:list xml:id="list125356734465178" text:continue-numbering="true" text:style-name="WW8Num3">
              <text:list-item>
                <text:p text:style-name="P106">Nenhuma</text:p>
              </text:list-item>
            </text:list>
          </table:table-cell>
        </table:table-row>
        <table:table-row table:style-name="Tabela21.8">
          <table:table-cell table:style-name="Tabela21.A9" office:value-type="string">
            <text:p text:style-name="P51">Pré-Condições</text:p>
          </table:table-cell>
          <table:table-cell table:style-name="Tabela21.B9" office:value-type="string">
            <text:list xml:id="list1583859180449400007" text:style-name="L15">
              <text:list-item>
                <text:p text:style-name="P123">Deve-se ter realizado cadastro de animais</text:p>
              </text:list-item>
            </text:list>
          </table:table-cell>
        </table:table-row>
        <table:table-row table:style-name="Tabela21.8">
          <table:table-cell table:style-name="Tabela21.A10" office:value-type="string">
            <text:p text:style-name="P51">Pós-Condições</text:p>
          </table:table-cell>
          <table:table-cell table:style-name="Tabela21.B10" office:value-type="string">
            <text:list xml:id="list747605435969686581" text:style-name="L16">
              <text:list-item>
                <text:p text:style-name="P124">Nenhuma</text:p>
              </text:list-item>
            </text:list>
          </table:table-cell>
        </table:table-row>
        <table:table-row table:style-name="Tabela21.11">
          <table:table-cell table:style-name="Tabela21.A11" table:number-columns-spanned="2" office:value-type="string">
            <text:p text:style-name="P53">Fluxos de eventos</text:p>
          </table:table-cell>
          <table:covered-table-cell/>
        </table:table-row>
        <table:table-row table:style-name="Tabela21.12">
          <table:table-cell table:style-name="Tabela21.A12" office:value-type="string">
            <text:p text:style-name="P52">Fluxo Principal</text:p>
          </table:table-cell>
          <table:table-cell table:style-name="Tabela21.B12" office:value-type="string">
            <text:list xml:id="list45693904726660390" text:style-name="L17">
              <text:list-item>
                <text:p text:style-name="P125">Ao clicar no botão: exibir animais, no menu principal, já é mostrada a lista completa.</text:p>
              </text:list-item>
              <text:list-item>
                <text:p text:style-name="P125">Na versão cliente, a tela de exibir animais é a principal</text:p>
              </text:list-item>
            </text:list>
          </table:table-cell>
        </table:table-row>
        <table:table-row table:style-name="Tabela21.11">
          <table:table-cell table:style-name="Tabela21.A13" office:value-type="string">
            <text:p text:style-name="P52">Fluxo Secundário</text:p>
          </table:table-cell>
          <table:table-cell table:style-name="Tabela21.B13" office:value-type="string">
            <text:list xml:id="list4778970688509300084" text:style-name="L18">
              <text:list-item>
                <text:p text:style-name="P126">Digitar o nome do animal no campo de pesquisa (opcional)</text:p>
              </text:list-item>
              <text:list-item>
                <text:p text:style-name="P126">Filtrar animal pela espécie ou raça</text:p>
              </text:list-item>
            </text:list>
          </table:table-cell>
        </table:table-row>
      </table:table>
      <text:p text:style-name="Standard"/>
      <text:p text:style-name="Standard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table:number-columns-spanned="2" office:value-type="string">
            <text:p text:style-name="Pré-formatação_20_HTML"><text:span text:style-name="Fonte_20_parág._20_padrão"><text:span text:style-name="T10">RF-05 Pedido de Adoção</text:span></text:span></text:p>
            <text:p text:style-name="Standard"/>
          </table:table-cell>
          <table:covered-table-cell/>
        </table:table-row>
        <table:table-row table:style-name="Tabela22.1">
          <table:table-cell table:style-name="Tabela22.A2" office:value-type="string">
            <text:p text:style-name="P51">Nome:</text:p>
          </table:table-cell>
          <table:table-cell table:style-name="Tabela22.B2" office:value-type="string">
            <text:p text:style-name="P60"><text:span text:style-name="Fonte_20_parág._20_padrão"><text:span text:style-name="T10">Pedido de Adoção</text:span></text:span></text:p>
          </table:table-cell>
        </table:table-row>
        <table:table-row table:style-name="Tabela22.3">
          <table:table-cell table:style-name="Tabela22.A3" office:value-type="string">
            <text:p text:style-name="P51">Descrição:</text:p>
          </table:table-cell>
          <table:table-cell table:style-name="Tabela22.B3" office:value-type="string">
            <text:p text:style-name="P37">É realizado o pedido de adoção do animal</text:p>
          </table:table-cell>
        </table:table-row>
        <table:table-row table:style-name="Tabela22.1">
          <table:table-cell table:style-name="Tabela22.A4" office:value-type="string">
            <text:p text:style-name="P51">Atores:</text:p>
          </table:table-cell>
          <table:table-cell table:style-name="Tabela22.B4" office:value-type="string">
            <text:p text:style-name="P38">Usuário comum</text:p>
          </table:table-cell>
        </table:table-row>
        <table:table-row table:style-name="Tabela22.1">
          <table:table-cell table:style-name="Tabela22.A5" office:value-type="string">
            <text:p text:style-name="P51">Prioridade:</text:p>
          </table:table-cell>
          <table:table-cell table:style-name="Tabela22.B5" office:value-type="string">
            <text:p text:style-name="P38">Essencial</text:p>
          </table:table-cell>
        </table:table-row>
        <table:table-row table:style-name="Tabela22.6">
          <table:table-cell table:style-name="Tabela22.A6" office:value-type="string">
            <text:p text:style-name="P51">Requisitos Associados</text:p>
          </table:table-cell>
          <table:table-cell table:style-name="Tabela22.B6" office:value-type="string">
            <text:list xml:id="list7627572854708107069" text:style-name="L19">
              <text:list-item>
                <text:p text:style-name="P127">RF-04</text:p>
              </text:list-item>
            </text:list>
          </table:table-cell>
        </table:table-row>
        <table:table-row table:style-name="Tabela22.7">
          <table:table-cell table:style-name="Tabela22.A7" office:value-type="string">
            <text:p text:style-name="P51">Entradas</text:p>
          </table:table-cell>
          <table:table-cell table:style-name="Tabela22.B7" office:value-type="string">
            <text:list xml:id="list122903333382186" text:style-name="WW8Num3">
              <text:list-item>
                <text:p text:style-name="P106">Nome completo</text:p>
              </text:list-item>
              <text:list-item>
                <text:p text:style-name="P106">Número de Identidade/CPF</text:p>
              </text:list-item>
              <text:list-item>
                <text:p text:style-name="P106">Endereço</text:p>
              </text:list-item>
              <text:list-item>
                <text:p text:style-name="P106">Motivo/Argumentação para adoção</text:p>
              </text:list-item>
              <text:list-item>
                <text:p text:style-name="P106">Telefone</text:p>
              </text:list-item>
            </text:list>
          </table:table-cell>
        </table:table-row>
        <text:soft-page-break/>
        <table:table-row table:style-name="Tabela22.8">
          <table:table-cell table:style-name="Tabela22.A8" office:value-type="string">
            <text:p text:style-name="P51">Saídas</text:p>
          </table:table-cell>
          <table:table-cell table:style-name="Tabela22.B8" office:value-type="string">
            <text:list xml:id="list125356694987460" text:continue-numbering="true" text:style-name="WW8Num3">
              <text:list-item>
                <text:p text:style-name="P106">Nenhuma</text:p>
              </text:list-item>
            </text:list>
          </table:table-cell>
        </table:table-row>
        <table:table-row table:style-name="Tabela22.8">
          <table:table-cell table:style-name="Tabela22.A9" office:value-type="string">
            <text:p text:style-name="P51">Pré-Condições</text:p>
          </table:table-cell>
          <table:table-cell table:style-name="Tabela22.B9" office:value-type="string">
            <text:list xml:id="list6412597211513353687" text:style-name="L20">
              <text:list-item>
                <text:p text:style-name="P128">O animal deve estar disponível para adoção</text:p>
              </text:list-item>
            </text:list>
          </table:table-cell>
        </table:table-row>
        <table:table-row table:style-name="Tabela22.8">
          <table:table-cell table:style-name="Tabela22.A10" office:value-type="string">
            <text:p text:style-name="P51">Pós-Condições</text:p>
          </table:table-cell>
          <table:table-cell table:style-name="Tabela22.B10" office:value-type="string">
            <text:list xml:id="list2824038667883821160" text:style-name="L21">
              <text:list-item>
                <text:p text:style-name="P129">O pedido de adoção é enviado para a análise</text:p>
              </text:list-item>
            </text:list>
          </table:table-cell>
        </table:table-row>
        <table:table-row table:style-name="Tabela22.11">
          <table:table-cell table:style-name="Tabela22.A11" table:number-columns-spanned="2" office:value-type="string">
            <text:p text:style-name="P53">Fluxos de eventos</text:p>
          </table:table-cell>
          <table:covered-table-cell/>
        </table:table-row>
        <table:table-row table:style-name="Tabela22.12">
          <table:table-cell table:style-name="Tabela22.A12" office:value-type="string">
            <text:p text:style-name="P52">Fluxo Principal</text:p>
          </table:table-cell>
          <table:table-cell table:style-name="Tabela22.B12" office:value-type="string">
            <text:list xml:id="list1800347201027521052" text:style-name="L22">
              <text:list-item>
                <text:p text:style-name="P130">Clicar no botão adotar, próximo as informações do animal</text:p>
              </text:list-item>
              <text:list-item>
                <text:p text:style-name="P130">Preencher os campos de entradas</text:p>
              </text:list-item>
              <text:list-item>
                <text:p text:style-name="P130">Clicar em enviar para avaliação</text:p>
              </text:list-item>
            </text:list>
          </table:table-cell>
        </table:table-row>
        <table:table-row table:style-name="Tabela22.11">
          <table:table-cell table:style-name="Tabela22.A13" office:value-type="string">
            <text:p text:style-name="P52">Fluxo Secundário</text:p>
          </table:table-cell>
          <table:table-cell table:style-name="Tabela22.B13" office:value-type="string">
            <text:list xml:id="list1396351833601097839" text:style-name="L23">
              <text:list-item>
                <text:p text:style-name="P131">Botão limpar campos</text:p>
              </text:list-item>
            </text:list>
          </table:table-cell>
        </table:table-row>
      </table:table>
      <text:p text:style-name="Standard"/>
      <text:p text:style-name="Standard"/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table:number-columns-spanned="2" office:value-type="string">
            <text:p text:style-name="Pré-formatação_20_HTML"><text:span text:style-name="Fonte_20_parág._20_padrão"><text:span text:style-name="T10">RF-06 Formulário de contato</text:span></text:span></text:p>
            <text:p text:style-name="Standard"/>
          </table:table-cell>
          <table:covered-table-cell/>
        </table:table-row>
        <table:table-row table:style-name="Tabela23.1">
          <table:table-cell table:style-name="Tabela23.A2" office:value-type="string">
            <text:p text:style-name="P51">Nome:</text:p>
          </table:table-cell>
          <table:table-cell table:style-name="Tabela23.B2" office:value-type="string">
            <text:p text:style-name="P60"><text:span text:style-name="Fonte_20_parág._20_padrão"><text:span text:style-name="T10">Formulário de contato</text:span></text:span></text:p>
          </table:table-cell>
        </table:table-row>
        <table:table-row table:style-name="Tabela23.3">
          <table:table-cell table:style-name="Tabela23.A3" office:value-type="string">
            <text:p text:style-name="P51">Descrição:</text:p>
          </table:table-cell>
          <table:table-cell table:style-name="Tabela23.B3" office:value-type="string">
            <text:p text:style-name="P37">Formulário para contato direto com os administradores</text:p>
          </table:table-cell>
        </table:table-row>
        <table:table-row table:style-name="Tabela23.1">
          <table:table-cell table:style-name="Tabela23.A4" office:value-type="string">
            <text:p text:style-name="P51">Atores:</text:p>
          </table:table-cell>
          <table:table-cell table:style-name="Tabela23.B4" office:value-type="string">
            <text:p text:style-name="P38">Usuário comum</text:p>
          </table:table-cell>
        </table:table-row>
        <table:table-row table:style-name="Tabela23.1">
          <table:table-cell table:style-name="Tabela23.A5" office:value-type="string">
            <text:p text:style-name="P51">Prioridade:</text:p>
          </table:table-cell>
          <table:table-cell table:style-name="Tabela23.B5" office:value-type="string">
            <text:p text:style-name="P38">Essencial</text:p>
          </table:table-cell>
        </table:table-row>
        <table:table-row table:style-name="Tabela23.6">
          <table:table-cell table:style-name="Tabela23.A6" office:value-type="string">
            <text:p text:style-name="P51">Requisitos Associados</text:p>
          </table:table-cell>
          <table:table-cell table:style-name="Tabela23.B6" office:value-type="string">
            <text:list xml:id="list2031165583246949893" text:style-name="L24">
              <text:list-item>
                <text:p text:style-name="P132">Nenhum</text:p>
              </text:list-item>
            </text:list>
          </table:table-cell>
        </table:table-row>
        <table:table-row table:style-name="Tabela23.7">
          <table:table-cell table:style-name="Tabela23.A7" office:value-type="string">
            <text:p text:style-name="P51">Entradas</text:p>
          </table:table-cell>
          <table:table-cell table:style-name="Tabela23.B7" office:value-type="string">
            <text:list xml:id="list122902258701126" text:style-name="WW8Num3">
              <text:list-item>
                <text:p text:style-name="P106">Nome</text:p>
              </text:list-item>
              <text:list-item>
                <text:p text:style-name="P106">Email</text:p>
              </text:list-item>
              <text:list-item>
                <text:p text:style-name="P106">Mensagem</text:p>
              </text:list-item>
            </text:list>
          </table:table-cell>
        </table:table-row>
        <table:table-row table:style-name="Tabela23.8">
          <table:table-cell table:style-name="Tabela23.A8" office:value-type="string">
            <text:p text:style-name="P51">Saídas</text:p>
          </table:table-cell>
          <table:table-cell table:style-name="Tabela23.B8" office:value-type="string">
            <text:list xml:id="list125357108176680" text:continue-numbering="true" text:style-name="WW8Num3">
              <text:list-item>
                <text:p text:style-name="P106">Nenhuma</text:p>
              </text:list-item>
            </text:list>
          </table:table-cell>
        </table:table-row>
        <table:table-row table:style-name="Tabela23.8">
          <table:table-cell table:style-name="Tabela23.A9" office:value-type="string">
            <text:p text:style-name="P51">Pré-Condições</text:p>
          </table:table-cell>
          <table:table-cell table:style-name="Tabela23.B9" office:value-type="string">
            <text:list xml:id="list5229263659582174782" text:style-name="L25">
              <text:list-item>
                <text:p text:style-name="P134">Nenhuma</text:p>
              </text:list-item>
            </text:list>
          </table:table-cell>
        </table:table-row>
        <text:soft-page-break/>
        <table:table-row table:style-name="Tabela23.8">
          <table:table-cell table:style-name="Tabela23.A10" office:value-type="string">
            <text:p text:style-name="P51">Pós-Condições</text:p>
          </table:table-cell>
          <table:table-cell table:style-name="Tabela23.B10" office:value-type="string">
            <text:list xml:id="list1871747207629581937" text:style-name="L26">
              <text:list-item>
                <text:p text:style-name="P135">Contato enviado</text:p>
              </text:list-item>
            </text:list>
          </table:table-cell>
        </table:table-row>
        <table:table-row table:style-name="Tabela23.11">
          <table:table-cell table:style-name="Tabela23.A11" table:number-columns-spanned="2" office:value-type="string">
            <text:p text:style-name="P53">Fluxos de eventos</text:p>
          </table:table-cell>
          <table:covered-table-cell/>
        </table:table-row>
        <table:table-row table:style-name="Tabela23.12">
          <table:table-cell table:style-name="Tabela23.A12" office:value-type="string">
            <text:p text:style-name="P52">Fluxo Principal</text:p>
          </table:table-cell>
          <table:table-cell table:style-name="Tabela23.B12" office:value-type="string">
            <text:list xml:id="list4862541665735545908" text:style-name="L27">
              <text:list-item>
                <text:p text:style-name="P136">Se deve clicar no ícone de mensagem, que ficará no topo da tela</text:p>
              </text:list-item>
              <text:list-item>
                <text:p text:style-name="P136">Preencher os campos</text:p>
              </text:list-item>
              <text:list-item>
                <text:p text:style-name="P136">Clicar em enviar</text:p>
              </text:list-item>
            </text:list>
          </table:table-cell>
        </table:table-row>
        <table:table-row table:style-name="Tabela23.11">
          <table:table-cell table:style-name="Tabela23.A13" office:value-type="string">
            <text:p text:style-name="P52">Fluxo Secundário</text:p>
          </table:table-cell>
          <table:table-cell table:style-name="Tabela23.B13" office:value-type="string">
            <text:list xml:id="list7742414560270727005" text:style-name="L28">
              <text:list-item>
                <text:p text:style-name="P137">Botão limpar campos</text:p>
              </text:list-item>
            </text:list>
          </table:table-cell>
        </table:table-row>
      </table:table>
      <text:p text:style-name="P27"/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table:number-columns-spanned="2" office:value-type="string">
            <text:p text:style-name="P66"><text:span text:style-name="Fonte_20_parág._20_padrão"><text:span text:style-name="T10">RF-0</text:span></text:span><text:span text:style-name="Fonte_20_parág._20_padrão"><text:span text:style-name="T11">7</text:span></text:span><text:span text:style-name="Fonte_20_parág._20_padrão"><text:span text:style-name="T10"> </text:span></text:span><text:span text:style-name="Fonte_20_parág._20_padrão"><text:span text:style-name="T11">Recuperação de Senha</text:span></text:span></text:p>
            <text:p text:style-name="P104"/>
          </table:table-cell>
          <table:covered-table-cell/>
        </table:table-row>
        <table:table-row table:style-name="Tabela24.1">
          <table:table-cell table:style-name="Tabela24.A2" office:value-type="string">
            <text:p text:style-name="P56">Nome:</text:p>
          </table:table-cell>
          <table:table-cell table:style-name="Tabela24.B2" office:value-type="string">
            <text:p text:style-name="P61"><text:span text:style-name="Fonte_20_parág._20_padrão"><text:span text:style-name="T12">Recuperação de Senha</text:span></text:span></text:p>
          </table:table-cell>
        </table:table-row>
        <table:table-row table:style-name="Tabela24.3">
          <table:table-cell table:style-name="Tabela24.A3" office:value-type="string">
            <text:p text:style-name="P56">Descrição:</text:p>
          </table:table-cell>
          <table:table-cell table:style-name="Tabela24.B3" office:value-type="string">
            <text:p text:style-name="P40">Mecanismo de recuperação de senha do administrador</text:p>
          </table:table-cell>
        </table:table-row>
        <table:table-row table:style-name="Tabela24.1">
          <table:table-cell table:style-name="Tabela24.A4" office:value-type="string">
            <text:p text:style-name="P56">Atores:</text:p>
          </table:table-cell>
          <table:table-cell table:style-name="Tabela24.B4" office:value-type="string">
            <text:p text:style-name="P138">Administrador</text:p>
          </table:table-cell>
        </table:table-row>
        <table:table-row table:style-name="Tabela24.1">
          <table:table-cell table:style-name="Tabela24.A5" office:value-type="string">
            <text:p text:style-name="P56">Prioridade:</text:p>
          </table:table-cell>
          <table:table-cell table:style-name="Tabela24.B5" office:value-type="string">
            <text:p text:style-name="P39">Essencial</text:p>
          </table:table-cell>
        </table:table-row>
        <table:table-row table:style-name="Tabela24.6">
          <table:table-cell table:style-name="Tabela24.A6" office:value-type="string">
            <text:p text:style-name="P56">Requisitos Associados</text:p>
          </table:table-cell>
          <table:table-cell table:style-name="Tabela24.B6" office:value-type="string">
            <text:list xml:id="list125357944730038" text:continue-list="list2031165583246949893" text:style-name="L24">
              <text:list-item>
                <text:p text:style-name="P139">RF-08</text:p>
              </text:list-item>
            </text:list>
          </table:table-cell>
        </table:table-row>
        <table:table-row table:style-name="Tabela24.7">
          <table:table-cell table:style-name="Tabela24.A7" office:value-type="string">
            <text:p text:style-name="P56">Entradas</text:p>
          </table:table-cell>
          <table:table-cell table:style-name="Tabela24.B7" office:value-type="string">
            <text:list xml:id="list125357032260438" text:continue-list="list125357108176680" text:style-name="WW8Num3">
              <text:list-item>
                <text:p text:style-name="P140">CPF</text:p>
              </text:list-item>
            </text:list>
          </table:table-cell>
        </table:table-row>
        <table:table-row table:style-name="Tabela24.8">
          <table:table-cell table:style-name="Tabela24.A8" office:value-type="string">
            <text:p text:style-name="P56">Saídas</text:p>
          </table:table-cell>
          <table:table-cell table:style-name="Tabela24.B8" office:value-type="string">
            <text:list xml:id="list125358004455406" text:continue-numbering="true" text:style-name="WW8Num3">
              <text:list-item>
                <text:p text:style-name="P107">Nenhuma</text:p>
              </text:list-item>
            </text:list>
          </table:table-cell>
        </table:table-row>
        <table:table-row table:style-name="Tabela24.8">
          <table:table-cell table:style-name="Tabela24.A9" office:value-type="string">
            <text:p text:style-name="P56">Pré-Condições</text:p>
          </table:table-cell>
          <table:table-cell table:style-name="Tabela24.B9" office:value-type="string">
            <text:list xml:id="list9074834024267091616" text:style-name="L29">
              <text:list-item>
                <text:p text:style-name="P141">O administrador deve estar cadastrado</text:p>
              </text:list-item>
            </text:list>
          </table:table-cell>
        </table:table-row>
        <table:table-row table:style-name="Tabela24.8">
          <table:table-cell table:style-name="Tabela24.A10" office:value-type="string">
            <text:p text:style-name="P56">Pós-Condições</text:p>
          </table:table-cell>
          <table:table-cell table:style-name="Tabela24.B10" office:value-type="string">
            <text:list xml:id="list2268962328946131125" text:style-name="L30">
              <text:list-item>
                <text:p text:style-name="P142">Senha redefinida</text:p>
              </text:list-item>
            </text:list>
          </table:table-cell>
        </table:table-row>
        <table:table-row table:style-name="Tabela24.11">
          <table:table-cell table:style-name="Tabela24.A11" table:number-columns-spanned="2" office:value-type="string">
            <text:p text:style-name="P55">Fluxos de eventos</text:p>
          </table:table-cell>
          <table:covered-table-cell/>
        </table:table-row>
        <text:soft-page-break/>
        <table:table-row table:style-name="Tabela24.12">
          <table:table-cell table:style-name="Tabela24.A12" office:value-type="string">
            <text:p text:style-name="P54">Fluxo Principal</text:p>
          </table:table-cell>
          <table:table-cell table:style-name="Tabela24.B12" office:value-type="string">
            <text:list xml:id="list5535615059164745367" text:style-name="L31">
              <text:list-item>
                <text:p text:style-name="P145">Se deve clicar <text:span text:style-name="T18">em Esqueceu sua senha</text:span></text:p>
              </text:list-item>
              <text:list-item>
                <text:p text:style-name="P143">Digitar o CPF</text:p>
              </text:list-item>
              <text:list-item>
                <text:p text:style-name="P145">Clicar em enviar</text:p>
              </text:list-item>
              <text:list-item>
                <text:p text:style-name="P143">Clicar em Ok</text:p>
              </text:list-item>
              <text:list-item>
                <text:p text:style-name="P143">Clicar em Editar</text:p>
              </text:list-item>
              <text:list-item>
                <text:p text:style-name="P143">Editar o campo de usuário ou senha</text:p>
              </text:list-item>
            </text:list>
          </table:table-cell>
        </table:table-row>
        <table:table-row table:style-name="Tabela24.11">
          <table:table-cell table:style-name="Tabela24.A13" office:value-type="string">
            <text:p text:style-name="P54">Fluxo Secundário</text:p>
          </table:table-cell>
          <table:table-cell table:style-name="Tabela24.B13" office:value-type="string">
            <text:list xml:id="list6986029369665602392" text:style-name="L32">
              <text:list-item>
                <text:p text:style-name="P144">Nenhum</text:p>
              </text:list-item>
            </text:list>
          </table:table-cell>
        </table:table-row>
      </table:table>
      <text:p text:style-name="P27"/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table:number-columns-spanned="2" office:value-type="string">
            <text:p text:style-name="P66"><text:span text:style-name="Fonte_20_parág._20_padrão"><text:span text:style-name="T10">RF-0</text:span></text:span><text:span text:style-name="Fonte_20_parág._20_padrão"><text:span text:style-name="T13">8</text:span></text:span><text:span text:style-name="Fonte_20_parág._20_padrão"><text:span text:style-name="T10"> </text:span></text:span><text:span text:style-name="Fonte_20_parág._20_padrão"><text:span text:style-name="T13">Login do Administrador</text:span></text:span></text:p>
            <text:p text:style-name="P104"/>
          </table:table-cell>
          <table:covered-table-cell/>
        </table:table-row>
        <table:table-row table:style-name="Tabela25.1">
          <table:table-cell table:style-name="Tabela25.A2" office:value-type="string">
            <text:p text:style-name="P56">Nome:</text:p>
          </table:table-cell>
          <table:table-cell table:style-name="Tabela25.B2" office:value-type="string">
            <text:p text:style-name="P62"><text:span text:style-name="Fonte_20_parág._20_padrão"><text:span text:style-name="T13">Login do Administrador</text:span></text:span></text:p>
          </table:table-cell>
        </table:table-row>
        <table:table-row table:style-name="Tabela25.3">
          <table:table-cell table:style-name="Tabela25.A3" office:value-type="string">
            <text:p text:style-name="P56">Descrição:</text:p>
          </table:table-cell>
          <table:table-cell table:style-name="Tabela25.B3" office:value-type="string">
            <text:p text:style-name="P41">Função para login do administrador, para que possa administrar o sistema</text:p>
          </table:table-cell>
        </table:table-row>
        <table:table-row table:style-name="Tabela25.1">
          <table:table-cell table:style-name="Tabela25.A4" office:value-type="string">
            <text:p text:style-name="P56">Atores:</text:p>
          </table:table-cell>
          <table:table-cell table:style-name="Tabela25.B4" office:value-type="string">
            <text:p text:style-name="P42">Administrador</text:p>
          </table:table-cell>
        </table:table-row>
        <table:table-row table:style-name="Tabela25.1">
          <table:table-cell table:style-name="Tabela25.A5" office:value-type="string">
            <text:p text:style-name="P56">Prioridade:</text:p>
          </table:table-cell>
          <table:table-cell table:style-name="Tabela25.B5" office:value-type="string">
            <text:p text:style-name="P39">Essencial</text:p>
          </table:table-cell>
        </table:table-row>
        <table:table-row table:style-name="Tabela25.6">
          <table:table-cell table:style-name="Tabela25.A6" office:value-type="string">
            <text:p text:style-name="P56">Requisitos Associados</text:p>
          </table:table-cell>
          <table:table-cell table:style-name="Tabela25.B6" office:value-type="string">
            <text:list xml:id="list125357273698407" text:continue-list="list125357944730038" text:style-name="L24">
              <text:list-item>
                <text:p text:style-name="P146">RF-07</text:p>
              </text:list-item>
            </text:list>
          </table:table-cell>
        </table:table-row>
        <table:table-row table:style-name="Tabela25.7">
          <table:table-cell table:style-name="Tabela25.A7" office:value-type="string">
            <text:p text:style-name="P56">Entradas</text:p>
          </table:table-cell>
          <table:table-cell table:style-name="Tabela25.B7" office:value-type="string">
            <text:list xml:id="list125358078910794" text:continue-list="list125358004455406" text:style-name="WW8Num3">
              <text:list-item>
                <text:p text:style-name="P147">Login</text:p>
              </text:list-item>
              <text:list-item>
                <text:p text:style-name="P147">Senha</text:p>
              </text:list-item>
            </text:list>
          </table:table-cell>
        </table:table-row>
        <table:table-row table:style-name="Tabela25.8">
          <table:table-cell table:style-name="Tabela25.A8" office:value-type="string">
            <text:p text:style-name="P56">Saídas</text:p>
          </table:table-cell>
          <table:table-cell table:style-name="Tabela25.B8" office:value-type="string">
            <text:list xml:id="list125357401817226" text:continue-numbering="true" text:style-name="WW8Num3">
              <text:list-item>
                <text:p text:style-name="P107">Nenhuma</text:p>
              </text:list-item>
            </text:list>
          </table:table-cell>
        </table:table-row>
        <table:table-row table:style-name="Tabela25.8">
          <table:table-cell table:style-name="Tabela25.A9" office:value-type="string">
            <text:p text:style-name="P56">Pré-Condições</text:p>
          </table:table-cell>
          <table:table-cell table:style-name="Tabela25.B9" office:value-type="string">
            <text:list xml:id="list6634982231485349323" text:style-name="L33">
              <text:list-item>
                <text:p text:style-name="P148">O administrador deve estar cadastrado</text:p>
              </text:list-item>
            </text:list>
          </table:table-cell>
        </table:table-row>
        <table:table-row table:style-name="Tabela25.8">
          <table:table-cell table:style-name="Tabela25.A10" office:value-type="string">
            <text:p text:style-name="P56">Pós-Condições</text:p>
          </table:table-cell>
          <table:table-cell table:style-name="Tabela25.B10" office:value-type="string">
            <text:list xml:id="list3899087846068092831" text:style-name="L34">
              <text:list-item>
                <text:p text:style-name="P149">O login é feito</text:p>
              </text:list-item>
            </text:list>
          </table:table-cell>
        </table:table-row>
        <table:table-row table:style-name="Tabela25.11">
          <table:table-cell table:style-name="Tabela25.A11" table:number-columns-spanned="2" office:value-type="string">
            <text:p text:style-name="P55">Fluxos de eventos</text:p>
          </table:table-cell>
          <table:covered-table-cell/>
        </table:table-row>
        <table:table-row table:style-name="Tabela25.12">
          <table:table-cell table:style-name="Tabela25.A12" office:value-type="string">
            <text:p text:style-name="P54">Fluxo Principal</text:p>
          </table:table-cell>
          <table:table-cell table:style-name="Tabela25.B12" office:value-type="string">
            <text:list xml:id="list3166921498511321944" text:style-name="L35">
              <text:list-item>
                <text:p text:style-name="P150">Se deve preencher os campos de login e senha no menu principal</text:p>
              </text:list-item>
              <text:list-item>
                <text:p text:style-name="P150">Clicar em fazer login</text:p>
              </text:list-item>
            </text:list>
          </table:table-cell>
        </table:table-row>
        <table:table-row table:style-name="Tabela25.11">
          <table:table-cell table:style-name="Tabela25.A13" office:value-type="string">
            <text:p text:style-name="P54">Fluxo Secundário</text:p>
          </table:table-cell>
          <table:table-cell table:style-name="Tabela25.B13" office:value-type="string">
            <text:list xml:id="list3512052807397818432" text:style-name="L36">
              <text:list-item>
                <text:p text:style-name="P151">Nenhum</text:p>
              </text:list-item>
            </text:list>
          </table:table-cell>
        </table:table-row>
      </table:table>
      <text:p text:style-name="P27"/>
      <table:table table:name="Tabela26" table:style-name="Tabela26">
        <table:table-column table:style-name="Tabela26.A"/>
        <table:table-column table:style-name="Tabela26.B"/>
        <text:soft-page-break/>
        <table:table-row table:style-name="Tabela26.1">
          <table:table-cell table:style-name="Tabela26.A1" table:number-columns-spanned="2" office:value-type="string">
            <text:p text:style-name="P66"><text:span text:style-name="Fonte_20_parág._20_padrão"><text:span text:style-name="T10">RF-0</text:span></text:span><text:span text:style-name="Fonte_20_parág._20_padrão"><text:span text:style-name="T13">9</text:span></text:span><text:span text:style-name="Fonte_20_parág._20_padrão"><text:span text:style-name="T10"> </text:span></text:span><text:span text:style-name="Fonte_20_parág._20_padrão"><text:span text:style-name="T13">Visualização de Pedidos de Adoção</text:span></text:span></text:p>
            <text:p text:style-name="P104"/>
          </table:table-cell>
          <table:covered-table-cell/>
        </table:table-row>
        <table:table-row table:style-name="Tabela26.1">
          <table:table-cell table:style-name="Tabela26.A2" office:value-type="string">
            <text:p text:style-name="P56">Nome:</text:p>
          </table:table-cell>
          <table:table-cell table:style-name="Tabela26.B2" office:value-type="string">
            <text:p text:style-name="P62"><text:span text:style-name="Fonte_20_parág._20_padrão"><text:span text:style-name="T13">Visualização de Pedidos de Adoção</text:span></text:span></text:p>
          </table:table-cell>
        </table:table-row>
        <table:table-row table:style-name="Tabela26.3">
          <table:table-cell table:style-name="Tabela26.A3" office:value-type="string">
            <text:p text:style-name="P56">Descrição:</text:p>
          </table:table-cell>
          <table:table-cell table:style-name="Tabela26.B3" office:value-type="string">
            <text:p text:style-name="P41">Tela mostrando todos os pedidos de adoção realizados pelos usuários</text:p>
          </table:table-cell>
        </table:table-row>
        <table:table-row table:style-name="Tabela26.1">
          <table:table-cell table:style-name="Tabela26.A4" office:value-type="string">
            <text:p text:style-name="P56">Atores:</text:p>
          </table:table-cell>
          <table:table-cell table:style-name="Tabela26.B4" office:value-type="string">
            <text:p text:style-name="P42">Administrador</text:p>
          </table:table-cell>
        </table:table-row>
        <table:table-row table:style-name="Tabela26.1">
          <table:table-cell table:style-name="Tabela26.A5" office:value-type="string">
            <text:p text:style-name="P56">Prioridade:</text:p>
          </table:table-cell>
          <table:table-cell table:style-name="Tabela26.B5" office:value-type="string">
            <text:p text:style-name="P39">Essencial</text:p>
          </table:table-cell>
        </table:table-row>
        <table:table-row table:style-name="Tabela26.6">
          <table:table-cell table:style-name="Tabela26.A6" office:value-type="string">
            <text:p text:style-name="P56">Requisitos Associados</text:p>
          </table:table-cell>
          <table:table-cell table:style-name="Tabela26.B6" office:value-type="string">
            <text:list xml:id="list125358247295820" text:continue-list="list125357273698407" text:style-name="L24">
              <text:list-item>
                <text:p text:style-name="P133">Nenhum</text:p>
              </text:list-item>
            </text:list>
          </table:table-cell>
        </table:table-row>
        <table:table-row table:style-name="Tabela26.7">
          <table:table-cell table:style-name="Tabela26.A7" office:value-type="string">
            <text:p text:style-name="P56">Entradas</text:p>
          </table:table-cell>
          <table:table-cell table:style-name="Tabela26.B7" office:value-type="string">
            <text:list xml:id="list125357108153055" text:continue-list="list125357401817226" text:style-name="WW8Num3">
              <text:list-item>
                <text:p text:style-name="P147">Nenhuma</text:p>
              </text:list-item>
            </text:list>
          </table:table-cell>
        </table:table-row>
        <table:table-row table:style-name="Tabela26.8">
          <table:table-cell table:style-name="Tabela26.A8" office:value-type="string">
            <text:p text:style-name="P56">Saídas</text:p>
          </table:table-cell>
          <table:table-cell table:style-name="Tabela26.B8" office:value-type="string">
            <text:list xml:id="list125357087867084" text:continue-numbering="true" text:style-name="WW8Num3">
              <text:list-item>
                <text:p text:style-name="P107">Nenhuma</text:p>
              </text:list-item>
            </text:list>
          </table:table-cell>
        </table:table-row>
        <table:table-row table:style-name="Tabela26.8">
          <table:table-cell table:style-name="Tabela26.A9" office:value-type="string">
            <text:p text:style-name="P56">Pré-Condições</text:p>
          </table:table-cell>
          <table:table-cell table:style-name="Tabela26.B9" office:value-type="string">
            <text:list xml:id="list8309520265843148429" text:style-name="L37">
              <text:list-item>
                <text:p text:style-name="P152">O administrador deve estar logado no sistema</text:p>
              </text:list-item>
            </text:list>
          </table:table-cell>
        </table:table-row>
        <table:table-row table:style-name="Tabela26.8">
          <table:table-cell table:style-name="Tabela26.A10" office:value-type="string">
            <text:p text:style-name="P56">Pós-Condições</text:p>
          </table:table-cell>
          <table:table-cell table:style-name="Tabela26.B10" office:value-type="string">
            <text:list xml:id="list8541552079925665157" text:style-name="L38">
              <text:list-item>
                <text:p text:style-name="P153">Tela de pedidos de adoção mostrada</text:p>
              </text:list-item>
            </text:list>
          </table:table-cell>
        </table:table-row>
        <table:table-row table:style-name="Tabela26.11">
          <table:table-cell table:style-name="Tabela26.A11" table:number-columns-spanned="2" office:value-type="string">
            <text:p text:style-name="P55">Fluxos de eventos</text:p>
          </table:table-cell>
          <table:covered-table-cell/>
        </table:table-row>
        <table:table-row table:style-name="Tabela26.12">
          <table:table-cell table:style-name="Tabela26.A12" office:value-type="string">
            <text:p text:style-name="P54">Fluxo Principal</text:p>
          </table:table-cell>
          <table:table-cell table:style-name="Tabela26.B12" office:value-type="string">
            <text:list xml:id="list6601786486225280306" text:style-name="L39">
              <text:list-item>
                <text:p text:style-name="P154">Se deve clicar na opção Visualizar, na barra superior</text:p>
              </text:list-item>
              <text:list-item>
                <text:p text:style-name="P154">Clicar em Adoções</text:p>
              </text:list-item>
            </text:list>
          </table:table-cell>
        </table:table-row>
        <table:table-row table:style-name="Tabela26.11">
          <table:table-cell table:style-name="Tabela26.A13" office:value-type="string">
            <text:p text:style-name="P54">Fluxo Secundário</text:p>
          </table:table-cell>
          <table:table-cell table:style-name="Tabela26.B13" office:value-type="string">
            <text:list xml:id="list1898172796598644844" text:style-name="L40">
              <text:list-item>
                <text:p text:style-name="P155">Nenhum</text:p>
              </text:list-item>
            </text:list>
          </table:table-cell>
        </table:table-row>
      </table:table>
      <text:p text:style-name="P27"/>
      <table:table table:name="Tabela27" table:style-name="Tabela27">
        <table:table-column table:style-name="Tabela27.A"/>
        <table:table-column table:style-name="Tabela27.B"/>
        <table:table-row table:style-name="Tabela27.1">
          <table:table-cell table:style-name="Tabela27.A1" table:number-columns-spanned="2" office:value-type="string">
            <text:p text:style-name="P66"><text:span text:style-name="Fonte_20_parág._20_padrão"><text:span text:style-name="T10">RF-</text:span></text:span><text:span text:style-name="Fonte_20_parág._20_padrão"><text:span text:style-name="T14">1</text:span></text:span><text:span text:style-name="Fonte_20_parág._20_padrão"><text:span text:style-name="T10">0 </text:span></text:span><text:span text:style-name="Fonte_20_parág._20_padrão"><text:span text:style-name="T14">Visualização de Dados do Administrador</text:span></text:span></text:p>
            <text:p text:style-name="P104"/>
          </table:table-cell>
          <table:covered-table-cell/>
        </table:table-row>
        <table:table-row table:style-name="Tabela27.1">
          <table:table-cell table:style-name="Tabela27.A2" office:value-type="string">
            <text:p text:style-name="P56">Nome:</text:p>
          </table:table-cell>
          <table:table-cell table:style-name="Tabela27.B2" office:value-type="string">
            <text:p text:style-name="P63"><text:span text:style-name="Fonte_20_parág._20_padrão"><text:span text:style-name="T14">Visualização de Dados do Administrador</text:span></text:span></text:p>
          </table:table-cell>
        </table:table-row>
        <table:table-row table:style-name="Tabela27.3">
          <table:table-cell table:style-name="Tabela27.A3" office:value-type="string">
            <text:p text:style-name="P56">Descrição:</text:p>
          </table:table-cell>
          <table:table-cell table:style-name="Tabela27.B3" office:value-type="string">
            <text:p text:style-name="P43">Tela que mostra todos os dados do administrador logado</text:p>
          </table:table-cell>
        </table:table-row>
        <table:table-row table:style-name="Tabela27.1">
          <table:table-cell table:style-name="Tabela27.A4" office:value-type="string">
            <text:p text:style-name="P56">Atores:</text:p>
          </table:table-cell>
          <table:table-cell table:style-name="Tabela27.B4" office:value-type="string">
            <text:p text:style-name="P44">Administrador</text:p>
          </table:table-cell>
        </table:table-row>
        <table:table-row table:style-name="Tabela27.1">
          <table:table-cell table:style-name="Tabela27.A5" office:value-type="string">
            <text:p text:style-name="P56">Prioridade:</text:p>
          </table:table-cell>
          <table:table-cell table:style-name="Tabela27.B5" office:value-type="string">
            <text:p text:style-name="P39">Essencial</text:p>
          </table:table-cell>
        </table:table-row>
        <table:table-row table:style-name="Tabela27.6">
          <table:table-cell table:style-name="Tabela27.A6" office:value-type="string">
            <text:p text:style-name="P56">Requisitos Associados</text:p>
          </table:table-cell>
          <table:table-cell table:style-name="Tabela27.B6" office:value-type="string">
            <text:list xml:id="list125357944006842" text:continue-list="list125358247295820" text:style-name="L24">
              <text:list-item>
                <text:p text:style-name="P133">Nenhum</text:p>
              </text:list-item>
            </text:list>
          </table:table-cell>
        </table:table-row>
        <text:soft-page-break/>
        <table:table-row table:style-name="Tabela27.7">
          <table:table-cell table:style-name="Tabela27.A7" office:value-type="string">
            <text:p text:style-name="P56">Entradas</text:p>
          </table:table-cell>
          <table:table-cell table:style-name="Tabela27.B7" office:value-type="string">
            <text:list xml:id="list125358747234926" text:continue-list="list125357087867084" text:style-name="WW8Num3">
              <text:list-item>
                <text:p text:style-name="P156">Nenhuma</text:p>
              </text:list-item>
            </text:list>
          </table:table-cell>
        </table:table-row>
        <table:table-row table:style-name="Tabela27.8">
          <table:table-cell table:style-name="Tabela27.A8" office:value-type="string">
            <text:p text:style-name="P56">Saídas</text:p>
          </table:table-cell>
          <table:table-cell table:style-name="Tabela27.B8" office:value-type="string">
            <text:list xml:id="list125357553143594" text:continue-numbering="true" text:style-name="WW8Num3">
              <text:list-item>
                <text:p text:style-name="P107">Nenhuma</text:p>
              </text:list-item>
            </text:list>
          </table:table-cell>
        </table:table-row>
        <table:table-row table:style-name="Tabela27.8">
          <table:table-cell table:style-name="Tabela27.A9" office:value-type="string">
            <text:p text:style-name="P56">Pré-Condições</text:p>
          </table:table-cell>
          <table:table-cell table:style-name="Tabela27.B9" office:value-type="string">
            <text:list xml:id="list5595376939907625074" text:style-name="L41">
              <text:list-item>
                <text:p text:style-name="P157">O administrador deve estar logado</text:p>
              </text:list-item>
            </text:list>
          </table:table-cell>
        </table:table-row>
        <table:table-row table:style-name="Tabela27.8">
          <table:table-cell table:style-name="Tabela27.A10" office:value-type="string">
            <text:p text:style-name="P56">Pós-Condições</text:p>
          </table:table-cell>
          <table:table-cell table:style-name="Tabela27.B10" office:value-type="string">
            <text:list xml:id="list2119990243599263859" text:style-name="L42">
              <text:list-item>
                <text:p text:style-name="P158">Tela de dados do administrador mostrada</text:p>
              </text:list-item>
            </text:list>
          </table:table-cell>
        </table:table-row>
        <table:table-row table:style-name="Tabela27.11">
          <table:table-cell table:style-name="Tabela27.A11" table:number-columns-spanned="2" office:value-type="string">
            <text:p text:style-name="P55">Fluxos de eventos</text:p>
          </table:table-cell>
          <table:covered-table-cell/>
        </table:table-row>
        <table:table-row table:style-name="Tabela27.12">
          <table:table-cell table:style-name="Tabela27.A12" office:value-type="string">
            <text:p text:style-name="P54">Fluxo Principal</text:p>
          </table:table-cell>
          <table:table-cell table:style-name="Tabela27.B12" office:value-type="string">
            <text:list xml:id="list2766879255822858455" text:style-name="L43">
              <text:list-item>
                <text:p text:style-name="P159">Se deve clicar em Sistema, na barra superior</text:p>
              </text:list-item>
              <text:list-item>
                <text:p text:style-name="P159">Clicar em Seus Dados</text:p>
              </text:list-item>
            </text:list>
          </table:table-cell>
        </table:table-row>
        <table:table-row table:style-name="Tabela27.11">
          <table:table-cell table:style-name="Tabela27.A13" office:value-type="string">
            <text:p text:style-name="P54">Fluxo Secundário</text:p>
          </table:table-cell>
          <table:table-cell table:style-name="Tabela27.B13" office:value-type="string">
            <text:list xml:id="list3181237037160431546" text:style-name="L44">
              <text:list-item>
                <text:p text:style-name="P160">Nenhum</text:p>
              </text:list-item>
            </text:list>
          </table:table-cell>
        </table:table-row>
      </table:table>
      <text:p text:style-name="P27"/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table:number-columns-spanned="2" office:value-type="string">
            <text:p text:style-name="P66"><text:span text:style-name="Fonte_20_parág._20_padrão"><text:span text:style-name="T10">RF-</text:span></text:span><text:span text:style-name="Fonte_20_parág._20_padrão"><text:span text:style-name="T14">11</text:span></text:span><text:span text:style-name="Fonte_20_parág._20_padrão"><text:span text:style-name="T10"> </text:span></text:span><text:span text:style-name="Fonte_20_parág._20_padrão"><text:span text:style-name="T14">Alteração dos Animais</text:span></text:span></text:p>
            <text:p text:style-name="P104"/>
          </table:table-cell>
          <table:covered-table-cell/>
        </table:table-row>
        <table:table-row table:style-name="Tabela28.1">
          <table:table-cell table:style-name="Tabela28.A2" office:value-type="string">
            <text:p text:style-name="P56">Nome:</text:p>
          </table:table-cell>
          <table:table-cell table:style-name="Tabela28.B2" office:value-type="string">
            <text:p text:style-name="P63"><text:span text:style-name="Fonte_20_parág._20_padrão"><text:span text:style-name="T14">Alteração dos Animais</text:span></text:span></text:p>
          </table:table-cell>
        </table:table-row>
        <table:table-row table:style-name="Tabela28.3">
          <table:table-cell table:style-name="Tabela28.A3" office:value-type="string">
            <text:p text:style-name="P56">Descrição:</text:p>
          </table:table-cell>
          <table:table-cell table:style-name="Tabela28.B3" office:value-type="string">
            <text:p text:style-name="P43">Método de alterar dados de um animal já cadastrado</text:p>
          </table:table-cell>
        </table:table-row>
        <table:table-row table:style-name="Tabela28.1">
          <table:table-cell table:style-name="Tabela28.A4" office:value-type="string">
            <text:p text:style-name="P56">Atores:</text:p>
          </table:table-cell>
          <table:table-cell table:style-name="Tabela28.B4" office:value-type="string">
            <text:p text:style-name="P44">Administrador</text:p>
          </table:table-cell>
        </table:table-row>
        <table:table-row table:style-name="Tabela28.1">
          <table:table-cell table:style-name="Tabela28.A5" office:value-type="string">
            <text:p text:style-name="P56">Prioridade:</text:p>
          </table:table-cell>
          <table:table-cell table:style-name="Tabela28.B5" office:value-type="string">
            <text:p text:style-name="P39">Essencial</text:p>
          </table:table-cell>
        </table:table-row>
        <table:table-row table:style-name="Tabela28.6">
          <table:table-cell table:style-name="Tabela28.A6" office:value-type="string">
            <text:p text:style-name="P56">Requisitos Associados</text:p>
          </table:table-cell>
          <table:table-cell table:style-name="Tabela28.B6" office:value-type="string">
            <text:list xml:id="list125357117709421" text:continue-list="list125357944006842" text:style-name="L24">
              <text:list-item>
                <text:p text:style-name="P133">Nenhum</text:p>
              </text:list-item>
            </text:list>
          </table:table-cell>
        </table:table-row>
        <table:table-row table:style-name="Tabela28.7">
          <table:table-cell table:style-name="Tabela28.A7" office:value-type="string">
            <text:p text:style-name="P56">Entradas</text:p>
          </table:table-cell>
          <table:table-cell table:style-name="Tabela28.B7" office:value-type="string">
            <text:list xml:id="list125357415225903" text:continue-list="list125357553143594" text:style-name="WW8Num3">
              <text:list-item>
                <text:p text:style-name="P156">Id do animal</text:p>
              </text:list-item>
            </text:list>
          </table:table-cell>
        </table:table-row>
        <text:soft-page-break/>
        <table:table-row table:style-name="Tabela28.8">
          <table:table-cell table:style-name="Tabela28.A8" office:value-type="string">
            <text:p text:style-name="P56">Saídas</text:p>
          </table:table-cell>
          <table:table-cell table:style-name="Tabela28.B8" office:value-type="string">
            <text:list xml:id="list125358300471964" text:continue-numbering="true" text:style-name="WW8Num3">
              <text:list-item>
                <text:p text:style-name="P107">Nenhuma</text:p>
              </text:list-item>
            </text:list>
          </table:table-cell>
        </table:table-row>
        <table:table-row table:style-name="Tabela28.8">
          <table:table-cell table:style-name="Tabela28.A9" office:value-type="string">
            <text:p text:style-name="P56">Pré-Condições</text:p>
          </table:table-cell>
          <table:table-cell table:style-name="Tabela28.B9" office:value-type="string">
            <text:list xml:id="list7409836253222549097" text:style-name="L45">
              <text:list-item>
                <text:p text:style-name="P161">O animal deve estar cadastrador</text:p>
              </text:list-item>
            </text:list>
          </table:table-cell>
        </table:table-row>
        <table:table-row table:style-name="Tabela28.8">
          <table:table-cell table:style-name="Tabela28.A10" office:value-type="string">
            <text:p text:style-name="P56">Pós-Condições</text:p>
          </table:table-cell>
          <table:table-cell table:style-name="Tabela28.B10" office:value-type="string">
            <text:list xml:id="list973634725515848909" text:style-name="L46">
              <text:list-item>
                <text:p text:style-name="P162">Animal alterado</text:p>
              </text:list-item>
            </text:list>
          </table:table-cell>
        </table:table-row>
        <table:table-row table:style-name="Tabela28.11">
          <table:table-cell table:style-name="Tabela28.A11" table:number-columns-spanned="2" office:value-type="string">
            <text:p text:style-name="P55">Fluxos de eventos</text:p>
          </table:table-cell>
          <table:covered-table-cell/>
        </table:table-row>
        <table:table-row table:style-name="Tabela28.12">
          <table:table-cell table:style-name="Tabela28.A12" office:value-type="string">
            <text:p text:style-name="P54">Fluxo Principal</text:p>
          </table:table-cell>
          <table:table-cell table:style-name="Tabela28.B12" office:value-type="string">
            <text:list xml:id="list5533840965701521330" text:style-name="L47">
              <text:list-item>
                <text:p text:style-name="P163">Se deve clicar em Editar &gt; Alterar Animal, na barra superior</text:p>
              </text:list-item>
              <text:list-item>
                <text:p text:style-name="P163">Preencher o id do animal</text:p>
              </text:list-item>
              <text:list-item>
                <text:p text:style-name="P163">Clicar em Ok</text:p>
              </text:list-item>
              <text:list-item>
                <text:p text:style-name="P163">Editar os campos conforme desejado</text:p>
              </text:list-item>
              <text:list-item>
                <text:p text:style-name="P163">Clicar em Alterar</text:p>
              </text:list-item>
            </text:list>
          </table:table-cell>
        </table:table-row>
        <table:table-row table:style-name="Tabela28.11">
          <table:table-cell table:style-name="Tabela28.A13" office:value-type="string">
            <text:p text:style-name="P54">Fluxo Secundário</text:p>
          </table:table-cell>
          <table:table-cell table:style-name="Tabela28.B13" office:value-type="string">
            <text:list xml:id="list2246904081119918758" text:style-name="L48">
              <text:list-item>
                <text:p text:style-name="P165">Cancelar alteração</text:p>
              </text:list-item>
            </text:list>
          </table:table-cell>
        </table:table-row>
      </table:table>
      <text:p text:style-name="P27"/>
      <table:table table:name="Tabela29" table:style-name="Tabela29">
        <table:table-column table:style-name="Tabela29.A"/>
        <table:table-column table:style-name="Tabela29.B"/>
        <table:table-row table:style-name="Tabela29.1">
          <table:table-cell table:style-name="Tabela29.A1" table:number-columns-spanned="2" office:value-type="string">
            <text:p text:style-name="P66"><text:span text:style-name="Fonte_20_parág._20_padrão"><text:span text:style-name="T10">RF-</text:span></text:span><text:span text:style-name="Fonte_20_parág._20_padrão"><text:span text:style-name="T15">12</text:span></text:span><text:span text:style-name="Fonte_20_parág._20_padrão"><text:span text:style-name="T10"> </text:span></text:span><text:span text:style-name="Fonte_20_parág._20_padrão"><text:span text:style-name="T15">Alteração dos Candidatos</text:span></text:span></text:p>
            <text:p text:style-name="P104"/>
          </table:table-cell>
          <table:covered-table-cell/>
        </table:table-row>
        <table:table-row table:style-name="Tabela29.1">
          <table:table-cell table:style-name="Tabela29.A2" office:value-type="string">
            <text:p text:style-name="P56">Nome:</text:p>
          </table:table-cell>
          <table:table-cell table:style-name="Tabela29.B2" office:value-type="string">
            <text:p text:style-name="P64"><text:span text:style-name="Fonte_20_parág._20_padrão"><text:span text:style-name="T15">Alteração dos Candidatos</text:span></text:span></text:p>
          </table:table-cell>
        </table:table-row>
        <table:table-row table:style-name="Tabela29.3">
          <table:table-cell table:style-name="Tabela29.A3" office:value-type="string">
            <text:p text:style-name="P56">Descrição:</text:p>
          </table:table-cell>
          <table:table-cell table:style-name="Tabela29.B3" office:value-type="string">
            <text:p text:style-name="P45">Método para alterar dados de um candidato já cadastrado</text:p>
          </table:table-cell>
        </table:table-row>
        <table:table-row table:style-name="Tabela29.1">
          <table:table-cell table:style-name="Tabela29.A4" office:value-type="string">
            <text:p text:style-name="P56">Atores:</text:p>
          </table:table-cell>
          <table:table-cell table:style-name="Tabela29.B4" office:value-type="string">
            <text:p text:style-name="P46">Administrador</text:p>
          </table:table-cell>
        </table:table-row>
        <table:table-row table:style-name="Tabela29.1">
          <table:table-cell table:style-name="Tabela29.A5" office:value-type="string">
            <text:p text:style-name="P56">Prioridade:</text:p>
          </table:table-cell>
          <table:table-cell table:style-name="Tabela29.B5" office:value-type="string">
            <text:p text:style-name="P39">Essencial</text:p>
          </table:table-cell>
        </table:table-row>
        <table:table-row table:style-name="Tabela29.6">
          <table:table-cell table:style-name="Tabela29.A6" office:value-type="string">
            <text:p text:style-name="P56">Requisitos Associados</text:p>
          </table:table-cell>
          <table:table-cell table:style-name="Tabela29.B6" office:value-type="string">
            <text:list xml:id="list125358266396853" text:continue-list="list125357117709421" text:style-name="L24">
              <text:list-item>
                <text:p text:style-name="P133">Nenhum</text:p>
              </text:list-item>
            </text:list>
          </table:table-cell>
        </table:table-row>
        <table:table-row table:style-name="Tabela29.7">
          <table:table-cell table:style-name="Tabela29.A7" office:value-type="string">
            <text:p text:style-name="P56">Entradas</text:p>
          </table:table-cell>
          <table:table-cell table:style-name="Tabela29.B7" office:value-type="string">
            <text:list xml:id="list125358494893299" text:continue-list="list125358300471964" text:style-name="WW8Num3">
              <text:list-item>
                <text:p text:style-name="P170">CPF do candidato</text:p>
              </text:list-item>
            </text:list>
          </table:table-cell>
        </table:table-row>
        <table:table-row table:style-name="Tabela29.8">
          <table:table-cell table:style-name="Tabela29.A8" office:value-type="string">
            <text:p text:style-name="P56">Saídas</text:p>
          </table:table-cell>
          <table:table-cell table:style-name="Tabela29.B8" office:value-type="string">
            <text:list xml:id="list125358475573138" text:continue-numbering="true" text:style-name="WW8Num3">
              <text:list-item>
                <text:p text:style-name="P107">Nenhuma</text:p>
              </text:list-item>
            </text:list>
          </table:table-cell>
        </table:table-row>
        <table:table-row table:style-name="Tabela29.8">
          <table:table-cell table:style-name="Tabela29.A9" office:value-type="string">
            <text:p text:style-name="P56">Pré-Condições</text:p>
          </table:table-cell>
          <table:table-cell table:style-name="Tabela29.B9" office:value-type="string">
            <text:list xml:id="list199538503625263740" text:style-name="L49">
              <text:list-item>
                <text:p text:style-name="P166">O candidato deve estar presente no sistema</text:p>
              </text:list-item>
            </text:list>
          </table:table-cell>
        </table:table-row>
        <text:soft-page-break/>
        <table:table-row table:style-name="Tabela29.8">
          <table:table-cell table:style-name="Tabela29.A10" office:value-type="string">
            <text:p text:style-name="P56">Pós-Condições</text:p>
          </table:table-cell>
          <table:table-cell table:style-name="Tabela29.B10" office:value-type="string">
            <text:list xml:id="list8960297017338109323" text:style-name="L50">
              <text:list-item>
                <text:p text:style-name="P167">Candidato alterado</text:p>
              </text:list-item>
            </text:list>
          </table:table-cell>
        </table:table-row>
        <table:table-row table:style-name="Tabela29.11">
          <table:table-cell table:style-name="Tabela29.A11" table:number-columns-spanned="2" office:value-type="string">
            <text:p text:style-name="P55">Fluxos de eventos</text:p>
          </table:table-cell>
          <table:covered-table-cell/>
        </table:table-row>
        <table:table-row table:style-name="Tabela29.12">
          <table:table-cell table:style-name="Tabela29.A12" office:value-type="string">
            <text:p text:style-name="P54">Fluxo Principal</text:p>
          </table:table-cell>
          <table:table-cell table:style-name="Tabela29.B12" office:value-type="string">
            <text:list xml:id="list5230583869155406723" text:style-name="L51">
              <text:list-item>
                <text:p text:style-name="P164">Se deve clicar em Editar &gt; Alterar <text:span text:style-name="T19">Candidato</text:span>, na barra superior</text:p>
              </text:list-item>
              <text:list-item>
                <text:p text:style-name="P168">Preencher o CPF</text:p>
              </text:list-item>
              <text:list-item>
                <text:p text:style-name="P168">Clicar em Ok</text:p>
              </text:list-item>
              <text:list-item>
                <text:p text:style-name="P168">Alterar os dados conforme desejado</text:p>
              </text:list-item>
              <text:list-item>
                <text:p text:style-name="P168">Clicar em Alterar</text:p>
              </text:list-item>
            </text:list>
          </table:table-cell>
        </table:table-row>
        <table:table-row table:style-name="Tabela29.11">
          <table:table-cell table:style-name="Tabela29.A13" office:value-type="string">
            <text:p text:style-name="P54">Fluxo Secundário</text:p>
          </table:table-cell>
          <table:table-cell table:style-name="Tabela29.B13" office:value-type="string">
            <text:list xml:id="list6510522297922224523" text:style-name="L52">
              <text:list-item>
                <text:p text:style-name="P169">Cancelar alteração</text:p>
              </text:list-item>
            </text:list>
          </table:table-cell>
        </table:table-row>
      </table:table>
      <text:p text:style-name="P27"/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table:number-columns-spanned="2" office:value-type="string">
            <text:p text:style-name="P66"><text:span text:style-name="Fonte_20_parág._20_padrão"><text:span text:style-name="T10">RF-</text:span></text:span><text:span text:style-name="Fonte_20_parág._20_padrão"><text:span text:style-name="T16">13</text:span></text:span><text:span text:style-name="Fonte_20_parág._20_padrão"><text:span text:style-name="T10"> </text:span></text:span><text:span text:style-name="Fonte_20_parág._20_padrão"><text:span text:style-name="T16">Salvamento dos dados</text:span></text:span></text:p>
            <text:p text:style-name="P104"/>
          </table:table-cell>
          <table:covered-table-cell/>
        </table:table-row>
        <table:table-row table:style-name="Tabela30.1">
          <table:table-cell table:style-name="Tabela30.A2" office:value-type="string">
            <text:p text:style-name="P56">Nome:</text:p>
          </table:table-cell>
          <table:table-cell table:style-name="Tabela30.B2" office:value-type="string">
            <text:p text:style-name="P65"><text:span text:style-name="Fonte_20_parág._20_padrão"><text:span text:style-name="T16">Salvamento de dados</text:span></text:span></text:p>
          </table:table-cell>
        </table:table-row>
        <table:table-row table:style-name="Tabela30.3">
          <table:table-cell table:style-name="Tabela30.A3" office:value-type="string">
            <text:p text:style-name="P56">Descrição:</text:p>
          </table:table-cell>
          <table:table-cell table:style-name="Tabela30.B3" office:value-type="string">
            <text:p text:style-name="P47">Método para salvamento persistente dos dados</text:p>
          </table:table-cell>
        </table:table-row>
        <table:table-row table:style-name="Tabela30.1">
          <table:table-cell table:style-name="Tabela30.A4" office:value-type="string">
            <text:p text:style-name="P56">Atores:</text:p>
          </table:table-cell>
          <table:table-cell table:style-name="Tabela30.B4" office:value-type="string">
            <text:p text:style-name="P48">Administrador</text:p>
          </table:table-cell>
        </table:table-row>
        <table:table-row table:style-name="Tabela30.1">
          <table:table-cell table:style-name="Tabela30.A5" office:value-type="string">
            <text:p text:style-name="P56">Prioridade:</text:p>
          </table:table-cell>
          <table:table-cell table:style-name="Tabela30.B5" office:value-type="string">
            <text:p text:style-name="P39">Essencial</text:p>
          </table:table-cell>
        </table:table-row>
        <table:table-row table:style-name="Tabela30.6">
          <table:table-cell table:style-name="Tabela30.A6" office:value-type="string">
            <text:p text:style-name="P56">Requisitos Associados</text:p>
          </table:table-cell>
          <table:table-cell table:style-name="Tabela30.B6" office:value-type="string">
            <text:list xml:id="list125357897701051" text:continue-list="list125358266396853" text:style-name="L24">
              <text:list-item>
                <text:p text:style-name="P133">Nenhum</text:p>
              </text:list-item>
            </text:list>
          </table:table-cell>
        </table:table-row>
        <table:table-row table:style-name="Tabela30.7">
          <table:table-cell table:style-name="Tabela30.A7" office:value-type="string">
            <text:p text:style-name="P56">Entradas</text:p>
          </table:table-cell>
          <table:table-cell table:style-name="Tabela30.B7" office:value-type="string">
            <text:list xml:id="list125358411551436" text:continue-list="list125358475573138" text:style-name="WW8Num3">
              <text:list-item>
                <text:p text:style-name="P171">Nenhuma</text:p>
              </text:list-item>
            </text:list>
          </table:table-cell>
        </table:table-row>
        <table:table-row table:style-name="Tabela30.8">
          <table:table-cell table:style-name="Tabela30.A8" office:value-type="string">
            <text:p text:style-name="P56">Saídas</text:p>
          </table:table-cell>
          <table:table-cell table:style-name="Tabela30.B8" office:value-type="string">
            <text:list xml:id="list125358006327064" text:continue-numbering="true" text:style-name="WW8Num3">
              <text:list-item>
                <text:p text:style-name="P171">Arquivos .txt com os dados dos animais, candidatos, etc</text:p>
              </text:list-item>
            </text:list>
          </table:table-cell>
        </table:table-row>
        <table:table-row table:style-name="Tabela30.8">
          <table:table-cell table:style-name="Tabela30.A9" office:value-type="string">
            <text:p text:style-name="P56">Pré-Condições</text:p>
          </table:table-cell>
          <table:table-cell table:style-name="Tabela30.B9" office:value-type="string">
            <text:list xml:id="list8962368156529561161" text:style-name="L53">
              <text:list-item>
                <text:p text:style-name="P172">O Administrador deve estar logador</text:p>
              </text:list-item>
            </text:list>
          </table:table-cell>
        </table:table-row>
        <table:table-row table:style-name="Tabela30.8">
          <table:table-cell table:style-name="Tabela30.A10" office:value-type="string">
            <text:p text:style-name="P56">Pós-Condições</text:p>
          </table:table-cell>
          <table:table-cell table:style-name="Tabela30.B10" office:value-type="string">
            <text:list xml:id="list4267287059124488592" text:style-name="L54">
              <text:list-item>
                <text:p text:style-name="P173">Arquivos com dados são criados</text:p>
              </text:list-item>
            </text:list>
          </table:table-cell>
        </table:table-row>
        <table:table-row table:style-name="Tabela30.11">
          <table:table-cell table:style-name="Tabela30.A11" table:number-columns-spanned="2" office:value-type="string">
            <text:p text:style-name="P55">Fluxos de eventos</text:p>
          </table:table-cell>
          <table:covered-table-cell/>
        </table:table-row>
        <text:soft-page-break/>
        <table:table-row table:style-name="Tabela30.12">
          <table:table-cell table:style-name="Tabela30.A12" office:value-type="string">
            <text:p text:style-name="P54">Fluxo Principal</text:p>
          </table:table-cell>
          <table:table-cell table:style-name="Tabela30.B12" office:value-type="string">
            <text:list xml:id="list1476045422802638690" text:style-name="L55">
              <text:list-item>
                <text:p text:style-name="P174">Se deve clicar em Sistema &gt; Sair do Sistema, na barra superior</text:p>
              </text:list-item>
            </text:list>
          </table:table-cell>
        </table:table-row>
        <table:table-row table:style-name="Tabela30.11">
          <table:table-cell table:style-name="Tabela30.A13" office:value-type="string">
            <text:p text:style-name="P54">Fluxo Secundário</text:p>
          </table:table-cell>
          <table:table-cell table:style-name="Tabela30.B13" office:value-type="string">
            <text:list xml:id="list2828082107949832937" text:style-name="L56">
              <text:list-item>
                <text:p text:style-name="P175">Nenhum</text:p>
              </text:list-item>
            </text:list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Arial" fo:font-family="Arial" style:font-family-generic="swiss" style:font-pitch="variable" fo:font-size="11pt" fo:language="pt" fo:country="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 fo:hyphenate="false"/>
    </style:style>
    <style:style style:name="Estilo1" style:family="paragraph" style:parent-style-name="Heading_20_1" style:default-outline-level="1">
      <style:paragraph-properties fo:margin-top="0.212cm" fo:margin-bottom="0.106cm" loext:contextual-spacing="false" style:line-height-at-least="0.423cm" fo:orphans="0" fo:widows="0" fo:hyphenation-ladder-count="no-limit"/>
      <style:text-properties fo:color="#000000" style:font-name="Tahoma" fo:font-family="Tahoma" style:font-family-generic="swiss" style:font-pitch="variable" fo:font-size="12pt" fo:language="pt" fo:country="BR" style:font-name-asian="Tahoma" style:font-family-asian="Tahoma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fo:hyphenate="false"/>
    </style:style>
    <style:style style:name="Estilo2" style:family="paragraph" style:parent-style-name="Heading_20_2" style:default-outline-level="2">
      <style:paragraph-properties fo:hyphenation-ladder-count="no-limit"/>
      <style:text-properties fo:color="#000000" style:font-name="Tahoma" fo:font-family="Tahoma" style:font-family-generic="swiss" style:font-pitch="variable" fo:font-size="11pt" fo:language="pt" fo:country="BR" style:font-size-asian="11pt" style:font-name-complex="Tahoma" style:font-family-complex="Tahoma" style:font-family-generic-complex="swiss" style:font-pitch-complex="variable" style:font-size-complex="11pt" fo:hyphenate="false"/>
    </style:style>
    <style:style style:name="Estilo3" style:family="paragraph" style:parent-style-name="Heading_20_3" style:default-outline-level="3">
      <style:paragraph-properties fo:margin-top="0.106cm" fo:margin-bottom="0cm" loext:contextual-spacing="false" fo:hyphenation-ladder-count="no-limit"/>
      <style:text-properties style:font-name="Tahoma" fo:font-family="Tahoma" style:font-family-generic="swiss" style:font-pitch="variable" fo:font-size="10pt" fo:language="pt" fo:country="BR" fo:font-weight="normal" style:font-name-asian="Arial Unicode MS" style:font-family-asian="'Arial Unicode MS'" style:font-family-generic-asian="swiss" style:font-pitch-asian="variable" style:font-size-asian="10pt" style:font-weight-asian="normal" style:font-name-complex="Tahoma" style:font-family-complex="Tahoma" style:font-family-generic-complex="swiss" style:font-pitch-complex="variable" style:font-size-complex="10pt" style:font-weight-complex="normal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style:font-name="Arial Unicode MS" fo:font-family="'Arial Unicode MS'" style:font-family-generic="swiss" style:font-pitch="variable" fo:font-size="12pt" fo:language="pt" fo:country="BR" fo:font-weight="bold" style:font-name-asian="Arial Unicode MS" style:font-family-asian="'Arial Unicode MS'" style:font-family-generic-asian="swiss" style:font-pitch-asian="variable" style:font-size-asian="12pt" style:font-weight-asian="bold" style:font-name-complex="Arial Unicode MS" style:font-family-complex="'Arial Unicode MS'" style:font-family-generic-complex="swiss" style:font-pitch-complex="variable" style:font-size-complex="10pt" fo:hyphenate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hyphenation-ladder-count="no-limit" fo:keep-with-next="always"/>
      <style:text-properties fo:color="#c0c0c0"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hyphenation-ladder-count="no-limit" fo:keep-with-next="always"/>
      <style:text-properties fo:color="#c0c0c0" style:font-name="Arial Unicode MS" fo:font-family="'Arial Unicode MS'" style:font-family-generic="swiss" style:font-pitch="variable" fo:font-size="8pt" fo:font-weight="bold" style:font-name-asian="Arial Unicode MS" style:font-family-asian="'Arial Unicode MS'" style:font-family-generic-asian="swiss" style:font-pitch-asian="variable" style:font-size-asian="8pt" style:font-weight-asian="bold" style:font-name-complex="Arial Unicode MS" style:font-family-complex="'Arial Unicode MS'" style:font-family-generic-complex="swiss" style:font-pitch-complex="variable" style:font-size-complex="10pt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hyphenation-ladder-count="no-limit" fo:keep-with-next="always"/>
      <style:text-properties fo:font-size="13pt" fo:font-weight="bold" style:font-size-asian="13pt" style:font-weight-asian="bold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hyphenation-ladder-count="no-limit" fo:keep-with-next="always"/>
      <style:text-properties style:font-name="Arial Unicode MS" fo:font-family="'Arial Unicode MS'" style:font-family-generic="swiss" style:font-pitch="variable" fo:font-size="20pt" style:font-name-asian="Arial Unicode MS" style:font-family-asian="'Arial Unicode MS'" style:font-family-generic-asian="swiss" style:font-pitch-asian="variable" style:font-size-asian="20pt" style:font-name-complex="Arial Unicode MS" style:font-family-complex="'Arial Unicode MS'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hyphenation-ladder-count="no-limit" fo:keep-with-next="always"/>
      <style:text-properties fo:font-size="18pt" fo:font-style="italic" style:font-size-asian="18pt" style:font-style-asian="italic" style:font-style-complex="italic" fo:hyphenate="false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 fo:hyphenation-ladder-count="no-limit"/>
      <style:text-properties style:font-name="Verdana" fo:font-family="Verdana" style:font-family-generic="swiss" style:font-pitch="variable" fo:font-size="8pt" fo:language="en" fo:country="US" fo:font-weight="bold" style:font-name-asian="Verdana" style:font-family-asian="Verdana" style:font-family-generic-asian="swiss" style:font-pitch-asian="variable" style:font-size-asian="8pt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itemseo" style:family="paragraph" style:parent-style-name="Standard">
      <style:paragraph-properties fo:margin-top="0.106cm" fo:margin-bottom="0.106cm" loext:contextual-spacing="false" fo:line-height="120%" fo:hyphenation-ladder-count="no-limit"/>
      <style:text-properties style:font-name="Verdana" fo:font-family="Verdana" style:font-family-generic="swiss" style:font-pitch="variable" fo:font-size="9pt" fo:font-weight="bold" style:font-name-asian="Verdana" style:font-family-asian="Verdana" style:font-family-generic-asian="swiss" style:font-pitch-asian="variable" style:font-size-asian="9pt" style:font-weight-asian="bold" style:font-name-complex="Verdana" style:font-family-complex="Verdana" style:font-family-generic-complex="swiss" style:font-pitch-complex="variable" style:font-size-complex="9pt" style:font-weight-complex="bold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Contents_20_1" style:display-name="Contents 1" style:family="paragraph" style:parent-style-name="Standard" style:class="index">
      <style:paragraph-properties fo:margin-left="0cm" fo:margin-right="-0.556cm" fo:margin-top="0.212cm" fo:margin-bottom="0cm" loext:contextual-spacing="false" fo:hyphenation-ladder-count="no-limit" fo:text-indent="0cm" style:auto-text-indent="false"/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Contents_20_3" style:display-name="Contents 3" style:family="paragraph" style:parent-style-name="Standard" style:class="index">
      <style:paragraph-properties fo:margin-left="0.847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Pré-formatação_20_HTML" style:display-name="Pré-formatação HTML" style:family="paragraph" style:parent-style-name="Standard">
      <style:paragraph-properties fo:text-align="justify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9pt" fo:language="pt" fo:country="BR" style:font-name-asian="Arial Unicode MS" style:font-family-asian="'Arial Unicode MS'" style:font-family-generic-asian="swiss" style:font-pitch-asian="variable" style:font-size-asian="9pt" style:font-name-complex="Arial Unicode MS" style:font-family-complex="'Arial Unicode MS'" style:font-family-generic-complex="swiss" style:font-pitch-complex="variable" style:font-size-complex="10pt" fo:hyphenate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hyphenation-ladder-count="no-limit" fo:text-indent="1.588cm" style:auto-text-indent="false"/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Normal_20__2b__20_Arial_20_Unicode_20_MS" style:display-name="Normal + Arial Unicode MS" style:family="paragraph" style:parent-style-name="Standard">
      <style:paragraph-properties fo:text-align="justify" style:justify-single-word="false" fo:hyphenation-ladder-count="no-limit"/>
      <style:text-properties fo:language="pt" fo:country="BR" fo:hyphenate="false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fo:font-size="14pt" style:font-size-asian="14pt" fo:hyphenate="false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hyphenation-ladder-count="no-limit" fo:text-indent="1.249cm" style:auto-text-indent="false"/>
      <style:text-properties fo:font-size="12pt" style:font-size-asian="12pt" fo:hyphenate="false"/>
    </style:style>
    <style:style style:name="Tabletext" style:family="paragraph" style:parent-style-name="Standard">
      <style:paragraph-properties fo:margin-top="0cm" fo:margin-bottom="0.212cm" loext:contextual-spacing="false" style:line-height-at-least="0.423cm" fo:keep-together="always" fo:orphans="0" fo:widows="0" fo:hyphenation-ladder-count="no-limit"/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hyphenation-ladder-count="no-limit"/>
      <style:text-properties style:font-name="Times New Roman" fo:font-family="'Times New Roman'" style:font-family-generic="roman" style:font-pitch="variable" fo:font-size="12pt" fo:language="pt" fo:country="BR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Text" style:family="paragraph" style:parent-style-name="Standard" style:class="extra">
      <style:paragraph-properties fo:margin-left="0cm" fo:margin-right="0cm" fo:line-height="104%" fo:text-align="justify" style:justify-single-word="false" fo:orphans="0" fo:widows="0" fo:hyphenation-ladder-count="no-limit" fo:text-indent="0.356cm" style:auto-text-indent="false" style:text-autospace="none"/>
      <style:text-properties style:font-name="Times New Roman" fo:font-family="'Times New Roman'" style:font-family-generic="roman" style:font-pitch="variable" fo:font-size="10pt" fo:language="en" fo:country="US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Sem_20_Espaçamento" style:display-name="Sem Espaçamento" style:family="paragraph">
      <style:paragraph-properties fo:orphans="2" fo:widows="2" fo:hyphenation-ladder-count="no-limit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OpenSymbol" style:font-family-complex="OpenSymbol, 'Arial Unicode MS'" style:font-family-generic-complex="system" style:font-charset-complex="x-symbol"/>
    </style:style>
    <style:style style:name="WW8Num3z1" style:family="text">
      <style:text-properties style:font-name="OpenSymbol" fo:font-family="OpenSymbol, 'Arial Unicode MS'" style:font-family-generic="system" style:font-charset="x-symbol" style:font-name-asian="OpenSymbol" style:font-family-asian="OpenSymbol, 'Arial Unicode MS'" style:font-family-generic-asian="system" style:font-charset-asian="x-symbol" style:font-name-complex="OpenSymbol" style:font-family-complex="OpenSymbol, 'Arial Unicode MS'" style:font-family-generic-complex="system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z1" style:family="text">
      <style:text-properties style:font-name="OpenSymbol" fo:font-family="OpenSymbol, 'Arial Unicode MS'" style:font-family-generic="system" style:font-charset="x-symbol" style:font-name-asian="OpenSymbol" style:font-family-asian="OpenSymbol, 'Arial Unicode MS'" style:font-family-generic-asian="system" style:font-charset-asian="x-symbol" style:font-name-complex="OpenSymbol" style:font-family-complex="OpenSymbol, 'Arial Unicode MS'" style:font-family-generic-complex="system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-asian="Arial Unicode MS" style:font-family-asian="'Arial Unicode MS'" style:font-family-generic-asian="swiss" style:font-pitch-asian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fo:font-size="8pt" style:font-name-asian="Symbol" style:font-family-asian="Symbol" style:font-family-generic-asian="roman" style:font-pitch-asian="variable" style:font-charset-asian="x-symbol" style:font-size-asian="8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-asian="Arial Unicode MS" style:font-family-asian="'Arial Unicode MS'" style:font-family-generic-asian="swiss" style:font-pitch-asian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rmal_20__2b__20_Arial_20_Unicode_20_MS_3b_10_20_pt_20_Char" style:display-name="Normal + Arial Unicode MS;10 pt Char" style:family="text" style:parent-style-name="Fonte_20_parág._20_padrão">
      <style:text-properties style:font-name="Arial" fo:font-family="Arial" style:font-family-generic="swiss" style:font-pitch="variable" fo:font-size="11pt" fo:language="pt" fo:country="BR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ré-formatação_20_HTML_20_Char" style:display-name="Pré-formatação HTML Char" style:family="text" style:parent-style-name="Fonte_20_parág._20_padrão">
      <style:text-properties style:font-name="Arial Unicode MS" fo:font-family="'Arial Unicode MS'" style:font-family-generic="swiss" style:font-pitch="variable" fo:font-size="9pt" style:font-name-asian="Arial Unicode MS" style:font-family-asian="'Arial Unicode MS'" style:font-family-generic-asian="swiss" style:font-pitch-asian="variable" style:font-size-asian="9pt" style:font-name-complex="Arial Unicode MS" style:font-family-complex="'Arial Unicode MS'" style:font-family-generic-complex="swiss" style:font-pitch-complex="variable"/>
    </style:style>
    <style:style style:name="Corpo_20_de_20_texto_20_Char" style:display-name="Corpo de texto Char" style:family="text" style:parent-style-name="Fonte_20_parág._20_padrão">
      <style:text-properties style:font-name="Arial Unicode MS" fo:font-family="'Arial Unicode MS'" style:font-family-generic="swiss" style:font-pitch="variable" fo:language="pt" fo:country="PT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, 'Arial Unicode MS'" style:font-family-generic="system" style:font-charset="x-symbol" style:font-name-complex="OpenSymbol" style:font-family-complex="OpenSymbol, 'Arial Unicode MS'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, 'Arial Unicode MS'" style:font-family-generic="system" style:font-charset="x-symbol" style:font-name-complex="OpenSymbol" style:font-family-complex="OpenSymbol, 'Arial Unicode MS'" style:font-family-generic-complex="system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, 'Arial Unicode MS'" style:font-family-generic="system" style:font-charset="x-symbol" style:font-name-complex="OpenSymbol" style:font-family-complex="OpenSymbol, 'Arial Unicode MS'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, 'Arial Unicode MS'" style:font-family-generic="system" style:font-charset="x-symbol" style:font-name-complex="OpenSymbol" style:font-family-complex="OpenSymbol, 'Arial Unicode MS'" style:font-family-generic-complex="system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, 'Arial Unicode MS'" style:font-family-generic="system" style:font-charset="x-symbol" style:font-name-complex="OpenSymbol" style:font-family-complex="OpenSymbol, 'Arial Unicode MS'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, 'Arial Unicode MS'" style:font-family-generic="system" style:font-charset="x-symbol" style:font-name-complex="OpenSymbol" style:font-family-complex="OpenSymbol, 'Arial Unicode MS'" style:font-family-generic-complex="system" style:font-charset-complex="x-symbol"/>
    </style:style>
    <style:style style:name="WW_5f_CharLFO7LVL1" style:display-name="WW_CharLFO7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2" style:display-name="WW_CharLFO19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5" style:display-name="WW_CharLFO19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8" style:display-name="WW_CharLFO19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2" style:display-name="WW_CharLFO20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5" style:display-name="WW_CharLFO20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8" style:display-name="WW_CharLFO20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2" style:display-name="WW_CharLFO23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5" style:display-name="WW_CharLFO23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8" style:display-name="WW_CharLFO23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2" style:display-name="WW_CharLFO2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5" style:display-name="WW_CharLFO2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8" style:display-name="WW_CharLFO2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2" style:display-name="WW_CharLFO2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5" style:display-name="WW_CharLFO2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8" style:display-name="WW_CharLFO2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2" style:display-name="WW_CharLFO28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5" style:display-name="WW_CharLFO28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8" style:display-name="WW_CharLFO28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2" style:display-name="WW_CharLFO29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5" style:display-name="WW_CharLFO29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8" style:display-name="WW_CharLFO29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2" style:display-name="WW_CharLFO30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5" style:display-name="WW_CharLFO30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8" style:display-name="WW_CharLFO30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1" style:display-name="WW_CharLFO33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2" style:display-name="WW_CharLFO33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3" style:display-name="WW_CharLFO33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4" style:display-name="WW_CharLFO33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5" style:display-name="WW_CharLFO33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6" style:display-name="WW_CharLFO33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7" style:display-name="WW_CharLFO33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8" style:display-name="WW_CharLFO33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3LVL9" style:display-name="WW_CharLFO33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1" style:display-name="WW_CharLFO3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2" style:display-name="WW_CharLFO3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5" style:display-name="WW_CharLFO3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8" style:display-name="WW_CharLFO3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2" style:display-name="WW_CharLFO3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5" style:display-name="WW_CharLFO3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8" style:display-name="WW_CharLFO3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6.198cm" fo:margin-left="-0.252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4.946cm"/>
    </style:style>
    <style:style style:name="Tabela1.1" style:family="table-row">
      <style:table-row-properties style:min-row-height="0.621cm" style:use-optimal-row-height="false"/>
    </style:style>
    <style:style style:name="Tabela1.A1" style:family="table-cell">
      <style:table-cell-properties style:vertical-align="bottom" fo:padding-left="0.191cm" fo:padding-right="0.191cm" fo:padding-top="0cm" fo:padding-bottom="0cm" fo:border-left="0.75pt solid #c0c0c0" fo:border-right="none" fo:border-top="0.75pt solid #c0c0c0" fo:border-bottom="none" style:writing-mode="lr-tb"/>
    </style:style>
    <style:style style:name="Tabela1.B1" style:family="table-cell">
      <style:table-cell-properties style:vertical-align="bottom" fo:padding-left="0.191cm" fo:padding-right="0.191cm" fo:padding-top="0cm" fo:padding-bottom="0cm" fo:border-left="none" fo:border-right="0.75pt solid #c0c0c0" fo:border-top="0.75pt solid #c0c0c0" fo:border-bottom="none" style:writing-mode="lr-tb"/>
    </style:style>
    <style:style style:name="Tabela1.2" style:family="table-row">
      <style:table-row-properties style:min-row-height="0.739cm" style:use-optimal-row-height="false"/>
    </style:style>
    <style:style style:name="Tabela1.A2" style:family="table-cell">
      <style:table-cell-properties fo:padding-left="0.191cm" fo:padding-right="0.191cm" fo:padding-top="0cm" fo:padding-bottom="0cm" fo:border-left="0.75pt solid #c0c0c0" fo:border-right="none" fo:border-top="none" fo:border-bottom="0.75pt solid #c0c0c0" style:writing-mode="lr-tb"/>
    </style:style>
    <style:style style:name="Tabela1.B2" style:family="table-cell">
      <style:table-cell-properties fo:padding-left="0.191cm" fo:padding-right="0.191cm" fo:padding-top="0cm" fo:padding-bottom="0cm" fo:border-left="none" fo:border-right="0.75pt solid #c0c0c0" fo:border-top="none" fo:border-bottom="0.75pt solid #c0c0c0" style:writing-mode="lr-tb"/>
    </style:style>
    <style:style style:name="Tabela2" style:family="table">
      <style:table-properties style:width="15.646cm" fo:margin-left="-0.026cm" table:align="left"/>
    </style:style>
    <style:style style:name="Tabela2.A" style:family="table-column">
      <style:table-column-properties style:column-width="12.383cm"/>
    </style:style>
    <style:style style:name="Tabela2.B" style:family="table-column">
      <style:table-column-properties style:column-width="3.263cm"/>
    </style:style>
    <style:style style:name="Tabela2.A1" style:family="table-cell">
      <style:table-cell-properties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ela2.B1" style:family="table-cell">
      <style:table-cell-properties fo:padding-left="0.191cm" fo:padding-right="0.191cm" fo:padding-top="0cm" fo:padding-bottom="0cm" fo:border-left="none" fo:border-right="0.5pt solid #c0c0c0" fo:border-top="0.5pt solid #c0c0c0" fo:border-bottom="0.5pt solid #c0c0c0" style:writing-mode="lr-tb"/>
    </style:style>
    <style:style style:name="MP1" style:family="paragraph" style:parent-style-name="Standard">
      <style:paragraph-properties style:line-height-at-least="0.423cm" fo:orphans="0" fo:widows="0"/>
      <style:text-properties style:font-name="Times New Roman" fo:font-size="12pt" fo:language="en" fo:country="US" style:font-size-asian="12pt" style:font-name-complex="Times New Roman" style:font-size-complex="10pt"/>
    </style:style>
    <style:style style:name="MP2" style:family="paragraph" style:parent-style-name="Standard">
      <style:paragraph-properties style:line-height-at-least="0.423cm" fo:orphans="0" fo:widows="0" fo:padding-left="0cm" fo:padding-right="0cm" fo:padding-top="0.035cm" fo:padding-bottom="0cm" fo:border-left="none" fo:border-right="none" fo:border-top="0.74pt solid #000000" fo:border-bottom="none" style:shadow="none"/>
      <style:text-properties style:font-name="Times New Roman" fo:font-size="12pt" fo:language="en" fo:country="US" style:font-size-asian="12pt" style:font-name-complex="Times New Roman" style:font-size-complex="10pt"/>
    </style:style>
    <style:style style:name="MP3" style:family="paragraph" style:parent-style-name="Standard">
      <style:paragraph-properties style:line-height-at-least="0.423cm" fo:text-align="end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</style:style>
    <style:style style:name="MP4" style:family="paragraph" style:parent-style-name="Standard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size="10pt" fo:language="en" fo:country="US" style:font-size-asian="10pt" style:font-name-complex="Times New Roman" style:font-size-complex="10pt"/>
    </style:style>
    <style:style style:name="MP5" style:family="paragraph" style:parent-style-name="Standard">
      <style:paragraph-properties style:line-height-at-least="0.423cm" fo:orphans="0" fo:widows="0"/>
      <style:text-properties style:font-name="Times New Roman" fo:font-size="10pt" fo:language="en" fo:country="US" style:font-size-asian="10pt" style:font-name-complex="Times New Roman" style:font-size-complex="10pt"/>
    </style:style>
    <style:style style:name="MP6" style:family="paragraph" style:parent-style-name="Header">
      <style:text-properties style:font-name="Times New Roman" fo:font-size="10pt" fo:language="en" fo:country="US" style:font-size-asian="10pt" style:font-name-complex="Times New Roman" style:font-size-complex="10pt"/>
    </style:style>
    <style:style style:name="MP7" style:family="paragraph" style:parent-style-name="Header"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MP8" style:family="paragraph" style:parent-style-name="Standard">
      <style:paragraph-properties fo:margin-left="0cm" fo:margin-right="0.12cm" fo:margin-top="0.071cm" fo:margin-bottom="0cm" loext:contextual-spacing="false" fo:text-align="end" style:justify-single-word="false" fo:text-indent="0cm" style:auto-text-indent="false">
        <style:tab-stops>
          <style:tab-stop style:position="2.002cm"/>
        </style:tab-stops>
      </style:paragraph-properties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MP9" style:family="paragraph" style:parent-style-name="Standard">
      <style:text-properties fo:color="#999999" style:font-name="Tahoma" fo:font-size="8pt" fo:font-style="italic" style:font-size-asian="8pt" style:font-style-asian="italic" style:font-name-complex="Tahoma" style:font-size-complex="8pt"/>
    </style:style>
    <style:style style:name="MP10" style:family="paragraph" style:parent-style-name="Standard">
      <style:paragraph-properties fo:text-align="end" style:justify-single-word="false"/>
      <style:text-properties fo:color="#999999" style:font-name="Tahoma" fo:font-size="8pt" fo:language="pt" fo:country="BR" fo:font-style="italic" style:font-size-asian="8pt" style:font-style-asian="italic" style:font-name-complex="Tahoma" style:font-size-complex="8pt"/>
    </style:style>
    <style:style style:name="MP11" style:family="paragraph" style:parent-style-name="Header">
      <style:text-properties fo:font-size="10pt" style:font-size-asian="10pt" style:font-size-complex="10pt"/>
    </style:style>
    <style:style style:name="MP12" style:family="paragraph" style:parent-style-name="Pré-formatação_20_HTML">
      <style:paragraph-properties style:snap-to-layout-grid="false"/>
      <style:text-properties fo:font-size="8pt" fo:font-weight="bold" style:font-size-asian="8pt" style:font-weight-asian="bold" style:font-weight-complex="bold"/>
    </style:style>
    <style:style style:name="MP13" style:family="paragraph" style:parent-style-name="Standard">
      <style:paragraph-properties fo:text-align="end" style:justify-single-word="false"/>
    </style:style>
    <style:style style:name="MP14" style:family="paragraph" style:parent-style-name="Footer">
      <style:paragraph-properties fo:margin-left="0cm" fo:margin-right="0.635cm" fo:text-indent="0cm" style:auto-text-indent="false"/>
    </style:style>
    <style:style style:name="MP15" style:family="paragraph" style:parent-style-name="Footer">
      <style:paragraph-properties fo:margin-left="0cm" fo:margin-right="0.635cm" fo:text-indent="0cm" style:auto-text-indent="false"/>
      <style:text-properties fo:language="pt" fo:country="BR"/>
    </style:style>
    <style:style style:name="MT1" style:family="text">
      <style:text-properties fo:color="#548dd4" style:font-name="Tahoma" fo:font-size="22pt" fo:language="en" fo:country="US" fo:font-weight="bold" style:font-size-asian="22pt" style:font-weight-asian="bold" style:font-name-complex="Tahoma" style:font-size-complex="22pt"/>
    </style:style>
    <style:style style:name="MT2" style:family="text">
      <style:text-properties fo:font-size="1pt" fo:language="pt" fo:country="BR" style:font-size-asian="1pt" style:language-asian="pt" style:country-asian="BR"/>
    </style:style>
    <style:style style:name="MT3" style:family="text">
      <style:text-properties fo:font-size="8pt" fo:language="en" fo:country="US" style:font-size-asian="8pt" style:font-name-complex="Tahoma" style:font-size-complex="8pt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49cm" fo:margin-left="0cm" fo:margin-right="0cm" fo:margin-bottom="0cm" style:dynamic-spacing="true"/>
      </style:header-style>
      <style:footer-style>
        <style:header-footer-properties fo:min-height="1.24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/>
        <text:p text:style-name="MP3"><text:span text:style-name="Fonte_20_parág._20_padrão"><text:span text:style-name="MT1">Sistema Adoção UAST</text:span></text:span></text:p>
        <text:p text:style-name="MP4"/>
        <text:p text:style-name="MP5"/>
        <text:p text:style-name="MP6"/>
      </style:header>
    </style:master-page>
    <style:master-page style:name="MP1" style:page-layout-name="Mpm2">
      <style:header>
        <text:p text:style-name="MP1"/>
        <text:p text:style-name="MP2"/>
        <text:p text:style-name="MP3"><text:span text:style-name="Fonte_20_parág._20_padrão"><text:span text:style-name="MT1">Sistema Adoção UAST</text:span></text:span></text:p>
        <text:p text:style-name="MP4"/>
        <text:p text:style-name="MP5"/>
        <text:p text:style-name="MP6"/>
      </style:header>
    </style:master-page>
    <style:master-page style:name="MP2" style:page-layout-name="Mpm3">
      <style:header>
        <text:p text:style-name="Header"><draw:frame draw:style-name="Mfr1" draw:name="Frame3" text:anchor-type="paragraph" svg:x="17.96cm" svg:y="0.002cm" svg:width="0.041cm" style:rel-width="scale" svg:height="0.884cm" style:rel-height="scale" draw:z-index="13"><draw:text-box><text:p text:style-name="Header"/><text:p text:style-name="Header"/></draw:text-box></draw:frame><text:span text:style-name="Fonte_20_parág._20_padrão"><text:span text:style-name="MT2"/></text:span></text:p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7">Sistema XXX – Especificação dos Requisitos</text:p>
            </table:table-cell>
            <table:table-cell table:style-name="Tabela1.B1" office:value-type="string">
              <text:p text:style-name="MP8">Versão: 1.0</text:p>
            </table:table-cell>
          </table:table-row>
          <table:table-row table:style-name="Tabela1.2">
            <table:table-cell table:style-name="Tabela1.A2" office:value-type="string">
              <text:p text:style-name="MP9">Documento de Especificação.doc</text:p>
            </table:table-cell>
            <table:table-cell table:style-name="Tabela1.B2" office:value-type="string">
              <text:p text:style-name="MP10">Data da Versão: 15/09/2009</text:p>
            </table:table-cell>
          </table:table-row>
        </table:table>
        <text:p text:style-name="MP11"/>
      </style:header>
      <style:foot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2"/>
            </table:table-cell>
            <table:table-cell table:style-name="Tabela2.B1" office:value-type="string">
              <text:p text:style-name="MP13"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MP14"/>
        <text:p text:style-name="MP1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title>RF-00</dc:title>
    <meta:initial-creator>Ivanildo Guerra</meta:initial-creator>
    <meta:creation-date>2009-09-15T23:56:00Z</meta:creation-date>
    <dc:date>2016-11-08T12:53:55.576000000</dc:date>
    <meta:print-date>2009-06-17T11:01:00Z</meta:print-date>
    <meta:editing-cycles>53</meta:editing-cycles>
    <meta:editing-duration>PT2H4M15S</meta:editing-duration>
    <meta:document-statistic meta:table-count="30" meta:image-count="0" meta:object-count="0" meta:page-count="16" meta:paragraph-count="450" meta:word-count="1489" meta:character-count="9278" meta:non-whitespace-character-count="8349"/>
    <meta:template xlink:type="simple" xlink:actuate="onRequest" xlink:title="" xlink:href="Normal.dotm"/>
  </office:meta>
</office:document-meta>
</file>